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Noto Sans CJK JP Regular" svg:font-family="'Noto Sans CJK JP Regular'" style:font-family-generic="swiss"/>
    <style:font-face style:name="Aerial" svg:font-family="Aerial" style:font-pitch="variable"/>
    <style:font-face style:name="Comfortaa" svg:font-family="Comfortaa" style:font-pitch="variable"/>
    <style:font-face style:name="Arial" svg:font-family="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MethodAbbreviations" style:family="table">
      <style:table-properties style:width="5.0903in" table:align="center" style:may-break-between-rows="false"/>
    </style:style>
    <style:style style:name="MethodAbbreviations.A" style:family="table-column">
      <style:table-column-properties style:column-width="1.3764in"/>
    </style:style>
    <style:style style:name="MethodAbbreviations.B" style:family="table-column">
      <style:table-column-properties style:column-width="3.7139in"/>
    </style:style>
    <style:style style:name="MethodAbbreviations.A1" style:family="table-cell">
      <style:table-cell-properties fo:padding="0.0382in" fo:border-left="0.05pt solid #000000" fo:border-right="none" fo:border-top="0.05pt solid #000000" fo:border-bottom="0.05pt solid #000000"/>
    </style:style>
    <style:style style:name="MethodAbbreviations.B1" style:family="table-cell">
      <style:table-cell-properties fo:padding="0.0382in" fo:border="0.05pt solid #000000"/>
    </style:style>
    <style:style style:name="MethodAbbreviations.A2" style:family="table-cell">
      <style:table-cell-properties fo:padding="0.0382in" fo:border-left="0.05pt solid #000000" fo:border-right="none" fo:border-top="none" fo:border-bottom="0.05pt solid #000000"/>
    </style:style>
    <style:style style:name="MethodAbbreviations.B2" style:family="table-cell">
      <style:table-cell-properties fo:padding="0.0382in" fo:border-left="0.05pt solid #000000" fo:border-right="0.05pt solid #000000" fo:border-top="none" fo:border-bottom="0.05pt solid #000000"/>
    </style:style>
    <style:style style:name="StringMatchingAlgorithmsAndTheirTimes" style:family="table">
      <style:table-properties style:width="3.3in" table:align="center" style:writing-mode="lr-tb"/>
    </style:style>
    <style:style style:name="StringMatchingAlgorithmsAndTheirTimes.A" style:family="table-column">
      <style:table-column-properties style:column-width="1.5028in"/>
    </style:style>
    <style:style style:name="StringMatchingAlgorithmsAndTheirTimes.B" style:family="table-column">
      <style:table-column-properties style:column-width="0.8917in"/>
    </style:style>
    <style:style style:name="StringMatchingAlgorithmsAndTheirTimes.C" style:family="table-column">
      <style:table-column-properties style:column-width="0.9056in"/>
    </style:style>
    <style:style style:name="StringMatchingAlgorithmsAndTheirTimes.A1" style:family="table-cell">
      <style:table-cell-properties fo:padding="0.0382in" fo:border-left="0.05pt solid #000000" fo:border-right="none" fo:border-top="0.05pt solid #000000" fo:border-bottom="0.05pt solid #000000"/>
    </style:style>
    <style:style style:name="StringMatchingAlgorithmsAndTheirTimes.C1" style:family="table-cell">
      <style:table-cell-properties fo:padding="0.0382in" fo:border="0.05pt solid #000000"/>
    </style:style>
    <style:style style:name="StringMatchingAlgorithmsAndTheirTimes.A2" style:family="table-cell">
      <style:table-cell-properties fo:padding="0.0382in" fo:border-left="0.05pt solid #000000" fo:border-right="none" fo:border-top="none" fo:border-bottom="0.05pt solid #000000"/>
    </style:style>
    <style:style style:name="StringMatchingAlgorithmsAndTheirTim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Standard">
      <style:paragraph-properties fo:text-align="center" style:justify-single-word="false"/>
      <style:text-properties style:font-name="FreeSans" fo:font-size="16pt" fo:font-style="normal" style:text-underline-style="none" fo:font-weight="bold" officeooo:rsid="001aa0af" officeooo:paragraph-rsid="0017e07a" style:font-style-asian="normal" style:font-weight-asian="bold" style:font-style-complex="normal" style:font-weight-complex="bold"/>
    </style:style>
    <style:style style:name="P4" style:family="paragraph" style:parent-style-name="Standard">
      <style:text-properties officeooo:rsid="001b8944" officeooo:paragraph-rsid="001b8944"/>
    </style:style>
    <style:style style:name="P5" style:family="paragraph" style:parent-style-name="Standard">
      <style:text-properties officeooo:rsid="001eb834" officeooo:paragraph-rsid="001dbd8a"/>
    </style:style>
    <style:style style:name="P6" style:family="paragraph" style:parent-style-name="Standard">
      <style:text-properties officeooo:paragraph-rsid="001dbd8a"/>
    </style:style>
    <style:style style:name="P7" style:family="paragraph" style:parent-style-name="Standard">
      <style:text-properties officeooo:rsid="001dbd8a" officeooo:paragraph-rsid="001dbd8a"/>
    </style:style>
    <style:style style:name="P8" style:family="paragraph" style:parent-style-name="Standard">
      <style:text-properties officeooo:rsid="002b7a89" officeooo:paragraph-rsid="002b7a89"/>
    </style:style>
    <style:style style:name="P9" style:family="paragraph" style:parent-style-name="Text_20_body">
      <style:text-properties officeooo:rsid="0010ae71" officeooo:paragraph-rsid="000abc79"/>
    </style:style>
    <style:style style:name="P10" style:family="paragraph" style:parent-style-name="Text_20_body">
      <style:text-properties officeooo:paragraph-rsid="001b8944"/>
    </style:style>
    <style:style style:name="P11" style:family="paragraph" style:parent-style-name="Text_20_body">
      <style:text-properties officeooo:paragraph-rsid="001c2638"/>
    </style:style>
    <style:style style:name="P12" style:family="paragraph" style:parent-style-name="Text_20_body">
      <style:text-properties officeooo:rsid="001dbd8a" officeooo:paragraph-rsid="001dbd8a"/>
    </style:style>
    <style:style style:name="P13" style:family="paragraph" style:parent-style-name="Text_20_body">
      <style:text-properties officeooo:rsid="001f5b18" officeooo:paragraph-rsid="001f5b18"/>
    </style:style>
    <style:style style:name="P14" style:family="paragraph" style:parent-style-name="Text_20_body">
      <style:text-properties style:text-position="0% 100%" officeooo:rsid="001f5b18" officeooo:paragraph-rsid="001f5b18"/>
    </style:style>
    <style:style style:name="P15" style:family="paragraph" style:parent-style-name="Text_20_body">
      <style:paragraph-properties fo:text-align="center" style:justify-single-word="false"/>
      <style:text-properties style:text-position="0% 100%" officeooo:rsid="001f5b18" officeooo:paragraph-rsid="001f5b18"/>
    </style:style>
    <style:style style:name="P16" style:family="paragraph" style:parent-style-name="Text_20_body">
      <style:paragraph-properties fo:text-align="start" style:justify-single-word="false"/>
      <style:text-properties style:text-position="0% 100%" officeooo:rsid="00292682" officeooo:paragraph-rsid="00292682"/>
    </style:style>
    <style:style style:name="P17" style:family="paragraph" style:parent-style-name="Text_20_body">
      <style:paragraph-properties fo:text-align="start" style:justify-single-word="false"/>
      <style:text-properties style:text-position="0% 100%" officeooo:rsid="00298390" officeooo:paragraph-rsid="00292682"/>
    </style:style>
    <style:style style:name="P18" style:family="paragraph" style:parent-style-name="Text_20_body">
      <style:paragraph-properties fo:text-align="start" style:justify-single-word="false"/>
      <style:text-properties officeooo:rsid="002049ec" officeooo:paragraph-rsid="002049ec"/>
    </style:style>
    <style:style style:name="P19" style:family="paragraph" style:parent-style-name="Text_20_body">
      <style:text-properties officeooo:rsid="0023217a" officeooo:paragraph-rsid="0023217a"/>
    </style:style>
    <style:style style:name="P20" style:family="paragraph" style:parent-style-name="Text_20_body">
      <style:text-properties officeooo:paragraph-rsid="0023217a"/>
    </style:style>
    <style:style style:name="P21" style:family="paragraph" style:parent-style-name="Text_20_body">
      <style:text-properties officeooo:rsid="00251e32" officeooo:paragraph-rsid="00251e32"/>
    </style:style>
    <style:style style:name="P22" style:family="paragraph" style:parent-style-name="Text_20_body">
      <style:text-properties officeooo:rsid="00256cd4" officeooo:paragraph-rsid="00256cd4"/>
    </style:style>
    <style:style style:name="P23" style:family="paragraph" style:parent-style-name="Text_20_body">
      <style:paragraph-properties fo:text-align="center" style:justify-single-word="false"/>
      <style:text-properties officeooo:rsid="00256cd4" officeooo:paragraph-rsid="00256cd4"/>
    </style:style>
    <style:style style:name="P24" style:family="paragraph" style:parent-style-name="Text_20_body">
      <style:text-properties officeooo:rsid="002816e2" officeooo:paragraph-rsid="002816e2"/>
    </style:style>
    <style:style style:name="P25" style:family="paragraph" style:parent-style-name="Text_20_body">
      <style:paragraph-properties fo:text-align="start" style:justify-single-word="false"/>
      <style:text-properties officeooo:rsid="00292682" officeooo:paragraph-rsid="00292682"/>
    </style:style>
    <style:style style:name="P26" style:family="paragraph" style:parent-style-name="Text_20_body">
      <style:paragraph-properties fo:text-align="start" style:justify-single-word="false"/>
      <style:text-properties officeooo:rsid="00298390" officeooo:paragraph-rsid="00298390"/>
    </style:style>
    <style:style style:name="P27" style:family="paragraph" style:parent-style-name="Text_20_body">
      <style:text-properties officeooo:rsid="002d1358" officeooo:paragraph-rsid="002d1358"/>
    </style:style>
    <style:style style:name="P28" style:family="paragraph" style:parent-style-name="Text_20_body">
      <style:text-properties officeooo:rsid="002e595a" officeooo:paragraph-rsid="002e595a"/>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rsid="0034898e" officeooo:paragraph-rsid="0034898e"/>
    </style:style>
    <style:style style:name="P31"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32" style:family="paragraph" style:parent-style-name="Table_20_Heading">
      <style:paragraph-properties fo:text-align="center" style:justify-single-word="false"/>
      <style:text-properties officeooo:rsid="001e63bb" officeooo:paragraph-rsid="001e63bb"/>
    </style:style>
    <style:style style:name="P33" style:family="paragraph" style:parent-style-name="Table_20_Contents">
      <style:paragraph-properties fo:text-align="center" style:justify-single-word="false"/>
      <style:text-properties officeooo:rsid="001e63bb" officeooo:paragraph-rsid="001e63bb"/>
    </style:style>
    <style:style style:name="P34" style:family="paragraph" style:parent-style-name="Table_20_Contents">
      <style:paragraph-properties fo:margin-left="0in" fo:margin-right="0in" fo:text-align="start" style:justify-single-word="false" fo:text-indent="0in" style:auto-text-indent="false"/>
      <style:text-properties officeooo:rsid="00311174" officeooo:paragraph-rsid="001f5b18"/>
    </style:style>
    <style:style style:name="P35" style:family="paragraph" style:parent-style-name="Table_20_Contents">
      <style:paragraph-properties fo:margin-left="0in" fo:margin-right="0in" fo:text-align="center" style:justify-single-word="false" fo:text-indent="0in" style:auto-text-indent="false"/>
      <style:text-properties officeooo:rsid="00311174" officeooo:paragraph-rsid="001f5b18"/>
    </style:style>
    <style:style style:name="P36" style:family="paragraph" style:parent-style-name="Table_20_Contents">
      <style:paragraph-properties fo:margin-left="0in" fo:margin-right="0in" fo:text-indent="0in" style:auto-text-indent="false"/>
      <style:text-properties officeooo:rsid="00311174" officeooo:paragraph-rsid="001f5b18"/>
    </style:style>
    <style:style style:name="P37" style:family="paragraph" style:parent-style-name="Table_20_Contents">
      <style:paragraph-properties fo:margin-left="0in" fo:margin-right="0in" fo:text-align="center" style:justify-single-word="false" fo:text-indent="0in" style:auto-text-indent="false">
        <style:tab-stops/>
      </style:paragraph-properties>
      <style:text-properties fo:font-style="italic" officeooo:rsid="00311174" officeooo:paragraph-rsid="001f5b18" style:font-style-asian="italic" style:font-style-complex="italic"/>
    </style:style>
    <style:style style:name="P38" style:family="paragraph" style:parent-style-name="Table_20_Contents">
      <style:paragraph-properties fo:margin-left="0in" fo:margin-right="0in" fo:text-align="center" style:justify-single-word="false" fo:text-indent="0in" style:auto-text-indent="false"/>
      <style:text-properties fo:font-style="italic" officeooo:rsid="00311174" officeooo:paragraph-rsid="001f5b18" style:font-style-asian="italic" style:font-style-complex="italic"/>
    </style:style>
    <style:style style:name="P39" style:family="paragraph" style:parent-style-name="Standard">
      <style:paragraph-properties fo:margin-left="0.5in" fo:margin-right="0in" fo:text-align="start" style:justify-single-word="false" fo:text-indent="0in" style:auto-text-indent="false"/>
    </style:style>
    <style:style style:name="P40" style:family="paragraph" style:parent-style-name="Standard">
      <style:paragraph-properties fo:margin-left="0.5in" fo:margin-right="0in" fo:text-align="start" style:justify-single-word="false" fo:text-indent="0in" style:auto-text-indent="false"/>
      <style:text-properties style:font-name="Monospace" fo:font-size="10pt" style:font-size-asian="10pt"/>
    </style:style>
    <style:style style:name="P41" style:family="paragraph" style:parent-style-name="Standard">
      <style:paragraph-properties fo:margin-left="0.5in" fo:margin-right="0in" fo:text-indent="0in" style:auto-text-indent="false"/>
      <style:text-properties style:font-name="Bitstream Vera Sans" officeooo:paragraph-rsid="001b8944"/>
    </style:style>
    <style:style style:name="P42" style:family="paragraph" style:parent-style-name="Standard">
      <style:paragraph-properties fo:margin-left="0.5in" fo:margin-right="0in" fo:text-align="start" style:justify-single-word="false" fo:text-indent="0in" style:auto-text-indent="false"/>
      <style:text-properties style:font-name="Bitstream Vera Sans"/>
    </style:style>
    <style:style style:name="P43" style:family="paragraph" style:parent-style-name="Standard">
      <style:paragraph-properties fo:margin-left="0.5in" fo:margin-right="0in" fo:text-align="start" style:justify-single-word="false" fo:text-indent="0in" style:auto-text-indent="false"/>
      <style:text-properties style:font-name="Bitstream Vera Sans" fo:font-size="10pt" style:font-size-asian="10pt"/>
    </style:style>
    <style:style style:name="P44" style:family="paragraph" style:parent-style-name="Standard">
      <style:paragraph-properties fo:margin-left="0.5in" fo:margin-right="0in" fo:text-indent="0in" style:auto-text-indent="false"/>
      <style:text-properties style:font-name="Bitstream Vera Sans" fo:font-size="10pt" officeooo:paragraph-rsid="001b8944" style:font-size-asian="10pt"/>
    </style:style>
    <style:style style:name="P45" style:family="paragraph" style:parent-style-name="Standard">
      <style:paragraph-properties fo:margin-left="0.5in" fo:margin-right="0in" fo:text-indent="0in" style:auto-text-indent="false"/>
      <style:text-properties officeooo:paragraph-rsid="001c2638"/>
    </style:style>
    <style:style style:name="P46" style:family="paragraph" style:parent-style-name="Standard">
      <style:paragraph-properties fo:margin-left="0.5in" fo:margin-right="0in" fo:text-align="start" style:justify-single-word="false" fo:text-indent="0in" style:auto-text-indent="false"/>
      <style:text-properties fo:color="#000000" style:font-name="Monospace" fo:font-size="10pt" style:font-size-asian="10pt"/>
    </style:style>
    <style:style style:name="P47" style:family="paragraph" style:parent-style-name="Text_20_body">
      <style:paragraph-properties fo:margin-left="0.5in" fo:margin-right="0in" fo:text-indent="0in" style:auto-text-indent="false"/>
      <style:text-properties officeooo:paragraph-rsid="001c2638"/>
    </style:style>
    <style:style style:name="P48" style:family="paragraph" style:parent-style-name="Text_20_body">
      <style:paragraph-properties fo:margin-left="0.5in" fo:margin-right="0in" fo:text-indent="0in" style:auto-text-indent="false"/>
      <style:text-properties style:font-name="Bitstream Vera Sans" fo:font-size="10pt" officeooo:rsid="002d1358" officeooo:paragraph-rsid="002d1358" style:font-size-asian="10pt" style:font-size-complex="10pt"/>
    </style:style>
    <style:style style:name="P49" style:family="paragraph" style:parent-style-name="Text_20_body">
      <style:paragraph-properties fo:margin-left="0.5in" fo:margin-right="0in" fo:text-indent="0in" style:auto-text-indent="false"/>
      <style:text-properties style:font-name="Bitstream Vera Sans" fo:font-size="10pt" officeooo:rsid="002e595a" officeooo:paragraph-rsid="002e595a" style:font-size-asian="10pt" style:font-size-complex="10pt"/>
    </style:style>
    <style:style style:name="P50" style:family="paragraph" style:parent-style-name="Text_20_body">
      <style:paragraph-properties fo:break-before="page"/>
    </style:style>
    <style:style style:name="P51" style:family="paragraph" style:parent-style-name="Illustration">
      <style:text-properties officeooo:paragraph-rsid="002816e2"/>
    </style:style>
    <style:style style:name="P52" style:family="paragraph" style:parent-style-name="Illustration">
      <style:paragraph-properties fo:text-align="center" style:justify-single-word="false"/>
    </style:style>
    <style:style style:name="P53" style:family="paragraph" style:parent-style-name="Illustration">
      <style:paragraph-properties fo:text-align="center" style:justify-single-word="false"/>
      <style:text-properties officeooo:paragraph-rsid="002816e2"/>
    </style:style>
    <style:style style:name="P54" style:family="paragraph" style:parent-style-name="Footnote">
      <style:text-properties officeooo:rsid="002737c6" officeooo:paragraph-rsid="002737c6"/>
    </style:style>
    <style:style style:name="P55" style:family="paragraph" style:parent-style-name="Table">
      <style:paragraph-properties fo:text-align="center" style:justify-single-word="false"/>
    </style:style>
    <style:style style:name="P56" style:family="paragraph" style:parent-style-name="Text_20_body" style:master-page-name="">
      <style:paragraph-properties fo:text-align="start" style:justify-single-word="false" fo:keep-together="always" style:page-number="auto" style:writing-mode="page"/>
      <style:text-properties style:text-position="0% 100%" officeooo:rsid="00298390" officeooo:paragraph-rsid="00298390"/>
    </style:style>
    <style:style style:name="P57" style:family="paragraph" style:parent-style-name="Standard" style:list-style-name="L1">
      <style:text-properties officeooo:rsid="001eb834" officeooo:paragraph-rsid="001dbd8a"/>
    </style:style>
    <style:style style:name="P58" style:family="paragraph" style:parent-style-name="Heading_20_1">
      <style:text-properties officeooo:rsid="001b8944" officeooo:paragraph-rsid="001b8944"/>
    </style:style>
    <style:style style:name="P59" style:family="paragraph" style:parent-style-name="Heading_20_2">
      <style:text-properties officeooo:rsid="0023217a" officeooo:paragraph-rsid="0023217a"/>
    </style:style>
    <style:style style:name="P60" style:family="paragraph" style:parent-style-name="Heading_20_2">
      <style:text-properties officeooo:rsid="00251e32" officeooo:paragraph-rsid="00251e32"/>
    </style:style>
    <style:style style:name="P61" style:family="paragraph" style:parent-style-name="Heading_20_2">
      <style:text-properties officeooo:rsid="00256cd4" officeooo:paragraph-rsid="00256cd4"/>
    </style:style>
    <style:style style:name="P62" style:family="paragraph" style:parent-style-name="Heading_20_2">
      <style:text-properties officeooo:rsid="001b8944" officeooo:paragraph-rsid="001b8944"/>
    </style:style>
    <style:style style:name="P63" style:family="paragraph" style:parent-style-name="Heading_20_2">
      <style:text-properties officeooo:rsid="001c2638" officeooo:paragraph-rsid="001c2638"/>
    </style:style>
    <style:style style:name="P64" style:family="paragraph" style:parent-style-name="Heading_20_2">
      <style:text-properties officeooo:rsid="002e595a" officeooo:paragraph-rsid="002e595a"/>
    </style:style>
    <style:style style:name="P65" style:family="paragraph" style:parent-style-name="Contents_20_1">
      <style:paragraph-properties>
        <style:tab-stops>
          <style:tab-stop style:position="6.6953in" style:type="right" style:leader-style="dotted" style:leader-text="."/>
        </style:tab-stops>
      </style:paragraph-properties>
    </style:style>
    <style:style style:name="P66" style:family="paragraph" style:parent-style-name="Contents_20_2">
      <style:paragraph-properties>
        <style:tab-stops>
          <style:tab-stop style:position="6.6953in" style:type="right" style:leader-style="dotted" style:leader-text="."/>
        </style:tab-stops>
      </style:paragraph-properties>
    </style:style>
    <style:style style:name="P67" style:family="paragraph">
      <loext:graphic-properties draw:fill="gradient" draw:fill-gradient-name="Deep_20_Blue"/>
      <style:paragraph-properties fo:text-align="center"/>
    </style:style>
    <style:style style:name="P68" style:family="paragraph">
      <loext:graphic-properties draw:fill="solid" draw:fill-color="#004586"/>
      <style:paragraph-properties fo:text-align="center"/>
      <style:text-properties style:font-name="FreeSans"/>
    </style:style>
    <style:style style:name="P69" style:family="paragraph">
      <style:paragraph-properties fo:text-align="cente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officeooo:rsid="001aa0af"/>
    </style:style>
    <style:style style:name="T5" style:family="text">
      <style:text-properties officeooo:rsid="00200736"/>
    </style:style>
    <style:style style:name="T6" style:family="text">
      <style:text-properties officeooo:rsid="001dbd8a"/>
    </style:style>
    <style:style style:name="T7" style:family="text">
      <style:text-properties officeooo:rsid="001e63bb"/>
    </style:style>
    <style:style style:name="T8" style:family="text">
      <style:text-properties officeooo:rsid="001f5b18"/>
    </style:style>
    <style:style style:name="T9" style:family="text">
      <style:text-properties officeooo:rsid="00311174"/>
    </style:style>
    <style:style style:name="T10" style:family="text">
      <style:text-properties style:text-position="super 58%"/>
    </style:style>
    <style:style style:name="T11" style:family="text">
      <style:text-properties style:text-position="super 58%" officeooo:rsid="00311174"/>
    </style:style>
    <style:style style:name="T12" style:family="text">
      <style:text-properties style:font-name="Noto Sans CJK JP Regular"/>
    </style:style>
    <style:style style:name="T13" style:family="text">
      <style:text-properties style:font-name="Arial"/>
    </style:style>
    <style:style style:name="T14" style:family="text">
      <style:text-properties style:text-position="0% 100%"/>
    </style:style>
    <style:style style:name="T15" style:family="text">
      <style:text-properties style:text-position="0% 100%" officeooo:rsid="0021de83"/>
    </style:style>
    <style:style style:name="T16" style:family="text">
      <style:text-properties style:text-position="0% 100%" officeooo:rsid="00292682"/>
    </style:style>
    <style:style style:name="T17" style:family="text">
      <style:text-properties style:text-position="0% 100%" officeooo:rsid="00298390"/>
    </style:style>
    <style:style style:name="T18" style:family="text">
      <style:text-properties style:text-position="0% 100%" officeooo:rsid="002eb0ab"/>
    </style:style>
    <style:style style:name="T19" style:family="text">
      <style:text-properties officeooo:rsid="00251e32"/>
    </style:style>
    <style:style style:name="T20" style:family="text">
      <style:text-properties officeooo:rsid="00256cd4"/>
    </style:style>
    <style:style style:name="T21" style:family="text">
      <style:text-properties text:display="none"/>
    </style:style>
    <style:style style:name="T22" style:family="text">
      <style:text-properties officeooo:rsid="002737c6"/>
    </style:style>
    <style:style style:name="T23" style:family="text">
      <style:text-properties officeooo:rsid="002b7a89"/>
    </style:style>
    <style:style style:name="T24" style:family="text">
      <style:text-properties fo:color="#31363b" fo:font-size="10pt" style:text-underline-style="solid" style:text-underline-width="auto" style:text-underline-color="font-color" style:font-size-asian="10pt"/>
    </style:style>
    <style:style style:name="T25" style:family="text">
      <style:text-properties fo:font-size="10pt" style:font-size-asian="10pt"/>
    </style:style>
    <style:style style:name="T26" style:family="text">
      <style:text-properties fo:color="#7f0055" style:font-name="Monospace" fo:font-size="10pt" fo:font-weight="bold" style:font-size-asian="10pt" style:font-weight-asian="bold"/>
    </style:style>
    <style:style style:name="T27" style:family="text">
      <style:text-properties fo:color="#000000" style:font-name="Monospace" fo:font-size="10pt" style:font-size-asian="10pt"/>
    </style:style>
    <style:style style:name="T28" style:family="text">
      <style:text-properties fo:color="#000000" style:font-name="Monospace" fo:font-size="10pt" fo:font-weight="bold" style:font-size-asian="10pt" style:font-weight-asian="bold"/>
    </style:style>
    <style:style style:name="T29" style:family="text">
      <style:text-properties fo:color="#2a00ff" style:font-name="Monospace" fo:font-size="10pt" style:font-size-asian="10pt"/>
    </style:style>
    <style:style style:name="T30" style:family="text">
      <style:text-properties fo:color="#3f7f5f" style:font-name="Monospace" fo:font-size="10pt" style:font-size-asian="10pt"/>
    </style:style>
    <style:style style:name="T31" style:family="text">
      <style:text-properties style:font-name="FreeSans" fo:font-size="12pt"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left" style:number-wrapped-paragraphs="no-limit" style:vertical-pos="top" style:vertical-rel="paragraph" style:horizontal-pos="center" style:horizontal-rel="paragraph" fo:padding="0in" fo:border="none"/>
    </style:style>
    <style:style style:name="fr5" style:family="graphic" style:parent-style-name="OL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loext:rel-width-rel="paragraph" draw:ole-draw-aspect="1"/>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2" text:anchor-type="page" text:anchor-page-number="5" svg:x="1.1598in" svg:y="4.1201in" svg:width="6.0346in" style:rel-width="90%" svg:height="3.3937in" style:rel-height="scale" draw:z-index="23">
        <draw:object xlink:href="./Object 2" xlink:type="simple" xlink:show="embed" xlink:actuate="onLoad"/>
        <draw:image xlink:href="./ObjectReplacements/Object 2" xlink:type="simple" xlink:show="embed" xlink:actuate="onLoad"/>
      </draw:frame>
      <text:p text:style-name="P1"/>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P3">COT6405 <text:s/>-Analysis Of Algorithms</text:p>
      <text:p text:style-name="Standard"/>
      <text:p text:style-name="Standard"/>
      <text:p text:style-name="P31"><draw:rect text:anchor-type="paragraph" draw:z-index="0" draw:style-name="gr1" draw:text-style-name="P67" svg:width="8.2642in" svg:height="1.2213in" svg:x="-1.8354in" svg:y="0.0091in"><text:p/></draw:rect><draw:rect text:anchor-type="paragraph" draw:z-index="2" draw:style-name="gr3" draw:text-style-name="P69" svg:width="0.0642in" svg:height="0.0012in" svg:x="0.0484in" svg:y="0.6102in"><text:p/></draw:rect><text:title>Algorithm Analysis and Implementation - Pattern Matching</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68" svg:width="6.9634in" svg:height="0.7217in" svg:x="-0.0472in" svg:y="0.1709in"><text:p><text:span text:style-name="T31">Christopher Foley</text:span></text:p><text:p><text:span text:style-name="T31">Z15092976</text:span></text:p></draw:rect></text:p>
      <text:p text:style-name="Standard"/>
      <text:p text:style-name="Standard"/>
      <text:p text:style-name="Standard"/>
      <text:p text:style-name="Standard"/>
      <text:p text:style-name="Standard"/>
      <text:p text:style-name="Standard"/>
      <text:p text:style-name="Standard"/>
      <text:p text:style-name="Standard"/>
      <text:p text:style-name="P29"><text:bookmark-start text:name="__RefHeading___Toc259_216868493"/><text:span text:style-name="T3">Academic Year:</text:span> 201<text:span text:style-name="T4">6-2017</text:span><text:bookmark-end text:name="__RefHeading___Toc259_216868493"/></text:p>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261_216868493" text:style-name="Index_20_Link" text:visited-style-name="Index_20_Link">1 Summary<text:tab/>3</text:a></text:p>
          <text:p text:style-name="P65"><text:a xlink:type="simple" xlink:href="#__RefHeading___Toc263_216868493" text:style-name="Index_20_Link" text:visited-style-name="Index_20_Link">2 Methodology<text:tab/>3</text:a></text:p>
          <text:p text:style-name="P65"><text:a xlink:type="simple" xlink:href="#__RefHeading___Toc265_216868493" text:style-name="Index_20_Link" text:visited-style-name="Index_20_Link">3 Analysis<text:tab/>3</text:a></text:p>
          <text:p text:style-name="P66"><text:a xlink:type="simple" xlink:href="#__RefHeading___Toc1069_526344924" text:style-name="Index_20_Link" text:visited-style-name="Index_20_Link">1 CharChar and StrStr (Naive processing)<text:tab/>6</text:a></text:p>
          <text:p text:style-name="P66"><text:a xlink:type="simple" xlink:href="#__RefHeading___Toc1071_526344924" text:style-name="Index_20_Link" text:visited-style-name="Index_20_Link">2 Knuth-Morris-Pratt (KMP)<text:tab/>6</text:a></text:p>
          <text:p text:style-name="P66"><text:a xlink:type="simple" xlink:href="#__RefHeading___Toc1073_526344924" text:style-name="Index_20_Link" text:visited-style-name="Index_20_Link">3 Rabin-Karp<text:tab/>7</text:a></text:p>
          <text:p text:style-name="P65"><text:a xlink:type="simple" xlink:href="#__RefHeading___Toc267_216868493" text:style-name="Index_20_Link" text:visited-style-name="Index_20_Link">4 Conlusions<text:tab/>8</text:a></text:p>
          <text:p text:style-name="P65"><text:a xlink:type="simple" xlink:href="#__RefHeading___Toc269_216868493" text:style-name="Index_20_Link" text:visited-style-name="Index_20_Link">5 Appendix – Code Samples<text:tab/>8</text:a></text:p>
          <text:p text:style-name="P66"><text:a xlink:type="simple" xlink:href="#__RefHeading___Toc271_216868493" text:style-name="Index_20_Link" text:visited-style-name="Index_20_Link">1 StringMatch.cpp<text:tab/>8</text:a></text:p>
          <text:p text:style-name="P66"><text:a xlink:type="simple" xlink:href="#__RefHeading___Toc273_216868493" text:style-name="Index_20_Link" text:visited-style-name="Index_20_Link">2 StrStr.c<text:tab/>10</text:a></text:p>
          <text:p text:style-name="P66"><text:a xlink:type="simple" xlink:href="#__RefHeading___Toc275_216868493" text:style-name="Index_20_Link" text:visited-style-name="Index_20_Link">3 StrStrRK.cpp<text:tab/>11</text:a></text:p>
          <text:p text:style-name="P66"><text:a xlink:type="simple" xlink:href="#__RefHeading___Toc277_216868493" text:style-name="Index_20_Link" text:visited-style-name="Index_20_Link">4 StrStrKMP<text:tab/>13</text:a></text:p>
          <text:p text:style-name="P66"><text:a xlink:type="simple" xlink:href="#__RefHeading___Toc1075_526344924" text:style-name="Index_20_Link" text:visited-style-name="Index_20_Link">5 Addenum<text:tab/>15</text:a></text:p>
        </text:index-body>
      </text:table-of-content>
      <text:p text:style-name="Text_20_body"/>
      <text:p text:style-name="P50"/>
      <text:h text:style-name="P58" text:outline-level="1"><text:bookmark-start text:name="__RefHeading___Toc261_216868493"/>Summary<text:bookmark-end text:name="__RefHeading___Toc261_216868493"/></text:h>
      <text:p text:style-name="P10"/>
      <text:p text:style-name="P6">Substring matching is a critical part of modern design. <text:s/>Documents and text readers need to be searched for specific values. <text:s/>Network devices deliver their results in a text based format. <text:span text:style-name="T6">Information is entered and validated against known patterns. <text:s/>It was the purpose of this project to </text:span><text:s/>investigate algorithms for substring matching in string buffers of varying size. <text:s/><text:span text:style-name="T5">Contents of the string buffer </text:span>w<text:span text:style-name="T6">ere </text:span>restricted to random printable ASCII characters. <text:s/>Search strings <text:span text:style-name="T6">of a fixed length were created </text:span>and average search time <text:span text:style-name="T6">was </text:span>calculated. <text:s/><text:span text:style-name="T5">To force worst case scenario, the search string will contain a non printing character which will not match the buffer. <text:s/>Tests will be performed numerous times on each generated buffer and the worst case search time and buffer size will be written to standard output.</text:span></text:p>
      <text:p text:style-name="P7"/>
      <text:p text:style-name="P5">Th<text:span text:style-name="T6">is </text:span>e goal of the project will be to compare substring matching times of two and possibly three algorithms:</text:p>
      <text:list xml:id="list1862151603" text:style-name="L1">
        <text:list-item>
          <text:p text:style-name="P57">naive matching </text:p>
        </text:list-item>
        <text:list-item>
          <text:p text:style-name="P57">Rabin-Karp</text:p>
        </text:list-item>
        <text:list-item>
          <text:p text:style-name="P57">Knuth-Morris-Pratt</text:p>
        </text:list-item>
      </text:list>
      <text:p text:style-name="P5"/>
      <text:p text:style-name="P5">Data w<text:span text:style-name="T6">as collected concerning </text:span>string matching times for randomly determined non matching strings. <text:s/><text:span text:style-name="T5">The buffer size will be the independent variable and the search times will be compared.</text:span></text:p>
      <text:p text:style-name="P5"/>
      <text:p text:style-name="P8">It should be noted that the algorithms were compared to each other in the tables to avoid a problem that was being observed in the LibreOffice calc system, in which the Calc software appeared to “hang” when tables were moved. <text:s/>Combining the data allowed easier analysis and gave direction to other tests (Character to Character was optimized and retested).</text:p>
      <text:h text:style-name="P58" text:outline-level="1"><text:bookmark-start text:name="__RefHeading___Toc263_216868493"/>Methodology<text:bookmark-end text:name="__RefHeading___Toc263_216868493"/></text:h>
      <text:p text:style-name="P6"><text:span text:style-name="T5">Contents of the target string buffer was initialized to </text:span>random printable ASCII characters. <text:s/><text:span text:style-name="T6">Pattern </text:span><text:s/>strings <text:span text:style-name="T6">were </text:span><text:s/>created and average search time calculated. <text:s/><text:span text:style-name="T5">To force worst case scenario, the pattern <text:s/>string was marked with a character which was specifically excluded from the source buffer. Tests will be performed 16 times on each generated buffer and the worst case search time and buffer size will be written to standard output.</text:span></text:p>
      <text:h text:style-name="P58" text:outline-level="1"><text:bookmark-start text:name="__RefHeading___Toc265_216868493"/>Analysis<text:bookmark-end text:name="__RefHeading___Toc265_216868493"/></text:h>
      <text:p text:style-name="P12">The following chart indicates the search times for c<text:span text:style-name="T7">e</text:span>rtain buffer sizes. <text:s/>As can be seen each performed similarly. <text:s/><text:span text:style-name="T7">Three different algorithms were tested in addition to the C++ library procedure for matching. <text:s/>All times were computed using system library routines which maintained a granularity in the microsecond (us.) range. <text:s/>The algorithm abbreviations are noted as below:</text:span></text:p>
      <table:table table:name="MethodAbbreviations" table:style-name="MethodAbbreviations">
        <table:table-column table:style-name="MethodAbbreviations.A"/>
        <table:table-column table:style-name="MethodAbbreviations.B"/>
        <table:table-header-rows>
          <text:soft-page-break/>
          <table:table-row>
            <table:table-cell table:style-name="MethodAbbreviations.A1" office:value-type="string">
              <text:p text:style-name="P32">Abbreviation</text:p>
            </table:table-cell>
            <table:table-cell table:style-name="MethodAbbreviations.B1" office:value-type="string">
              <text:p text:style-name="P32">Algorithm</text:p>
            </table:table-cell>
          </table:table-row>
        </table:table-header-rows>
        <table:table-row>
          <table:table-cell table:style-name="MethodAbbreviations.A2" office:value-type="string">
            <text:p text:style-name="P33">CharChar</text:p>
          </table:table-cell>
          <table:table-cell table:style-name="MethodAbbreviations.B2" office:value-type="string">
            <text:p text:style-name="P33">Character by character matching</text:p>
          </table:table-cell>
        </table:table-row>
        <table:table-row>
          <table:table-cell table:style-name="MethodAbbreviations.A2" office:value-type="string">
            <text:p text:style-name="P33">KMP</text:p>
          </table:table-cell>
          <table:table-cell table:style-name="MethodAbbreviations.B2" office:value-type="string">
            <text:p text:style-name="P33">Knuth-Morris-Pratt</text:p>
          </table:table-cell>
        </table:table-row>
        <table:table-row>
          <table:table-cell table:style-name="MethodAbbreviations.A2" office:value-type="string">
            <text:p text:style-name="P33">RK: Rx=96, q=127</text:p>
          </table:table-cell>
          <table:table-cell table:style-name="MethodAbbreviations.B2" office:value-type="string">
            <text:p text:style-name="P33">Rabin-Karp algorithm, Radix=96, multiplier (q) = 127</text:p>
          </table:table-cell>
        </table:table-row>
        <table:table-row>
          <table:table-cell table:style-name="MethodAbbreviations.A2" office:value-type="string">
            <text:p text:style-name="P33">Strstr</text:p>
          </table:table-cell>
          <table:table-cell table:style-name="MethodAbbreviations.B2" office:value-type="string">
            <text:p text:style-name="P33">C++ <text:span text:style-name="T8">&lt;cstring&gt; library procedure</text:span></text:p>
          </table:table-cell>
        </table:table-row>
      </table:table>
      <text:p text:style-name="P12"/>
      <text:p text:style-name="P13"><draw:frame draw:style-name="fr1" draw:name="Frame1" text:anchor-type="paragraph" svg:width="6.2992in" draw:z-index="17"><draw:text-box fo:min-height="3.5429in"><text:p text:style-name="P52"><draw:frame draw:style-name="fr6" draw:name="Object1" text:anchor-type="as-char" svg:width="6.2992in" style:rel-width="100%" svg:height="3.5429in" style:rel-height="scale" draw:z-index="18"><draw:object xlink:href="./Object 1" xlink:type="simple" xlink:show="embed" xlink:actuate="onLoad"/><draw:image xlink:href="./ObjectReplacements/Object 1" xlink:type="simple" xlink:show="embed" xlink:actuate="onLoad"/></draw:frame><text:span text:style-name="T21"><text:line-break/></text:span>Illustration <text:sequence text:ref-name="refIllustration0" text:name="Illustration" text:formula="ooow:Illustration+1" style:num-format="1">1</text:sequence>: Processing Times</text:p></draw:text-box></draw:frame>Each method will be briefly reviewed, with the exception of Rabin-Karp which will have additional analysis. <text:s/></text:p>
      <text:p text:style-name="P13">When comparing the algorithms, it was necessary to estimate the expected processing times. <text:s/><text:span text:style-name="T9">A review of “Introduction To Algorithms” (2</text:span><text:span text:style-name="T11">nd</text:span><text:span text:style-name="T9"> Edition) indicates that worst case </text:span>processing <text:span text:style-name="T9">times may be of the following orders:</text:span></text:p>
      <text:p text:style-name="P13"/>
      <table:table table:name="StringMatchingAlgorithmsAndTheirTimes" table:style-name="StringMatchingAlgorithmsAndTheirTimes">
        <table:table-column table:style-name="StringMatchingAlgorithmsAndTheirTimes.A"/>
        <table:table-column table:style-name="StringMatchingAlgorithmsAndTheirTimes.B"/>
        <table:table-column table:style-name="StringMatchingAlgorithmsAndTheirTimes.C"/>
        <table:table-row>
          <table:table-cell table:style-name="StringMatchingAlgorithmsAndTheirTimes.A1" office:value-type="string">
            <text:p text:style-name="P34">Algorithm</text:p>
          </table:table-cell>
          <table:table-cell table:style-name="StringMatchingAlgorithmsAndTheirTimes.A1" office:value-type="string">
            <text:p text:style-name="P35">Preprocessing</text:p>
          </table:table-cell>
          <table:table-cell table:style-name="StringMatchingAlgorithmsAndTheirTimes.C1" office:value-type="string">
            <text:p text:style-name="P35">Matching Time</text:p>
          </table:table-cell>
        </table:table-row>
        <table:table-row>
          <table:table-cell table:style-name="StringMatchingAlgorithmsAndTheirTimes.A2" office:value-type="string">
            <text:p text:style-name="P36">Naive</text:p>
          </table:table-cell>
          <table:table-cell table:style-name="StringMatchingAlgorithmsAndTheirTimes.A2" office:value-type="string">
            <text:p text:style-name="P35">0</text:p>
          </table:table-cell>
          <table:table-cell table:style-name="StringMatchingAlgorithmsAndTheirTimes.C2" office:value-type="string">
            <text:p text:style-name="P37">O((n-m+1)m)</text:p>
          </table:table-cell>
        </table:table-row>
        <table:table-row>
          <table:table-cell table:style-name="StringMatchingAlgorithmsAndTheirTimes.A2" office:value-type="string">
            <text:p text:style-name="P36">Rabin-Karp</text:p>
          </table:table-cell>
          <table:table-cell table:style-name="StringMatchingAlgorithmsAndTheirTimes.A2" office:value-type="string">
            <text:p text:style-name="P35"><text:span text:style-name="T12">θ</text:span><text:span text:style-name="T13">(m)</text:span></text:p>
          </table:table-cell>
          <table:table-cell table:style-name="StringMatchingAlgorithmsAndTheirTimes.C2" office:value-type="string">
            <text:p text:style-name="P38">O((n-m+1)m)</text:p>
          </table:table-cell>
        </table:table-row>
        <table:table-row>
          <table:table-cell table:style-name="StringMatchingAlgorithmsAndTheirTimes.A2" office:value-type="string">
            <text:p text:style-name="P36">Knuth-Morris-Pratt (KMP)</text:p>
          </table:table-cell>
          <table:table-cell table:style-name="StringMatchingAlgorithmsAndTheirTimes.A2" office:value-type="string">
            <text:p text:style-name="P35"><text:span text:style-name="T12">θ</text:span><text:span text:style-name="T13">(m)</text:span></text:p>
          </table:table-cell>
          <table:table-cell table:style-name="StringMatchingAlgorithmsAndTheirTimes.C2" office:value-type="string">
            <text:p text:style-name="P38"><text:span text:style-name="T12">θ</text:span><text:span text:style-name="T13">(n)</text:span></text:p>
          </table:table-cell>
        </table:table-row>
      </table:table>
      <text:p text:style-name="P13"><text:soft-page-break/>Since the largest buffer was 1GB with a pattern string of 1KB. Matching times on the order of 10<text:span text:style-name="T10">12 </text:span><text:span text:style-name="T14">cycles were expected. <text:s/>Early experiments indicated that a 1KB buffer could be matched with the last character different in 190 us.. <text:s/></text:span><text:span text:style-name="T16">Since the match times can be expected to grow linearly a constatnt value could be computed on the upper bound such that: </text:span><text:span text:style-name="T16"><draw:frame draw:style-name="fr7" draw:name="Object4" text:anchor-type="as-char" svg:y="-0.152in" svg:width="1.1327in" svg:height="0.2in" draw:z-index="24"><draw:object xlink:href="./Object 4" xlink:type="simple" xlink:show="embed" xlink:actuate="onLoad"/><draw:image xlink:href="./ObjectReplacements/Object 4" xlink:type="simple" xlink:show="embed" xlink:actuate="onLoad"/></draw:frame></text:span><text:span text:style-name="T16"> for some value c and function g(n). <text:s/>Since the buffer sizes doubled it is reasonable to assume that processing times would grow similarly. <text:s/></text:span><text:span text:style-name="T14">Therefore, times of 1.9x10</text:span><text:span text:style-name="T10">8</text:span><text:span text:style-name="T14"> us could be expected. <text:s/>Since this was reasonable testing continued. <text:s/></text:span></text:p>
      <text:p text:style-name="P14">Since the search buffer was of fixed size the growth was linear and easier to track. <text:s/>The times appeared to grow as shown below:</text:p>
      <text:p text:style-name="P15"><draw:frame draw:style-name="fr2" draw:name="Frame2" text:anchor-type="paragraph" svg:x="0.0598in" svg:y="0.0772in" svg:width="6.5173in" draw:z-index="19"><draw:text-box fo:min-height="3.389in"><text:p text:style-name="P52"><text:span text:style-name="T21"><text:line-break/></text:span>Illustration <text:sequence text:ref-name="refIllustration1" text:name="Illustration" text:formula="ooow:Illustration+1" style:num-format="1">2</text:sequence>: Growth of Processing Times</text:p></draw:text-box></draw:frame></text:p>
      <text:p text:style-name="P15"/>
      <text:p text:style-name="P18"><text:span text:style-name="T14"><text:s/></text:span><text:span text:style-name="T18">Not </text:span><text:span text:style-name="T14">surprising there is a great deal of variation until the buffers reach 4MB and then the ratios appear to stabilize. <text:s/>The </text:span><text:span text:style-name="T15">volatility</text:span><text:span text:style-name="T14"> in the time can be due to the operating system performing additional tasks with the swap memory, however as the requirements grew the task was swapped out less frequently. <text:s/></text:span></text:p>
      <text:p text:style-name="P16"/>
      <text:p text:style-name="P16"/>
      <text:p text:style-name="P16"/>
      <text:p text:style-name="P16"/>
      <text:p text:style-name="P16"/>
      <text:p text:style-name="P16"/>
      <text:p text:style-name="P25"><text:soft-page-break/><text:span text:style-name="T14">Analysis of the data indicated that the growth was less than expected. <text:s/></text:span><text:span text:style-name="T17">The calculation of the growth constant limit could be found by examining the data in the following table:</text:span></text:p>
      <text:p text:style-name="P56"><draw:frame draw:style-name="fr3" draw:name="Frame4" text:anchor-type="paragraph" svg:x="1.1252in" svg:y="0.0665in" svg:width="4.4445in" draw:z-index="22"><draw:text-box fo:min-height="4.2665in"><text:p text:style-name="P55"><draw:frame draw:style-name="fr6" draw:name="Object5" text:anchor-type="as-char" svg:width="4.4445in" style:rel-width="100%" svg:height="4.2665in" style:rel-height="scale" draw:z-index="26"><draw:object xlink:href="./Object 5" xlink:type="simple" xlink:show="embed" xlink:actuate="onLoad"/><draw:image xlink:href="./ObjectReplacements/Object 5" xlink:type="simple" xlink:show="embed" xlink:actuate="onLoad"/></draw:frame><text:span text:style-name="T21"><text:line-break/></text:span>Table <text:sequence text:ref-name="refTable0" text:name="Table" text:formula="ooow:Table+1" style:num-format="1">1</text:sequence>: Processing times vs. Search Buffer Size</text:p></draw:text-box></draw:frame></text:p>
      <text:p text:style-name="P26"><text:span text:style-name="T17">I</text:span><text:span text:style-name="T14">t can be seen that the functions average a growth ranging from a low of 0.04 (strstr) to a high of 0.55 (KMP). <text:s/>This is below the expected growth rate of 1.</text:span></text:p>
      <text:p text:style-name="P17"/>
      <text:h text:style-name="P59" text:outline-level="2"><text:bookmark-start text:name="__RefHeading___Toc1069_526344924"/>CharChar and StrStr (Naive processing)<text:bookmark-end text:name="__RefHeading___Toc1069_526344924"/></text:h>
      <text:p text:style-name="P19">The Character to Character and StrStr processing algorithms appear to match character to character. <text:s/><text:span text:style-name="T19">References in C++ literature refer the reader to the C implementation and a subset of the module used in the library is added in the appendix. <text:s/>The method is very basic and searches for a matching character then tries to match the substring until end of string is encountered for either source or target and if the target is non zero a match is declared.</text:span></text:p>
      <text:h text:style-name="P60" text:outline-level="2"><text:bookmark-start text:name="__RefHeading___Toc1071_526344924"/>Knuth-Morris-Pratt (KMP) <text:bookmark-end text:name="__RefHeading___Toc1071_526344924"/></text:h>
      <text:p text:style-name="P21">The KMP algorithm <text:span text:style-name="T20">uses the preprocessing phase to determine shifts of the pattern string. During mismatches it then shifts to the next occurrence of the first characters of the processing sequence, </text:span><text:soft-page-break/><text:span text:style-name="T20">bypassing characters that will never match the beginning of the target sequence. <text:s/>The KMP algorithm works best when there is no match and there is a sequence of characters to repeat.</text:span></text:p>
      <text:h text:style-name="P61" text:outline-level="2"><text:bookmark-start text:name="__RefHeading___Toc1073_526344924"/>Rabin-Karp<text:bookmark-end text:name="__RefHeading___Toc1073_526344924"/></text:h>
      <text:p text:style-name="P22">The Rabin-Karp algorithm is the most interesting. <text:s/>It acts upon the principle that if two (sub)strings are identical, their hash values are identical. <text:s/>It relies on a rolling hash of the source and target buffer to determine when to look for a match. <text:s/>Key to the algorithm are a chosen radix and multiplier. <text:s/>Numerous online sources appear to suggest that a radix of 33 and a multiplier of 101 generally work well. <text:s/></text:p>
      <text:p text:style-name="P22">Different Radii and multipliers were used and their results plotted in <text:sequence-ref text:reference-format="text" text:ref-name="refIllustration2">Illustration 3: Rabin Karp processing times</text:sequence-ref>, <text:span text:style-name="T22">below. <text:s/>What is interesting is that the processing times are affected by choice of radix and multplier. <text:s/>The CLRS text</text:span><text:span text:style-name="T22"><text:note text:id="ftn1" text:note-class="footnote"><text:note-citation>1</text:note-citation><text:note-body><text:p text:style-name="P54">“introduction To Algorithms”, Thomas H. Cormen, ...et al., MIT Press, 2004</text:p></text:note-body></text:note></text:span><text:span text:style-name="T22"> suggests that the optimal radix is the number of characters in the alphabet being processed and the multiplier be a prime number (q) such that 10q fits into one unit of memory. The use of a prime means that the multiplier does not have factors which in the RabinKarp can easily appear since it is a “rolling” hash. <text:s/>The character set was the ASCII characters from ‘ ‘ to ‘}’, excluding ‘@’ which used <text:s/>95 characters. <text:s/>A radix of 96 was used to represent the value when the value of ‘ ‘ was subtracted from ‘}’. <text:s text:c="2"/>The primes 127 <text:s/>and 8191 appeared to have lowest processing times.</text:span></text:p>
      <text:p text:style-name="P23"><draw:frame draw:style-name="fr4" draw:name="Frame3" text:anchor-type="paragraph" svg:width="7.9811in" draw:z-index="20"><draw:text-box fo:min-height="4.4898in"><text:p text:style-name="P51"><draw:frame draw:style-name="fr8" draw:name="Object3" text:anchor-type="as-char" svg:width="6.3602in" style:rel-width="80%" svg:height="3.578in" style:rel-height="scale" draw:z-index="21"><draw:object xlink:href="./Object 3" xlink:type="simple" xlink:show="embed" xlink:actuate="onLoad"/><draw:image xlink:href="./ObjectReplacements/Object 3" xlink:type="simple" xlink:show="embed" xlink:actuate="onLoad"/></draw:frame><text:span text:style-name="T21"><text:line-break/></text:span></text:p><text:p text:style-name="P53">Illustration <text:sequence text:ref-name="refIllustration2" text:name="Illustration" text:formula="ooow:Illustration+1" style:num-format="1">3</text:sequence>: Rabin Karp processing times</text:p></draw:text-box></draw:frame></text:p>
      <text:p text:style-name="P20"><text:soft-page-break/></text:p>
      <text:p text:style-name="P30">Rabin-Karp experiences similar linear growth after a period of fluctuation.</text:p>
      <text:p text:style-name="P30"/>
      <text:p text:style-name="P30"><draw:frame draw:style-name="fr9" draw:name="Object6" text:anchor-type="paragraph" svg:width="6.2992in" svg:height="3.5429in" draw:z-index="25"><draw:object xlink:href="./Object 6" xlink:type="simple" xlink:show="embed" xlink:actuate="onLoad"/><draw:image xlink:href="./ObjectReplacements/Object 6" xlink:type="simple" xlink:show="embed" xlink:actuate="onLoad"/></draw:frame>It appears as if the slowest growth rate is radix=96 and prime of 101 although a prime of 127 is only marginally worse.</text:p>
      <text:h text:style-name="P58" text:outline-level="1"><text:bookmark-start text:name="__RefHeading___Toc267_216868493"/>Conlusions<text:bookmark-end text:name="__RefHeading___Toc267_216868493"/></text:h>
      <text:p text:style-name="P24">All methods appear to have reasonable processing times. An optimized character to character comparison is significantly faster than other algorithms. <text:s/><text:span text:style-name="T23">Referring to </text:span><text:span text:style-name="T23"><text:sequence-ref text:reference-format="text" text:ref-name="refTable0"> Table 1: Processing times vs. Search Buffer Size</text:sequence-ref></text:span><text:span text:style-name="T23"> on page </text:span><text:span text:style-name="T23"><text:sequence-ref text:reference-format="page" text:ref-name="refTable0">6</text:sequence-ref></text:span><text:span text:style-name="T23">, we can see that the constant of growth or ‘c’ ranged from 0..04 to 0.44 therefore our estimate of 1.0 was high.</text:span></text:p>
      <text:h text:style-name="P58" text:outline-level="1"><text:bookmark-start text:name="__RefHeading___Toc269_216868493"/>Appendix – Code Samples<text:bookmark-end text:name="__RefHeading___Toc269_216868493"/></text:h>
      <text:p text:style-name="P27">The following code was created and used for the data analysis. <text:s/>The strstr.c was taken from the gnu repository on GitHub and adapted for the test <text:s/>by deleting certain C preprocessor directives.</text:p>
      <text:h text:style-name="P62" text:outline-level="2"><text:bookmark-start text:name="__RefHeading___Toc271_216868493"/>StringMatch.cpp<text:bookmark-end text:name="__RefHeading___Toc271_216868493"/></text:h>
      <text:p text:style-name="P10"/>
      <text:p text:style-name="P41"><text:span text:style-name="T25">#include </text:span><text:span text:style-name="T24">&lt;iostream&gt;</text:span></text:p>
      <text:p text:style-name="P42"><text:span text:style-name="T25">#include </text:span><text:span text:style-name="T24">&lt;iomanip&gt;</text:span></text:p>
      <text:p text:style-name="P42"><text:span text:style-name="T25">#include </text:span><text:span text:style-name="T24">&lt;ctime&gt;</text:span></text:p>
      <text:p text:style-name="P42"><text:span text:style-name="T25">#include </text:span><text:span text:style-name="T24">&lt;cstring&gt;</text:span></text:p>
      <text:p text:style-name="P42"><text:span text:style-name="T25">#include </text:span><text:span text:style-name="T24">&lt;unistd.h&gt;</text:span></text:p>
      <text:p text:style-name="P43"><text:soft-page-break/>#include &lt;sys/time.h&gt;</text:p>
      <text:p text:style-name="P43">#include "StringMatch.h"</text:p>
      <text:p text:style-name="P43"/>
      <text:p text:style-name="P43"/>
      <text:p text:style-name="P42"><text:span text:style-name="T25">using </text:span><text:span text:style-name="T24">namespace</text:span><text:span text:style-name="T25"> </text:span><text:span text:style-name="T24">std</text:span><text:span text:style-name="T25">;</text:span></text:p>
      <text:p text:style-name="P43"/>
      <text:p text:style-name="P43"><text:s/></text:p>
      <text:p text:style-name="P43">/*</text:p>
      <text:p text:style-name="P43"><text:s/>*<text:tab/>name: find_match - search for substring pattern in source</text:p>
      <text:p text:style-name="P43"><text:s/>*<text:tab/><text:tab/><text:tab/>uncomment to switch methods</text:p>
      <text:p text:style-name="P43"><text:s/>*/</text:p>
      <text:p text:style-name="P42"><text:span text:style-name="T25">char *find_match(</text:span><text:span text:style-name="T24">const</text:span><text:span text:style-name="T25"> char *source, </text:span><text:span text:style-name="T24">const</text:span><text:span text:style-name="T25"> char *pattern)</text:span></text:p>
      <text:p text:style-name="P43">{</text:p>
      <text:p text:style-name="P43"><text:tab/>char *dummy;</text:p>
      <text:p text:style-name="P43"><text:tab/>char *s = (char *)source;</text:p>
      <text:p text:style-name="P43"><text:tab/>char *p = (char *)pattern;</text:p>
      <text:p text:style-name="P42"><text:span text:style-name="T25"><text:tab/>dummy = </text:span><text:span text:style-name="T24">strstr</text:span><text:span text:style-name="T25">(s, p);<text:tab/><text:tab/><text:tab/><text:tab/><text:tab/><text:tab/>// standard library (uses </text:span><text:span text:style-name="T24">Rabin</text:span><text:span text:style-name="T25"> </text:span><text:span text:style-name="T24">Karp</text:span><text:span text:style-name="T25">)</text:span></text:p>
      <text:p text:style-name="P43"><text:tab/>//dummy <text:s/>= strstrByChar(s, p);<text:tab/><text:tab/><text:tab/><text:tab/>// character by character match</text:p>
      <text:p text:style-name="P42"><text:span text:style-name="T25"><text:tab/>//dummy <text:s/>= strstrRK(s, p);<text:tab/><text:tab/><text:tab/><text:tab/><text:tab/>// pattern matching </text:span><text:span text:style-name="T24">Rabin</text:span><text:span text:style-name="T25"> </text:span><text:span text:style-name="T24">Karp</text:span></text:p>
      <text:p text:style-name="P42"><text:span text:style-name="T25"><text:tab/>//dummy = strstrKMP(s, p);<text:tab/><text:tab/><text:tab/><text:tab/><text:tab/>// pattern matching Knuth-</text:span><text:span text:style-name="T24">Morris</text:span><text:span text:style-name="T25">-</text:span><text:span text:style-name="T24">Pratt</text:span></text:p>
      <text:p text:style-name="P43"><text:tab/>return dummy;</text:p>
      <text:p text:style-name="P43">}</text:p>
      <text:p text:style-name="P43"/>
      <text:p text:style-name="P42"><text:span text:style-name="T24">int</text:span><text:span text:style-name="T25"> main()</text:span></text:p>
      <text:p text:style-name="P43">{</text:p>
      <text:p text:style-name="P43"><text:tab/>char *source;</text:p>
      <text:p text:style-name="P43"><text:tab/>char *pattern;</text:p>
      <text:p text:style-name="P43"><text:tab/>char *dummy;</text:p>
      <text:p text:style-name="P42"><text:span text:style-name="T25"><text:tab/></text:span><text:span text:style-name="T24">struct</text:span><text:span text:style-name="T25"> </text:span><text:span text:style-name="T24">timeval</text:span><text:span text:style-name="T25"> </text:span><text:span text:style-name="T24">starttime</text:span><text:span text:style-name="T25">, </text:span><text:span text:style-name="T24">endtime</text:span><text:span text:style-name="T25">;</text:span></text:p>
      <text:p text:style-name="P43"><text:tab/>long <text:s/>sometime = 0;</text:p>
      <text:p text:style-name="P43"><text:tab/>for (long i = 1024; i &lt;= 1024*1024*1024; i *=2)</text:p>
      <text:p text:style-name="P43"><text:tab/>{</text:p>
      <text:p text:style-name="P42"><text:span text:style-name="T25"><text:tab/> <text:s text:c="3"/>source <text:s/>= (char *)</text:span><text:span text:style-name="T24">malloc</text:span><text:span text:style-name="T25">(i);</text:span></text:p>
      <text:p text:style-name="P42"><text:span text:style-name="T25"><text:tab/> <text:s text:c="3"/>pattern = (char *)</text:span><text:span text:style-name="T24">malloc</text:span><text:span text:style-name="T25">(1024);</text:span></text:p>
      <text:p text:style-name="P42"><text:span text:style-name="T25"><text:tab/> <text:s text:c="3"/>char *</text:span><text:span text:style-name="T24">sfill</text:span><text:span text:style-name="T25"> = source;</text:span></text:p>
      <text:p text:style-name="P42"><text:span text:style-name="T25"><text:tab/> <text:s text:c="3"/>char *</text:span><text:span text:style-name="T24">pfill</text:span><text:span text:style-name="T25"> = pattern;</text:span></text:p>
      <text:p text:style-name="P43"><text:tab/> <text:s text:c="3"/></text:p>
      <text:p text:style-name="P42"><text:span text:style-name="T25"><text:tab/><text:tab/></text:span><text:span text:style-name="T24">gettimeofday</text:span><text:span text:style-name="T25">(</text:span><text:span text:style-name="T24">&amp;starttime</text:span><text:span text:style-name="T25">, NULL);</text:span></text:p>
      <text:p text:style-name="P42"><text:span text:style-name="T25"><text:tab/> <text:s text:c="3"/>while (</text:span><text:span text:style-name="T24">sfill</text:span><text:span text:style-name="T25"> &lt; source+i-1)<text:tab/><text:tab/><text:tab/><text:tab/>// for worst case: make source &amp; patterns</text:span></text:p>
      <text:p text:style-name="P43"><text:tab/> <text:s text:c="3"/>{<text:tab/><text:tab/><text:tab/><text:tab/><text:tab/><text:tab/><text:tab/><text:tab/><text:tab/><text:tab/>// identical except for last character</text:p>
      <text:p text:style-name="P42"><text:span text:style-name="T25"><text:tab/> <text:s text:c="3"/><text:tab/>*</text:span><text:span text:style-name="T24">sfill</text:span><text:span text:style-name="T25"> = (char)(</text:span><text:span text:style-name="T24">rand</text:span><text:span text:style-name="T25">()%('}' - ' ') + ' ');</text:span></text:p>
      <text:p text:style-name="P42"><text:span text:style-name="T25"><text:tab/> <text:s text:c="3"/><text:tab/>if (*</text:span><text:span text:style-name="T24">sfill</text:span><text:span text:style-name="T25"> == '@') *</text:span><text:span text:style-name="T24">sfill</text:span><text:span text:style-name="T25"> = ' ';</text:span></text:p>
      <text:p text:style-name="P42"><text:span text:style-name="T25"><text:tab/> <text:s text:c="3"/><text:tab/>if (</text:span><text:span text:style-name="T24">pfill</text:span><text:span text:style-name="T25"> &lt; pattern+1024) *</text:span><text:span text:style-name="T24">pfill</text:span><text:span text:style-name="T25">++ = *</text:span><text:span text:style-name="T24">sfill</text:span><text:span text:style-name="T25">;</text:span></text:p>
      <text:p text:style-name="P42"><text:span text:style-name="T25"><text:tab/> <text:s text:c="3"/><text:tab/></text:span><text:span text:style-name="T24">sfill</text:span><text:span text:style-name="T25">++;</text:span></text:p>
      <text:p text:style-name="P43"><text:tab/> <text:s text:c="3"/>}</text:p>
      <text:p text:style-name="P43"><text:tab/><text:tab/>*(pattern+1024-2) = '@';</text:p>
      <text:p text:style-name="P43"><text:tab/><text:tab/>*(pattern+1024-1) = '\0';<text:tab/><text:tab/><text:tab/><text:tab/>// null terminate buffers</text:p>
      <text:p text:style-name="P43"><text:tab/><text:tab/>*(source+i-1) = '\0';</text:p>
      <text:p text:style-name="P43"><text:tab/><text:tab/></text:p>
      <text:p text:style-name="P42"><text:span text:style-name="T25"><text:tab/><text:tab/></text:span><text:span text:style-name="T24">gettimeofday</text:span><text:span text:style-name="T25">(</text:span><text:span text:style-name="T24">&amp;endtime</text:span><text:span text:style-name="T25">, NULL); </text:span></text:p>
      <text:p text:style-name="P42"><text:soft-page-break/><text:span text:style-name="T25"><text:tab/><text:tab/>long </text:span><text:span text:style-name="T24">filltime</text:span><text:span text:style-name="T25"> = (endtime.tv_sec - starttime.tv_sec)*1e6 + </text:span></text:p>
      <text:p text:style-name="P43"><text:tab/><text:tab/><text:tab/><text:tab/><text:tab/> <text:s text:c="2"/>(endtime.tv_usec - starttime.tv_usec);</text:p>
      <text:p text:style-name="P43"><text:tab/> <text:s text:c="3"/>sometime = 0;</text:p>
      <text:p text:style-name="P42"><text:span text:style-name="T25"><text:tab/> <text:s text:c="3"/>for (</text:span><text:span text:style-name="T24">int</text:span><text:span text:style-name="T25"> j = 1; j &lt;= 16; j++)</text:span></text:p>
      <text:p text:style-name="P43"><text:tab/> <text:s text:c="3"/>{</text:p>
      <text:p text:style-name="P42"><text:span text:style-name="T25"><text:tab/><text:tab/><text:tab/></text:span><text:span text:style-name="T24">gettimeofday</text:span><text:span text:style-name="T25">(</text:span><text:span text:style-name="T24">&amp;starttime</text:span><text:span text:style-name="T25">, NULL);</text:span></text:p>
      <text:p text:style-name="P43"><text:tab/><text:tab/><text:tab/></text:p>
      <text:p text:style-name="P43"><text:tab/><text:tab/><text:tab/>dummy = find_match(source,pattern);</text:p>
      <text:p text:style-name="P42"><text:span text:style-name="T25"><text:tab/><text:tab/><text:tab/>if (dummy != NULL) </text:span><text:span text:style-name="T24">cout</text:span><text:span text:style-name="T25"> &lt;&lt; "match" &lt;&lt; </text:span><text:span text:style-name="T24">endl</text:span><text:span text:style-name="T25">;</text:span></text:p>
      <text:p text:style-name="P42"><text:span text:style-name="T25"><text:tab/><text:tab/><text:tab/></text:span><text:span text:style-name="T24">gettimeofday</text:span><text:span text:style-name="T25">(</text:span><text:span text:style-name="T24">&amp;endtime</text:span><text:span text:style-name="T25">, NULL); </text:span></text:p>
      <text:p text:style-name="P43"><text:tab/><text:tab/><text:tab/>sometime += (long)((endtime.tv_sec - starttime.tv_sec)*1e6 + </text:p>
      <text:p text:style-name="P43"><text:tab/><text:tab/> <text:s text:c="3"/><text:tab/> <text:s text:c="14"/>(endtime.tv_usec -starttime.tv_usec));</text:p>
      <text:p text:style-name="P43"><text:tab/><text:tab/>}</text:p>
      <text:p text:style-name="P43"><text:tab/><text:tab/>free(pattern);</text:p>
      <text:p text:style-name="P43"><text:tab/><text:tab/>free(source);</text:p>
      <text:p text:style-name="P42"><text:span text:style-name="T25"><text:tab/><text:tab/></text:span><text:span text:style-name="T24">cout</text:span><text:span text:style-name="T25"> &lt;&lt; "size: " &lt;&lt; i </text:span></text:p>
      <text:p text:style-name="P43"><text:tab/><text:tab/> <text:s text:c="4"/>&lt;&lt; " Elapsed time: " &lt;&lt; sometime </text:p>
      <text:p text:style-name="P42"><text:span text:style-name="T25"><text:tab/><text:tab/> <text:s text:c="4"/>&lt;&lt; " us. fill: " &lt;&lt; </text:span><text:span text:style-name="T24">setprecision</text:span><text:span text:style-name="T25">(12) &lt;&lt; </text:span><text:span text:style-name="T24">filltime</text:span><text:span text:style-name="T25"> &lt;&lt; " us." &lt;&lt; </text:span><text:span text:style-name="T24">endl</text:span><text:span text:style-name="T25">;</text:span></text:p>
      <text:p text:style-name="P43"><text:tab/>}</text:p>
      <text:p text:style-name="P42"><text:span text:style-name="T25"><text:tab/></text:span><text:span text:style-name="T24">cout</text:span><text:span text:style-name="T25"> &lt;&lt; "Hello world" &lt;&lt; </text:span><text:span text:style-name="T24">endl</text:span><text:span text:style-name="T25">;</text:span></text:p>
      <text:p text:style-name="P43"><text:tab/>return 0;</text:p>
      <text:p text:style-name="P43"><text:tab/></text:p>
      <text:p text:style-name="P44">}</text:p>
      <text:h text:style-name="P63" text:outline-level="2"><text:bookmark-start text:name="__RefHeading___Toc273_216868493"/>StrStr.c<text:bookmark-end text:name="__RefHeading___Toc273_216868493"/></text:h>
      <text:p text:style-name="P47"/>
      <text:p text:style-name="P45"><text:span text:style-name="T26">#include</text:span><text:span text:style-name="T27"> </text:span><text:span text:style-name="T29">"strstr.h"</text:span></text:p>
      <text:p text:style-name="P39"><text:span text:style-name="T26">using</text:span><text:span text:style-name="T27"> </text:span><text:span text:style-name="T26">namespace</text:span><text:span text:style-name="T27"> std;</text:span></text:p>
      <text:p text:style-name="P40"/>
      <text:p text:style-name="P39"><text:span text:style-name="T26">char</text:span><text:span text:style-name="T27"> * </text:span><text:span text:style-name="T28">strstrByChar</text:span><text:span text:style-name="T27"> (</text:span><text:span text:style-name="T26">const</text:span><text:span text:style-name="T27"> </text:span><text:span text:style-name="T26">char</text:span><text:span text:style-name="T27"> *source, </text:span><text:span text:style-name="T26">const</text:span><text:span text:style-name="T27"> </text:span><text:span text:style-name="T26">char</text:span><text:span text:style-name="T27"> *pattern)</text:span></text:p>
      <text:p text:style-name="P46">{</text:p>
      <text:p text:style-name="P39"><text:span text:style-name="T27"><text:s text:c="8"/></text:span><text:span text:style-name="T26">char</text:span><text:span text:style-name="T27"> *sptr = (</text:span><text:span text:style-name="T26">char</text:span><text:span text:style-name="T27"> *)source;</text:span></text:p>
      <text:p text:style-name="P39"><text:span text:style-name="T27"><text:s text:c="8"/></text:span><text:span text:style-name="T26">char</text:span><text:span text:style-name="T27"> *substring1, *substring2;</text:span></text:p>
      <text:p text:style-name="P40"/>
      <text:p text:style-name="P39"><text:span text:style-name="T27"><text:s text:c="8"/></text:span><text:span text:style-name="T26">while</text:span><text:span text:style-name="T27"> (*sptr)</text:span></text:p>
      <text:p text:style-name="P46"><text:s text:c="8"/>{</text:p>
      <text:p text:style-name="P39"><text:span text:style-name="T27"><text:s text:c="8"/><text:tab/><text:tab/>substring2 = (</text:span><text:span text:style-name="T26">char</text:span><text:span text:style-name="T27"> *)pattern;</text:span></text:p>
      <text:p text:style-name="P39"><text:span text:style-name="T27"><text:s text:c="8"/><text:tab/><text:tab/></text:span><text:span text:style-name="T26">while</text:span><text:span text:style-name="T27"> (*sptr &amp;&amp; (*sptr != *substring2)) sptr++;</text:span></text:p>
      <text:p text:style-name="P39"><text:span text:style-name="T27"><text:s text:c="16"/></text:span><text:span text:style-name="T26">if</text:span><text:span text:style-name="T27"> (*sptr)<text:tab/><text:tab/><text:tab/><text:tab/></text:span><text:span text:style-name="T30">// if not at end</text:span></text:p>
      <text:p text:style-name="P46"><text:s text:c="16"/>{</text:p>
      <text:p text:style-name="P46"><text:s text:c="16"/><text:tab/>substring1 = sptr;</text:p>
      <text:p text:style-name="P39"><text:span text:style-name="T27"><text:s text:c="16"/><text:tab/></text:span><text:span text:style-name="T26">while</text:span><text:span text:style-name="T27"> ((*substring1 == *substring2) &amp;&amp; *substring1 &amp;&amp; *substring2)</text:span></text:p>
      <text:p text:style-name="P46"><text:s text:c="24"/>substring1++, substring2++;</text:p>
      <text:p text:style-name="P40"/>
      <text:p text:style-name="P39"><text:span text:style-name="T27"><text:s text:c="16"/><text:tab/></text:span><text:span text:style-name="T26">if</text:span><text:span text:style-name="T27"> (!*substring2)</text:span></text:p>
      <text:p text:style-name="P39"><text:span text:style-name="T27"><text:s text:c="24"/></text:span><text:span text:style-name="T26">return</text:span><text:span text:style-name="T27">(sptr);</text:span></text:p>
      <text:p text:style-name="P40"/>
      <text:p text:style-name="P46"><text:s text:c="16"/><text:tab/>sptr++;</text:p>
      <text:p text:style-name="P46"><text:s text:c="16"/>}</text:p>
      <text:p text:style-name="P46"><text:s text:c="8"/>}</text:p>
      <text:p text:style-name="P40"/>
      <text:p text:style-name="P39"><text:span text:style-name="T27"><text:s text:c="8"/></text:span><text:span text:style-name="T26">return</text:span><text:span text:style-name="T27"> 0;</text:span></text:p>
      <text:p text:style-name="P40"/>
      <text:p text:style-name="P46"><text:soft-page-break/>}</text:p>
      <text:p text:style-name="P45"/>
      <text:p text:style-name="P11"/>
      <text:h text:style-name="P63" text:outline-level="2"><text:bookmark-start text:name="__RefHeading___Toc275_216868493"/>StrStrRK.cpp<text:bookmark-end text:name="__RefHeading___Toc275_216868493"/></text:h>
      <text:p text:style-name="P11"/>
      <text:p text:style-name="P48">/*</text:p>
      <text:p text:style-name="P48"><text:s/>* strstrRK.cpp</text:p>
      <text:p text:style-name="P48"><text:s/>*</text:p>
      <text:p text:style-name="P48"><text:s/>* <text:s/>Created on: Apr 19, 2017</text:p>
      <text:p text:style-name="P48"><text:s/>* <text:s text:c="5"/>Author: chris</text:p>
      <text:p text:style-name="P48"><text:s/>*/</text:p>
      <text:p text:style-name="P48">#include &lt;iostream&gt;</text:p>
      <text:p text:style-name="P48">#include &lt;iomanip&gt;</text:p>
      <text:p text:style-name="P48">#include &lt;cstring&gt;</text:p>
      <text:p text:style-name="P48">#include &lt;unistd.h&gt;</text:p>
      <text:p text:style-name="P48">#include &lt;math.h&gt;</text:p>
      <text:p text:style-name="P48">using namespace std;</text:p>
      <text:p text:style-name="P48">/*</text:p>
      <text:p text:style-name="P48"><text:s/>* <text:s/>name: strstrRK - search for substring pattern in source using</text:p>
      <text:p text:style-name="P48"><text:s/>* <text:s text:c="20"/>rabin karp algorithm, hash pattern.</text:p>
      <text:p text:style-name="P48"><text:s/>* <text:s/>input: char * source, char *pattern</text:p>
      <text:p text:style-name="P48"><text:s/>* <text:s/>return: pointer to match in source</text:p>
      <text:p text:style-name="P48"><text:s/>*/</text:p>
      <text:p text:style-name="P48"><text:s/>char *strstrRK(const char *source, const char *pattern)</text:p>
      <text:p text:style-name="P48"><text:s/>{</text:p>
      <text:p text:style-name="P48"><text:s text:c="2"/><text:tab/>int m, n;</text:p>
      <text:p text:style-name="P48"><text:s text:c="2"/><text:tab/>char *s;</text:p>
      <text:p text:style-name="P48"><text:s text:c="2"/><text:tab/>char *p;</text:p>
      <text:p text:style-name="P48">// <text:s/><text:tab/>const int radix = 33;</text:p>
      <text:p text:style-name="P48"><text:s text:c="2"/><text:tab/>const int radix = '}' - ' '+1;</text:p>
      <text:p text:style-name="P48">// <text:s/><text:tab/>const int prime = 101;</text:p>
      <text:p text:style-name="P48"><text:soft-page-break/><text:s text:c="2"/><text:tab/>const int prime = 127;</text:p>
      <text:p text:style-name="P48"><text:s text:c="2"/><text:tab/>int hash = 1;</text:p>
      <text:p text:style-name="P48"><text:s text:c="2"/><text:tab/>int sourceHash = 0;</text:p>
      <text:p text:style-name="P48"><text:s text:c="2"/><text:tab/>int patternHash = 0;</text:p>
      <text:p text:style-name="P48"/>
      <text:p text:style-name="P48"><text:s text:c="2"/><text:tab/>s = (char *)source;</text:p>
      <text:p text:style-name="P48"><text:s text:c="2"/><text:tab/>p = (char *)pattern;</text:p>
      <text:p text:style-name="P48"><text:s text:c="2"/><text:tab/>n = strlen(s);</text:p>
      <text:p text:style-name="P48"><text:s text:c="2"/><text:tab/>m = strlen(p);</text:p>
      <text:p text:style-name="P48"/>
      <text:p text:style-name="P48"><text:s text:c="2"/><text:tab/>for (int i = 0; i &lt; m-1; i++) hash = (hash * radix) % prime;</text:p>
      <text:p text:style-name="P48"/>
      <text:p text:style-name="P48"><text:s text:c="2"/><text:tab/>for (int i = 0; i &lt; m; i++)<text:tab/><text:tab/>// preprocessing</text:p>
      <text:p text:style-name="P48"><text:s text:c="2"/><text:tab/>{</text:p>
      <text:p text:style-name="P48"><text:s text:c="2"/><text:tab/><text:tab/>sourceHash = (radix*sourceHash + s[i]) % prime;</text:p>
      <text:p text:style-name="P48"><text:s text:c="2"/><text:tab/><text:tab/>patternHash = (radix*patternHash + p[i]) % prime;</text:p>
      <text:p text:style-name="P48"><text:s text:c="2"/><text:tab/>}</text:p>
      <text:p text:style-name="P48"/>
      <text:p text:style-name="P48"><text:s text:c="2"/><text:tab/>for (int i = 0; i &lt; n-m; i++)<text:tab/>// matching</text:p>
      <text:p text:style-name="P48"><text:s text:c="2"/><text:tab/>{</text:p>
      <text:p text:style-name="P48"><text:s text:c="2"/><text:tab/><text:tab/>if (sourceHash == patternHash)</text:p>
      <text:p text:style-name="P48"><text:s text:c="2"/><text:tab/><text:tab/>{</text:p>
      <text:p text:style-name="P48"><text:s text:c="2"/><text:tab/><text:tab/><text:tab/>bool match = true;</text:p>
      <text:p text:style-name="P48"><text:s text:c="2"/><text:tab/><text:tab/><text:tab/>for (int j=0; (j &lt; m) &amp;&amp; match; j++)</text:p>
      <text:p text:style-name="P48"><text:s text:c="2"/><text:tab/><text:tab/><text:tab/>{</text:p>
      <text:p text:style-name="P48"><text:s text:c="2"/><text:tab/><text:tab/><text:tab/><text:tab/>match = match &amp;&amp; (s[i+j] == p[j]);</text:p>
      <text:p text:style-name="P48"><text:s text:c="2"/><text:tab/><text:tab/><text:tab/>}</text:p>
      <text:p text:style-name="P48"><text:s text:c="2"/><text:tab/><text:tab/><text:tab/>if (match) return s+i;</text:p>
      <text:p text:style-name="P48"><text:s text:c="2"/><text:tab/><text:tab/>}</text:p>
      <text:p text:style-name="P48"><text:s text:c="2"/><text:tab/><text:tab/>sourceHash = (radix*(sourceHash-s[i]*hash)+s[i+m+1]) % prime;</text:p>
      <text:p text:style-name="P48"><text:s text:c="2"/><text:tab/>}</text:p>
      <text:p text:style-name="P48"><text:soft-page-break/><text:s text:c="2"/><text:tab/>//cout &lt;&lt; m &lt;&lt; ":" &lt;&lt; n &lt;&lt; endl;</text:p>
      <text:p text:style-name="P48"><text:s text:c="2"/><text:tab/>return NULL;</text:p>
      <text:p text:style-name="P48"/>
      <text:p text:style-name="P48"><text:s/>}</text:p>
      <text:p text:style-name="P48"/>
      <text:p text:style-name="P11"/>
      <text:h text:style-name="P63" text:outline-level="2"><text:bookmark-start text:name="__RefHeading___Toc277_216868493"/>StrStrKMP<text:bookmark-end text:name="__RefHeading___Toc277_216868493"/></text:h>
      <text:p text:style-name="P9"/>
      <text:p text:style-name="P49">/*</text:p>
      <text:p text:style-name="P49"><text:s/>* strstrKMP.cpp</text:p>
      <text:p text:style-name="P49"><text:s/>*</text:p>
      <text:p text:style-name="P49"><text:s/>* <text:s/>Created on: Apr 19, 2017</text:p>
      <text:p text:style-name="P49"><text:s/>* <text:s text:c="5"/>Author: chris</text:p>
      <text:p text:style-name="P49"><text:s/>*/</text:p>
      <text:p text:style-name="P49"/>
      <text:p text:style-name="P49">#include "strstrKMP.h"</text:p>
      <text:p text:style-name="P49">using namespace std;</text:p>
      <text:p text:style-name="P49">void preKMP(const char *pattern, int f[])</text:p>
      <text:p text:style-name="P49">{</text:p>
      <text:p text:style-name="P49"><text:s text:c="4"/>int m = strlen(pattern);</text:p>
      <text:p text:style-name="P49"><text:s text:c="4"/>f[0] = -1;</text:p>
      <text:p text:style-name="P49"><text:s text:c="4"/>for (int i = 1; i &lt; m; i++)</text:p>
      <text:p text:style-name="P49"><text:s text:c="4"/>{</text:p>
      <text:p text:style-name="P49"><text:s text:c="8"/>int k = f[i - 1];</text:p>
      <text:p text:style-name="P49"><text:s text:c="8"/>while (k &gt;= 0)</text:p>
      <text:p text:style-name="P49"><text:s text:c="8"/>{</text:p>
      <text:p text:style-name="P49"><text:s text:c="12"/>if (pattern[k] == pattern[i - 1])</text:p>
      <text:p text:style-name="P49"><text:s text:c="16"/>break;</text:p>
      <text:p text:style-name="P49"><text:s text:c="12"/>else</text:p>
      <text:p text:style-name="P49"><text:s text:c="16"/>k = f[k];</text:p>
      <text:p text:style-name="P49"><text:s text:c="8"/>}</text:p>
      <text:p text:style-name="P49"><text:soft-page-break/><text:s text:c="8"/>f[i] = k + 1;</text:p>
      <text:p text:style-name="P49"><text:s text:c="4"/>}</text:p>
      <text:p text:style-name="P49">}</text:p>
      <text:p text:style-name="P49"/>
      <text:p text:style-name="P49"/>
      <text:p text:style-name="P49"/>
      <text:p text:style-name="P49">//check whether target string contains pattern</text:p>
      <text:p text:style-name="P49"/>
      <text:p text:style-name="P49">char *strstrKMP(const char *source, const char *pattern)</text:p>
      <text:p text:style-name="P49"/>
      <text:p text:style-name="P49">{</text:p>
      <text:p text:style-name="P49"><text:tab/>char *s = (char*)source;</text:p>
      <text:p text:style-name="P49"><text:s text:c="4"/>int m = strlen(pattern);</text:p>
      <text:p text:style-name="P49"/>
      <text:p text:style-name="P49"><text:s text:c="4"/>int n = strlen(source);</text:p>
      <text:p text:style-name="P49"/>
      <text:p text:style-name="P49"><text:s text:c="4"/>int f[m];</text:p>
      <text:p text:style-name="P49"/>
      <text:p text:style-name="P49"><text:s text:c="4"/>preKMP(pattern, f);</text:p>
      <text:p text:style-name="P49"/>
      <text:p text:style-name="P49"><text:s text:c="4"/>int i = 0;</text:p>
      <text:p text:style-name="P49"/>
      <text:p text:style-name="P49"><text:s text:c="4"/>int k = 0;</text:p>
      <text:p text:style-name="P49"/>
      <text:p text:style-name="P49"><text:s text:c="4"/>while (i &lt; n)</text:p>
      <text:p text:style-name="P49"><text:s text:c="4"/>{</text:p>
      <text:p text:style-name="P49"><text:s text:c="8"/>if (k == -1)</text:p>
      <text:p text:style-name="P49"><text:s text:c="8"/>{</text:p>
      <text:p text:style-name="P49"><text:s text:c="12"/>i++;</text:p>
      <text:p text:style-name="P49"><text:s text:c="12"/>k = 0;</text:p>
      <text:p text:style-name="P49"><text:s text:c="8"/>}</text:p>
      <text:p text:style-name="P49"><text:soft-page-break/><text:s text:c="8"/>else if (source[i] == pattern[k])</text:p>
      <text:p text:style-name="P49"><text:s text:c="8"/>{</text:p>
      <text:p text:style-name="P49"><text:s text:c="12"/>i++;</text:p>
      <text:p text:style-name="P49"><text:s text:c="12"/>k++;</text:p>
      <text:p text:style-name="P49"><text:s text:c="12"/>if (k == m)</text:p>
      <text:p text:style-name="P49"><text:s text:c="16"/>return s+k;</text:p>
      <text:p text:style-name="P49"><text:s text:c="8"/>}</text:p>
      <text:p text:style-name="P49"><text:s text:c="8"/>else</text:p>
      <text:p text:style-name="P49"><text:s text:c="12"/>k = f[k];</text:p>
      <text:p text:style-name="P49"><text:s text:c="4"/>}</text:p>
      <text:p text:style-name="P49"><text:s text:c="4"/>return 0;</text:p>
      <text:p text:style-name="P49">}</text:p>
      <text:p text:style-name="P49"/>
      <text:h text:style-name="P64" text:outline-level="2"><text:bookmark-start text:name="__RefHeading___Toc1075_526344924"/>Addenum<text:bookmark-end text:name="__RefHeading___Toc1075_526344924"/></text:h>
      <text:p text:style-name="P28">Data processing was performed with LibreOffice Calc. <text:s/></text:p>
      <text:p text:style-name="P28">Data files and source files will be emailed upon request.</text:p>
      <text:p text:style-name="P28">A GitHub repository will be created containing the project data over the summer in preparation for my Internshi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Noto Sans CJK JP Regular" svg:font-family="'Noto Sans CJK JP Regular'" style:font-family-generic="swiss"/>
    <style:font-face style:name="Aerial" svg:font-family="Aerial" style:font-pitch="variable"/>
    <style:font-face style:name="Comfortaa" svg:font-family="Comfortaa" style:font-pitch="variable"/>
    <style:font-face style:name="Arial" svg:font-family="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Bitstream Vera Sans" svg:font-family="'Bitstream Vera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COT6405 - Analysis of Algorithms</text:subject></text:span><text:tab/><text:tab/></text:p>
        <text:p text:style-name="Header"><draw:line text:anchor-type="paragraph" draw:z-index="16" draw:style-name="Mgr1" draw:text-style-name="MP1" svg:x1="0.0299in" svg:y1="0.0866in" svg:x2="6.7071in" svg:y2="0.0866in"><text:p/></draw:line></text:p>
      </style:header>
      <style:header-first>
        <text:p text:style-name="Header"/>
      </style:header-first>
      <style:footer>
        <text:p text:style-name="Footer"><text:tab/><text:tab/><text:page-number text:select-page="current">15</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4:32:14.293941290</meta:creation-date>
    <meta:editing-duration>PT2H44M59S</meta:editing-duration>
    <meta:editing-cycles>14</meta:editing-cycles>
    <meta:generator>LibreOffice/5.3.0.3$Linux_X86_64 LibreOffice_project/30m0$Build-3</meta:generator>
    <dc:title>Algorithm Analysis and Implementation - Pattern Matching</dc:title>
    <dc:subject>COT6405 - Analysis of Algorithms</dc:subject>
    <dc:date>2017-04-21T22:54:58.069662823</dc:date>
    <meta:print-date>2017-04-21T22:01:32.517169223</meta:print-date>
    <meta:document-statistic meta:table-count="2" meta:image-count="0" meta:object-count="6" meta:page-count="15" meta:paragraph-count="294" meta:word-count="2073" meta:character-count="13173" meta:non-whitespace-character-count="10393"/>
    <meta:template xlink:type="simple" xlink:actuate="onRequest" xlink:title="Project title(edit in document properties)" xlink:href="../../../../../Templates/Report.ott" meta:date="2017-04-20T14:32:13.6728710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ff0000" draw:fill-color="#ff00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3.51cm" svg:y="0.314cm" chart:style-name="ch2">
          <text:p>Processing Time of Selected Implementation</text:p>
        </chart:title>
        <chart:subtitle svg:x="6.262cm" svg:y="1.247cm" chart:style-name="ch3">
          <text:p>Pattern Buffer 1024</text:p>
        </chart:subtitle>
        <chart:legend chart:legend-position="end" svg:x="11.903cm" svg:y="3.559cm" style:legend-expansion="high" chart:style-name="ch4"/>
        <chart:plot-area chart:style-name="ch5" chart:data-source-has-labels="both" svg:x="1.278cm" svg:y="2.081cm" svg:width="10.306cm" svg:height="5.81cm">
          <chartooo:coordinate-region svg:x="3.196cm" svg:y="2.081cm" svg:width="8.266cm" svg:height="3.834cm"/>
          <chart:axis chart:dimension="x" chart:name="primary-x" chart:style-name="ch6" chartooo:axis-type="auto">
            <chartooo:date-scale/>
            <chart:title svg:x="5.593cm" svg:y="8.07cm" chart:style-name="ch7">
              <text:p>Buffer Size</text:p>
            </chart:title>
            <chart:categories table:cell-range-address="local-table.$A$2:.$A$22"/>
          </chart:axis>
          <chart:axis chart:dimension="x" chart:name="secondary-x" chart:style-name="ch8"/>
          <chart:axis chart:dimension="y" chart:name="primary-y" chart:style-name="ch6">
            <chart:title svg:x="0.451cm" svg:y="7.345cm" chart:style-name="ch9">
              <text:p>Processing time (microseconds)</text:p>
            </chart:title>
            <chart:grid chart:style-name="ch10" chart:class="major"/>
          </chart:axis>
          <chart:axis chart:dimension="y" chart:name="secondary-y" chart:style-name="ch8"/>
          <chart:series chart:attached-axis="primary-y" chart:style-name="ch11" chart:values-cell-range-address="local-table.$B$2:.$B$22" chart:label-cell-address="local-table.$B$1" chart:class="chart:line">
            <chart:data-point chart:repeated="21"/>
          </chart:series>
          <chart:series chart:attached-axis="primary-y" chart:style-name="ch12" chart:values-cell-range-address="local-table.$C$2:.$C$22" chart:label-cell-address="local-table.$C$1" chart:class="chart:line">
            <chart:data-point chart:repeated="21"/>
          </chart:series>
          <chart:series chart:attached-axis="primary-y" chart:style-name="ch13" chart:values-cell-range-address="local-table.$D$2:.$D$22" chart:label-cell-address="local-table.$D$1" chart:class="chart:line">
            <chart:data-point chart:repeated="21"/>
          </chart:series>
          <chart:series chart:attached-axis="primary-y" chart:style-name="ch14" chart:values-cell-range-address="local-table.$E$2:.$E$22" chart:label-cell-address="local-table.$E$1" chart:class="chart:line">
            <chart:data-point chart:repeated="21"/>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rstr</text:p>
              </table:table-cell>
              <table:table-cell office:value-type="string">
                <text:p>KMP</text:p>
              </table:table-cell>
              <table:table-cell office:value-type="string">
                <text:p>CharChar</text:p>
              </table:table-cell>
              <table:table-cell office:value-type="string">
                <text:p>RK:Rx=96, q=127</text:p>
              </table:table-cell>
            </table:table-row>
          </table:table-header-rows>
          <table:table-rows>
            <table:table-row>
              <table:table-cell office:value-type="float" office:value="1024">
                <text:p>1024</text:p>
              </table:table-cell>
              <table:table-cell office:value-type="float" office:value="190">
                <text:p>190</text:p>
              </table:table-cell>
              <table:table-cell office:value-type="float" office:value="496">
                <text:p>496</text:p>
              </table:table-cell>
              <table:table-cell office:value-type="float" office:value="197.833333333333">
                <text:p>197.833333333333</text:p>
              </table:table-cell>
              <table:table-cell office:value-type="float" office:value="529">
                <text:p>529</text:p>
              </table:table-cell>
            </table:table-row>
            <table:table-row>
              <table:table-cell office:value-type="float" office:value="2048">
                <text:p>2048</text:p>
              </table:table-cell>
              <table:table-cell office:value-type="float" office:value="196">
                <text:p>196</text:p>
              </table:table-cell>
              <table:table-cell office:value-type="float" office:value="3659">
                <text:p>3659</text:p>
              </table:table-cell>
              <table:table-cell office:value-type="float" office:value="233.333333333333">
                <text:p>233.333333333333</text:p>
              </table:table-cell>
              <table:table-cell office:value-type="float" office:value="874">
                <text:p>874</text:p>
              </table:table-cell>
            </table:table-row>
            <table:table-row>
              <table:table-cell office:value-type="float" office:value="4096">
                <text:p>4096</text:p>
              </table:table-cell>
              <table:table-cell office:value-type="float" office:value="267">
                <text:p>267</text:p>
              </table:table-cell>
              <table:table-cell office:value-type="float" office:value="14135">
                <text:p>14135</text:p>
              </table:table-cell>
              <table:table-cell office:value-type="float" office:value="236">
                <text:p>236</text:p>
              </table:table-cell>
              <table:table-cell office:value-type="float" office:value="1371">
                <text:p>1371</text:p>
              </table:table-cell>
            </table:table-row>
            <table:table-row>
              <table:table-cell office:value-type="float" office:value="8192">
                <text:p>8192</text:p>
              </table:table-cell>
              <table:table-cell office:value-type="float" office:value="250">
                <text:p>250</text:p>
              </table:table-cell>
              <table:table-cell office:value-type="float" office:value="1729">
                <text:p>1729</text:p>
              </table:table-cell>
              <table:table-cell office:value-type="float" office:value="263">
                <text:p>263</text:p>
              </table:table-cell>
              <table:table-cell office:value-type="float" office:value="4574">
                <text:p>4574</text:p>
              </table:table-cell>
            </table:table-row>
            <table:table-row>
              <table:table-cell office:value-type="float" office:value="16384">
                <text:p>16384</text:p>
              </table:table-cell>
              <table:table-cell office:value-type="float" office:value="319">
                <text:p>319</text:p>
              </table:table-cell>
              <table:table-cell office:value-type="float" office:value="16645">
                <text:p>16645</text:p>
              </table:table-cell>
              <table:table-cell office:value-type="float" office:value="348.5">
                <text:p>348.5</text:p>
              </table:table-cell>
              <table:table-cell office:value-type="float" office:value="13417">
                <text:p>13417</text:p>
              </table:table-cell>
            </table:table-row>
            <table:table-row>
              <table:table-cell office:value-type="float" office:value="32768">
                <text:p>32768</text:p>
              </table:table-cell>
              <table:table-cell office:value-type="float" office:value="460">
                <text:p>460</text:p>
              </table:table-cell>
              <table:table-cell office:value-type="float" office:value="21237">
                <text:p>21237</text:p>
              </table:table-cell>
              <table:table-cell office:value-type="float" office:value="421">
                <text:p>421</text:p>
              </table:table-cell>
              <table:table-cell office:value-type="float" office:value="13763">
                <text:p>13763</text:p>
              </table:table-cell>
            </table:table-row>
            <table:table-row>
              <table:table-cell office:value-type="float" office:value="65536">
                <text:p>65536</text:p>
              </table:table-cell>
              <table:table-cell office:value-type="float" office:value="665">
                <text:p>665</text:p>
              </table:table-cell>
              <table:table-cell office:value-type="float" office:value="35956">
                <text:p>35956</text:p>
              </table:table-cell>
              <table:table-cell office:value-type="float" office:value="734.5">
                <text:p>734.5</text:p>
              </table:table-cell>
              <table:table-cell office:value-type="float" office:value="35578">
                <text:p>35578</text:p>
              </table:table-cell>
            </table:table-row>
            <table:table-row>
              <table:table-cell office:value-type="float" office:value="131072">
                <text:p>131072</text:p>
              </table:table-cell>
              <table:table-cell office:value-type="float" office:value="26557">
                <text:p>26557</text:p>
              </table:table-cell>
              <table:table-cell office:value-type="float" office:value="71324">
                <text:p>71324</text:p>
              </table:table-cell>
              <table:table-cell office:value-type="float" office:value="1213.16666666667">
                <text:p>1213.16666666667</text:p>
              </table:table-cell>
              <table:table-cell office:value-type="float" office:value="129243">
                <text:p>129243</text:p>
              </table:table-cell>
            </table:table-row>
            <table:table-row>
              <table:table-cell office:value-type="float" office:value="262144">
                <text:p>262144</text:p>
              </table:table-cell>
              <table:table-cell office:value-type="float" office:value="2295">
                <text:p>2295</text:p>
              </table:table-cell>
              <table:table-cell office:value-type="float" office:value="102334">
                <text:p>102334</text:p>
              </table:table-cell>
              <table:table-cell office:value-type="float" office:value="2421">
                <text:p>2421</text:p>
              </table:table-cell>
              <table:table-cell office:value-type="float" office:value="124207">
                <text:p>124207</text:p>
              </table:table-cell>
            </table:table-row>
            <table:table-row>
              <table:table-cell office:value-type="float" office:value="524288">
                <text:p>524288</text:p>
              </table:table-cell>
              <table:table-cell office:value-type="float" office:value="16143">
                <text:p>16143</text:p>
              </table:table-cell>
              <table:table-cell office:value-type="float" office:value="123974">
                <text:p>123974</text:p>
              </table:table-cell>
              <table:table-cell office:value-type="float" office:value="4637">
                <text:p>4637</text:p>
              </table:table-cell>
              <table:table-cell office:value-type="float" office:value="326651">
                <text:p>326651</text:p>
              </table:table-cell>
            </table:table-row>
            <table:table-row>
              <table:table-cell office:value-type="float" office:value="1048576">
                <text:p>1048576</text:p>
              </table:table-cell>
              <table:table-cell office:value-type="float" office:value="38144">
                <text:p>38144</text:p>
              </table:table-cell>
              <table:table-cell office:value-type="float" office:value="434300">
                <text:p>434300</text:p>
              </table:table-cell>
              <table:table-cell office:value-type="float" office:value="10239.6666666667">
                <text:p>10239.6666666667</text:p>
              </table:table-cell>
              <table:table-cell office:value-type="float" office:value="487824">
                <text:p>487824</text:p>
              </table:table-cell>
            </table:table-row>
            <table:table-row>
              <table:table-cell office:value-type="float" office:value="2097152">
                <text:p>2097152</text:p>
              </table:table-cell>
              <table:table-cell office:value-type="float" office:value="54406">
                <text:p>54406</text:p>
              </table:table-cell>
              <table:table-cell office:value-type="float" office:value="404497">
                <text:p>404497</text:p>
              </table:table-cell>
              <table:table-cell office:value-type="float" office:value="18585.1666666667">
                <text:p>18585.1666666667</text:p>
              </table:table-cell>
              <table:table-cell office:value-type="float" office:value="646848">
                <text:p>646848</text:p>
              </table:table-cell>
            </table:table-row>
            <table:table-row>
              <table:table-cell office:value-type="float" office:value="4194304">
                <text:p>4194304</text:p>
              </table:table-cell>
              <table:table-cell office:value-type="float" office:value="89394">
                <text:p>89394</text:p>
              </table:table-cell>
              <table:table-cell office:value-type="float" office:value="777300">
                <text:p>777300</text:p>
              </table:table-cell>
              <table:table-cell office:value-type="float" office:value="38366.5">
                <text:p>38366.5</text:p>
              </table:table-cell>
              <table:table-cell office:value-type="float" office:value="1239506">
                <text:p>1239506</text:p>
              </table:table-cell>
            </table:table-row>
            <table:table-row>
              <table:table-cell office:value-type="float" office:value="8388608">
                <text:p>8388608</text:p>
              </table:table-cell>
              <table:table-cell office:value-type="float" office:value="258137">
                <text:p>258137</text:p>
              </table:table-cell>
              <table:table-cell office:value-type="float" office:value="1510135">
                <text:p>1510135</text:p>
              </table:table-cell>
              <table:table-cell office:value-type="float" office:value="78130.6666666667">
                <text:p>78130.6666666667</text:p>
              </table:table-cell>
              <table:table-cell office:value-type="float" office:value="2402232">
                <text:p>2402232</text:p>
              </table:table-cell>
            </table:table-row>
            <table:table-row>
              <table:table-cell office:value-type="float" office:value="16777216">
                <text:p>16777216</text:p>
              </table:table-cell>
              <table:table-cell office:value-type="float" office:value="467777">
                <text:p>467777</text:p>
              </table:table-cell>
              <table:table-cell office:value-type="float" office:value="3118897">
                <text:p>3118897</text:p>
              </table:table-cell>
              <table:table-cell office:value-type="float" office:value="143565">
                <text:p>143565</text:p>
              </table:table-cell>
              <table:table-cell office:value-type="float" office:value="4994007">
                <text:p>4994007</text:p>
              </table:table-cell>
            </table:table-row>
            <table:table-row>
              <table:table-cell office:value-type="float" office:value="33554432">
                <text:p>33554432</text:p>
              </table:table-cell>
              <table:table-cell office:value-type="float" office:value="581710">
                <text:p>581710</text:p>
              </table:table-cell>
              <table:table-cell office:value-type="float" office:value="5655687">
                <text:p>5655687</text:p>
              </table:table-cell>
              <table:table-cell office:value-type="float" office:value="285690.333333333">
                <text:p>285690.333333333</text:p>
              </table:table-cell>
              <table:table-cell office:value-type="float" office:value="9412426">
                <text:p>9412426</text:p>
              </table:table-cell>
            </table:table-row>
            <table:table-row>
              <table:table-cell office:value-type="float" office:value="67108864">
                <text:p>67108864</text:p>
              </table:table-cell>
              <table:table-cell office:value-type="float" office:value="633251">
                <text:p>633251</text:p>
              </table:table-cell>
              <table:table-cell office:value-type="float" office:value="11803068">
                <text:p>11803068</text:p>
              </table:table-cell>
              <table:table-cell office:value-type="float" office:value="575528.333333333">
                <text:p>575528.333333333</text:p>
              </table:table-cell>
              <table:table-cell office:value-type="float" office:value="18788378">
                <text:p>18788378</text:p>
              </table:table-cell>
            </table:table-row>
            <table:table-row>
              <table:table-cell office:value-type="float" office:value="134217728">
                <text:p>134217728</text:p>
              </table:table-cell>
              <table:table-cell office:value-type="float" office:value="1316857">
                <text:p>1316857</text:p>
              </table:table-cell>
              <table:table-cell office:value-type="float" office:value="22617150">
                <text:p>22617150</text:p>
              </table:table-cell>
              <table:table-cell office:value-type="float" office:value="1143865.5">
                <text:p>1143865.5</text:p>
              </table:table-cell>
              <table:table-cell office:value-type="float" office:value="37752933">
                <text:p>37752933</text:p>
              </table:table-cell>
            </table:table-row>
            <table:table-row>
              <table:table-cell office:value-type="float" office:value="268435456">
                <text:p>268435456</text:p>
              </table:table-cell>
              <table:table-cell office:value-type="float" office:value="2640157">
                <text:p>2640157</text:p>
              </table:table-cell>
              <table:table-cell office:value-type="float" office:value="46663059">
                <text:p>46663059</text:p>
              </table:table-cell>
              <table:table-cell office:value-type="float" office:value="2368649.33333333">
                <text:p>2368649.33333333</text:p>
              </table:table-cell>
              <table:table-cell office:value-type="float" office:value="75665880">
                <text:p>75665880</text:p>
              </table:table-cell>
            </table:table-row>
            <table:table-row>
              <table:table-cell office:value-type="float" office:value="536870912">
                <text:p>536870912</text:p>
              </table:table-cell>
              <table:table-cell office:value-type="float" office:value="5150678">
                <text:p>5150678</text:p>
              </table:table-cell>
              <table:table-cell office:value-type="float" office:value="112457413">
                <text:p>112457413</text:p>
              </table:table-cell>
              <table:table-cell office:value-type="float" office:value="4629817.5">
                <text:p>4629817.5</text:p>
              </table:table-cell>
              <table:table-cell office:value-type="float" office:value="152325578">
                <text:p>152325578</text:p>
              </table:table-cell>
            </table:table-row>
            <table:table-row>
              <table:table-cell office:value-type="float" office:value="1073741824">
                <text:p>1073741824</text:p>
              </table:table-cell>
              <table:table-cell office:value-type="float" office:value="9579136">
                <text:p>9579136</text:p>
              </table:table-cell>
              <table:table-cell office:value-type="float" office:value="176005119">
                <text:p>176005119</text:p>
              </table:table-cell>
              <table:table-cell office:value-type="float" office:value="9098446.83333333">
                <text:p>9098446.83333333</text:p>
              </table:table-cell>
              <table:table-cell office:value-type="float" office:value="311821505">
                <text:p>3118215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303cm" svg:height="8.605cm" xlink:href="." xlink:type="simple" chart:class="chart:line" chart:style-name="ch1">
        <chart:title svg:x="4.763cm" svg:y="0.307cm" chart:style-name="ch2">
          <text:p>Growth of Processing Times</text:p>
        </chart:title>
        <chart:subtitle svg:x="5.874cm" svg:y="1.233cm" chart:style-name="ch3">
          <text:p>Selected Algorithms</text:p>
        </chart:subtitle>
        <chart:legend chart:legend-position="end" svg:x="11.207cm" svg:y="3.362cm" style:legend-expansion="high" chart:style-name="ch4"/>
        <chart:plot-area chart:style-name="ch5" chart:data-source-has-labels="both" svg:x="1.265cm" svg:y="2.06cm" svg:width="9.636cm" svg:height="5.444cm">
          <chartooo:coordinate-region svg:x="1.992cm" svg:y="2.06cm" svg:width="8.788cm" svg:height="3.468cm"/>
          <chart:axis chart:dimension="x" chart:name="primary-x" chart:style-name="ch6" chartooo:axis-type="auto">
            <chartooo:date-scale/>
            <chart:title svg:x="5.708cm" svg:y="7.676cm" chart:style-name="ch7">
              <text:p>Size</text:p>
            </chart:title>
            <chart:categories table:cell-range-address="local-table.$A$2:.$A$22"/>
            <chart:grid chart:style-name="ch8" chart:class="major"/>
          </chart:axis>
          <chart:axis chart:dimension="y" chart:name="primary-y" chart:style-name="ch6">
            <chart:title svg:x="0.451cm" svg:y="5.818cm" chart:style-name="ch9">
              <text:p>time(us.)/Size</text:p>
            </chart:title>
            <chart:grid chart:style-name="ch8" chart:class="major"/>
          </chart:axis>
          <chart:series chart:style-name="ch10" chart:values-cell-range-address="local-table.$B$2:.$B$22" chart:label-cell-address="local-table.$B$1" chart:class="chart:line">
            <chart:data-point chart:repeated="21"/>
          </chart:series>
          <chart:series chart:style-name="ch11" chart:values-cell-range-address="local-table.$C$2:.$C$22" chart:label-cell-address="local-table.$C$1" chart:class="chart:line">
            <chart:data-point chart:repeated="21"/>
          </chart:series>
          <chart:series chart:style-name="ch12" chart:values-cell-range-address="local-table.$D$2:.$D$22" chart:label-cell-address="local-table.$D$1" chart:class="chart:line">
            <chart:data-point chart:repeated="21"/>
          </chart:series>
          <chart:series chart:style-name="ch13" chart:values-cell-range-address="local-table.$E$2:.$E$22" chart:label-cell-address="local-table.$E$1" chart:class="chart:line">
            <chart:data-point chart:repeated="2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rStr</text:p>
              </table:table-cell>
              <table:table-cell office:value-type="string">
                <text:p>RK:Rx=96, q=127</text:p>
              </table:table-cell>
              <table:table-cell office:value-type="string">
                <text:p>KMP</text:p>
              </table:table-cell>
              <table:table-cell office:value-type="string">
                <text:p>CharChar</text:p>
              </table:table-cell>
            </table:table-row>
          </table:table-header-rows>
          <table:table-rows>
            <table:table-row>
              <table:table-cell office:value-type="float" office:value="1024">
                <text:p>1024</text:p>
              </table:table-cell>
              <table:table-cell office:value-type="float" office:value="0.185546875">
                <text:p>0.185546875</text:p>
              </table:table-cell>
              <table:table-cell office:value-type="float" office:value="0.5166015625">
                <text:p>0.5166015625</text:p>
              </table:table-cell>
              <table:table-cell office:value-type="float" office:value="0.484375">
                <text:p>0.484375</text:p>
              </table:table-cell>
              <table:table-cell office:value-type="float" office:value="0.4462890625">
                <text:p>0.4462890625</text:p>
              </table:table-cell>
            </table:table-row>
            <table:table-row>
              <table:table-cell office:value-type="float" office:value="2048">
                <text:p>2048</text:p>
              </table:table-cell>
              <table:table-cell office:value-type="float" office:value="0.095703125">
                <text:p>0.095703125</text:p>
              </table:table-cell>
              <table:table-cell office:value-type="float" office:value="0.4267578125">
                <text:p>0.4267578125</text:p>
              </table:table-cell>
              <table:table-cell office:value-type="float" office:value="1.78662109375">
                <text:p>1.78662109375</text:p>
              </table:table-cell>
              <table:table-cell office:value-type="float" office:value="0.82666015625">
                <text:p>0.82666015625</text:p>
              </table:table-cell>
            </table:table-row>
            <table:table-row>
              <table:table-cell office:value-type="float" office:value="4096">
                <text:p>4096</text:p>
              </table:table-cell>
              <table:table-cell office:value-type="float" office:value="0.065185546875">
                <text:p>0.065185546875</text:p>
              </table:table-cell>
              <table:table-cell office:value-type="float" office:value="0.334716796875">
                <text:p>0.334716796875</text:p>
              </table:table-cell>
              <table:table-cell office:value-type="float" office:value="3.450927734375">
                <text:p>3.450927734375</text:p>
              </table:table-cell>
              <table:table-cell office:value-type="float" office:value="0.299072265625">
                <text:p>0.299072265625</text:p>
              </table:table-cell>
            </table:table-row>
            <table:table-row>
              <table:table-cell office:value-type="float" office:value="8192">
                <text:p>8192</text:p>
              </table:table-cell>
              <table:table-cell office:value-type="float" office:value="0.030517578125">
                <text:p>0.030517578125</text:p>
              </table:table-cell>
              <table:table-cell office:value-type="float" office:value="0.558349609375">
                <text:p>0.558349609375</text:p>
              </table:table-cell>
              <table:table-cell office:value-type="float" office:value="0.2110595703125">
                <text:p>0.2110595703125</text:p>
              </table:table-cell>
              <table:table-cell office:value-type="float" office:value="0.27978515625">
                <text:p>0.27978515625</text:p>
              </table:table-cell>
            </table:table-row>
            <table:table-row>
              <table:table-cell office:value-type="float" office:value="16384">
                <text:p>16384</text:p>
              </table:table-cell>
              <table:table-cell office:value-type="float" office:value="0.01947021484375">
                <text:p>0.01947021484375</text:p>
              </table:table-cell>
              <table:table-cell office:value-type="float" office:value="0.81890869140625">
                <text:p>0.81890869140625</text:p>
              </table:table-cell>
              <table:table-cell office:value-type="float" office:value="1.01593017578125">
                <text:p>1.01593017578125</text:p>
              </table:table-cell>
              <table:table-cell office:value-type="float" office:value="0.283935546875">
                <text:p>0.283935546875</text:p>
              </table:table-cell>
            </table:table-row>
            <table:table-row>
              <table:table-cell office:value-type="float" office:value="32768">
                <text:p>32768</text:p>
              </table:table-cell>
              <table:table-cell office:value-type="float" office:value="0.0140380859375">
                <text:p>0.0140380859375</text:p>
              </table:table-cell>
              <table:table-cell office:value-type="float" office:value="0.420013427734375">
                <text:p>0.420013427734375</text:p>
              </table:table-cell>
              <table:table-cell office:value-type="float" office:value="0.648101806640625">
                <text:p>0.648101806640625</text:p>
              </table:table-cell>
              <table:table-cell office:value-type="float" office:value="0.38201904296875">
                <text:p>0.38201904296875</text:p>
              </table:table-cell>
            </table:table-row>
            <table:table-row>
              <table:table-cell office:value-type="float" office:value="65536">
                <text:p>65536</text:p>
              </table:table-cell>
              <table:table-cell office:value-type="float" office:value="0.0101470947265625">
                <text:p>0.0101470947265625</text:p>
              </table:table-cell>
              <table:table-cell office:value-type="float" office:value="0.542877197265625">
                <text:p>0.542877197265625</text:p>
              </table:table-cell>
              <table:table-cell office:value-type="float" office:value="0.54864501953125">
                <text:p>0.54864501953125</text:p>
              </table:table-cell>
              <table:table-cell office:value-type="float" office:value="0.29443359375">
                <text:p>0.29443359375</text:p>
              </table:table-cell>
            </table:table-row>
            <table:table-row>
              <table:table-cell office:value-type="float" office:value="131072">
                <text:p>131072</text:p>
              </table:table-cell>
              <table:table-cell office:value-type="float" office:value="0.202613830566406">
                <text:p>0.202613830566406</text:p>
              </table:table-cell>
              <table:table-cell office:value-type="float" office:value="0.986045837402344">
                <text:p>0.986045837402344</text:p>
              </table:table-cell>
              <table:table-cell office:value-type="float" office:value="0.544158935546875">
                <text:p>0.544158935546875</text:p>
              </table:table-cell>
              <table:table-cell office:value-type="float" office:value="0.350173950195312">
                <text:p>0.350173950195312</text:p>
              </table:table-cell>
            </table:table-row>
            <table:table-row>
              <table:table-cell office:value-type="float" office:value="262144">
                <text:p>262144</text:p>
              </table:table-cell>
              <table:table-cell office:value-type="float" office:value="0.00875473022460938">
                <text:p>0.00875473022460938</text:p>
              </table:table-cell>
              <table:table-cell office:value-type="float" office:value="0.473812103271484">
                <text:p>0.473812103271484</text:p>
              </table:table-cell>
              <table:table-cell office:value-type="float" office:value="0.390373229980469">
                <text:p>0.390373229980469</text:p>
              </table:table-cell>
              <table:table-cell office:value-type="float" office:value="0.347248077392578">
                <text:p>0.347248077392578</text:p>
              </table:table-cell>
            </table:table-row>
            <table:table-row>
              <table:table-cell office:value-type="float" office:value="524288">
                <text:p>524288</text:p>
              </table:table-cell>
              <table:table-cell office:value-type="float" office:value="0.0307903289794922">
                <text:p>0.0307903289794922</text:p>
              </table:table-cell>
              <table:table-cell office:value-type="float" office:value="0.623037338256836">
                <text:p>0.623037338256836</text:p>
              </table:table-cell>
              <table:table-cell office:value-type="float" office:value="0.236461639404297">
                <text:p>0.236461639404297</text:p>
              </table:table-cell>
              <table:table-cell office:value-type="float" office:value="0.492979049682617">
                <text:p>0.492979049682617</text:p>
              </table:table-cell>
            </table:table-row>
            <table:table-row>
              <table:table-cell office:value-type="float" office:value="1048576">
                <text:p>1048576</text:p>
              </table:table-cell>
              <table:table-cell office:value-type="float" office:value="0.036376953125">
                <text:p>0.036376953125</text:p>
              </table:table-cell>
              <table:table-cell office:value-type="float" office:value="0.465225219726563">
                <text:p>0.465225219726563</text:p>
              </table:table-cell>
              <table:table-cell office:value-type="float" office:value="0.414180755615234">
                <text:p>0.414180755615234</text:p>
              </table:table-cell>
              <table:table-cell office:value-type="float" office:value="0.358869552612305">
                <text:p>0.358869552612305</text:p>
              </table:table-cell>
            </table:table-row>
            <table:table-row>
              <table:table-cell office:value-type="float" office:value="2097152">
                <text:p>2097152</text:p>
              </table:table-cell>
              <table:table-cell office:value-type="float" office:value="0.0259428024291992">
                <text:p>0.0259428024291992</text:p>
              </table:table-cell>
              <table:table-cell office:value-type="float" office:value="0.308441162109375">
                <text:p>0.308441162109375</text:p>
              </table:table-cell>
              <table:table-cell office:value-type="float" office:value="0.192879199981689">
                <text:p>0.192879199981689</text:p>
              </table:table-cell>
              <table:table-cell office:value-type="float" office:value="0.278640270233154">
                <text:p>0.278640270233154</text:p>
              </table:table-cell>
            </table:table-row>
            <table:table-row>
              <table:table-cell office:value-type="float" office:value="4194304">
                <text:p>4194304</text:p>
              </table:table-cell>
              <table:table-cell office:value-type="float" office:value="0.0213131904602051">
                <text:p>0.0213131904602051</text:p>
              </table:table-cell>
              <table:table-cell office:value-type="float" office:value="0.295521259307861">
                <text:p>0.295521259307861</text:p>
              </table:table-cell>
              <table:table-cell office:value-type="float" office:value="0.185322761535645">
                <text:p>0.185322761535645</text:p>
              </table:table-cell>
              <table:table-cell office:value-type="float" office:value="0.266236305236816">
                <text:p>0.266236305236816</text:p>
              </table:table-cell>
            </table:table-row>
            <table:table-row>
              <table:table-cell office:value-type="float" office:value="8388608">
                <text:p>8388608</text:p>
              </table:table-cell>
              <table:table-cell office:value-type="float" office:value="0.03077232837677">
                <text:p>0.03077232837677</text:p>
              </table:table-cell>
              <table:table-cell office:value-type="float" office:value="0.286368370056152">
                <text:p>0.286368370056152</text:p>
              </table:table-cell>
              <table:table-cell office:value-type="float" office:value="0.180022120475769">
                <text:p>0.180022120475769</text:p>
              </table:table-cell>
              <table:table-cell office:value-type="float" office:value="0.263043165206909">
                <text:p>0.263043165206909</text:p>
              </table:table-cell>
            </table:table-row>
            <table:table-row>
              <table:table-cell office:value-type="float" office:value="16777216">
                <text:p>16777216</text:p>
              </table:table-cell>
              <table:table-cell office:value-type="float" office:value="0.0278816819190979">
                <text:p>0.0278816819190979</text:p>
              </table:table-cell>
              <table:table-cell office:value-type="float" office:value="0.297666013240814">
                <text:p>0.297666013240814</text:p>
              </table:table-cell>
              <table:table-cell office:value-type="float" office:value="0.185900747776032">
                <text:p>0.185900747776032</text:p>
              </table:table-cell>
              <table:table-cell office:value-type="float" office:value="0.261119246482849">
                <text:p>0.261119246482849</text:p>
              </table:table-cell>
            </table:table-row>
            <table:table-row>
              <table:table-cell office:value-type="float" office:value="33554432">
                <text:p>33554432</text:p>
              </table:table-cell>
              <table:table-cell office:value-type="float" office:value="0.0173363089561462">
                <text:p>0.0173363089561462</text:p>
              </table:table-cell>
              <table:table-cell office:value-type="float" office:value="0.280512154102325">
                <text:p>0.280512154102325</text:p>
              </table:table-cell>
              <table:table-cell office:value-type="float" office:value="0.168552607297897">
                <text:p>0.168552607297897</text:p>
              </table:table-cell>
              <table:table-cell office:value-type="float" office:value="0.260137945413589">
                <text:p>0.260137945413589</text:p>
              </table:table-cell>
            </table:table-row>
            <table:table-row>
              <table:table-cell office:value-type="float" office:value="67108864">
                <text:p>67108864</text:p>
              </table:table-cell>
              <table:table-cell office:value-type="float" office:value="0.00943617522716522">
                <text:p>0.00943617522716522</text:p>
              </table:table-cell>
              <table:table-cell office:value-type="float" office:value="0.279968649148941">
                <text:p>0.279968649148941</text:p>
              </table:table-cell>
              <table:table-cell office:value-type="float" office:value="0.175879418849945">
                <text:p>0.175879418849945</text:p>
              </table:table-cell>
              <table:table-cell office:value-type="float" office:value="0.256310999393463">
                <text:p>0.256310999393463</text:p>
              </table:table-cell>
            </table:table-row>
            <table:table-row>
              <table:table-cell office:value-type="float" office:value="134217728">
                <text:p>134217728</text:p>
              </table:table-cell>
              <table:table-cell office:value-type="float" office:value="0.00981134921312332">
                <text:p>0.00981134921312332</text:p>
              </table:table-cell>
              <table:table-cell office:value-type="float" office:value="0.281281270086765">
                <text:p>0.281281270086765</text:p>
              </table:table-cell>
              <table:table-cell office:value-type="float" office:value="0.168510898947716">
                <text:p>0.168510898947716</text:p>
              </table:table-cell>
              <table:table-cell office:value-type="float" office:value="0.257585965096951">
                <text:p>0.257585965096951</text:p>
              </table:table-cell>
            </table:table-row>
            <table:table-row>
              <table:table-cell office:value-type="float" office:value="268435456">
                <text:p>268435456</text:p>
              </table:table-cell>
              <table:table-cell office:value-type="float" office:value="0.00983535125851631">
                <text:p>0.00983535125851631</text:p>
              </table:table-cell>
              <table:table-cell office:value-type="float" office:value="0.281877368688583">
                <text:p>0.281877368688583</text:p>
              </table:table-cell>
              <table:table-cell office:value-type="float" office:value="0.173833440989256">
                <text:p>0.173833440989256</text:p>
              </table:table-cell>
              <table:table-cell office:value-type="float" office:value="0.260254546999931">
                <text:p>0.260254546999931</text:p>
              </table:table-cell>
            </table:table-row>
            <table:table-row>
              <table:table-cell office:value-type="float" office:value="536870912">
                <text:p>536870912</text:p>
              </table:table-cell>
              <table:table-cell office:value-type="float" office:value="0.00959388539195061">
                <text:p>0.00959388539195061</text:p>
              </table:table-cell>
              <table:table-cell office:value-type="float" office:value="0.283728498965502">
                <text:p>0.283728498965502</text:p>
              </table:table-cell>
              <table:table-cell office:value-type="float" office:value="0.209468254819512">
                <text:p>0.209468254819512</text:p>
              </table:table-cell>
              <table:table-cell office:value-type="float" office:value="0.260496696457267">
                <text:p>0.260496696457267</text:p>
              </table:table-cell>
            </table:table-row>
            <table:table-row>
              <table:table-cell office:value-type="float" office:value="1073741824">
                <text:p>1073741824</text:p>
              </table:table-cell>
              <table:table-cell office:value-type="float" office:value="0.00892126560211182">
                <text:p>0.00892126560211182</text:p>
              </table:table-cell>
              <table:table-cell office:value-type="float" office:value="0.290406406857073">
                <text:p>0.290406406857073</text:p>
              </table:table-cell>
              <table:table-cell office:value-type="float" office:value="0.163917540572584">
                <text:p>0.163917540572584</text:p>
              </table:table-cell>
              <table:table-cell office:value-type="float" office:value="0.260043069720268">
                <text:p>0.26004306972026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3.602cm" svg:height="7.651cm" xlink:href="." xlink:type="simple" chart:class="chart:line" chart:style-name="ch1">
        <chart:title svg:x="5.62cm" svg:y="0.288cm" chart:style-name="ch2">
          <text:p>Rabin Karp</text:p>
        </chart:title>
        <chart:subtitle svg:x="4.654cm" svg:y="1.195cm" chart:style-name="ch3">
          <text:p>Fixed pattern buffer size</text:p>
        </chart:subtitle>
        <chart:legend chart:legend-position="end" svg:x="8.21cm" svg:y="1.995cm" style:legend-expansion="high" chart:style-name="ch4"/>
        <chart:plot-area chart:style-name="ch5" chart:data-source-has-labels="both" svg:x="1.231cm" svg:y="2.003cm" svg:width="6.707cm" svg:height="4.566cm">
          <chartooo:coordinate-region svg:x="3.149cm" svg:y="2.003cm" svg:width="4.789cm" svg:height="2.719cm"/>
          <chart:axis chart:dimension="x" chart:name="primary-x" chart:style-name="ch6" chartooo:axis-type="auto">
            <chartooo:date-scale/>
            <chart:title svg:x="3.191cm" svg:y="6.722cm" chart:style-name="ch7">
              <text:p>Search Buffer Size</text:p>
            </chart:title>
            <chart:categories table:cell-range-address="local-table.$A$2:.$A$22"/>
          </chart:axis>
          <chart:axis chart:dimension="y" chart:name="primary-y" chart:style-name="ch6">
            <chart:title svg:x="0.451cm" svg:y="6.354cm" chart:style-name="ch8">
              <text:p>Search time (microseconds)</text:p>
            </chart:title>
            <chart:grid chart:style-name="ch9" chart:class="major"/>
          </chart:axis>
          <chart:series chart:style-name="ch10" chart:values-cell-range-address="local-table.$B$2:.$B$22" chart:label-cell-address="local-table.$B$1" chart:class="chart:line">
            <chart:data-point chart:repeated="21"/>
          </chart:series>
          <chart:series chart:style-name="ch11" chart:values-cell-range-address="local-table.$C$2:.$C$22" chart:label-cell-address="local-table.$C$1" chart:class="chart:line">
            <chart:data-point chart:repeated="21"/>
          </chart:series>
          <chart:series chart:style-name="ch12" chart:values-cell-range-address="local-table.$D$2:.$D$22" chart:label-cell-address="local-table.$D$1" chart:class="chart:line">
            <chart:data-point chart:repeated="21"/>
          </chart:series>
          <chart:series chart:style-name="ch13" chart:values-cell-range-address="local-table.$E$2:.$E$22" chart:label-cell-address="local-table.$E$1" chart:class="chart:line">
            <chart:data-point chart:repeated="21"/>
          </chart:series>
          <chart:series chart:style-name="ch14" chart:values-cell-range-address="local-table.$F$2:.$F$22" chart:label-cell-address="local-table.$F$1" chart:class="chart:line">
            <chart:data-point chart:repeated="21"/>
          </chart:series>
          <chart:series chart:style-name="ch15" chart:values-cell-range-address="local-table.$G$2:.$G$22" chart:label-cell-address="local-table.$G$1" chart:class="chart:line">
            <chart:data-point chart:repeated="21"/>
          </chart:series>
          <chart:series chart:style-name="ch16" chart:values-cell-range-address="local-table.$H$2:.$H$22" chart:label-cell-address="local-table.$H$1" chart:class="chart:line">
            <chart:data-point chart:repeated="21"/>
          </chart:series>
          <chart:series chart:style-name="ch17" chart:values-cell-range-address="local-table.$I$2:.$I$22" chart:label-cell-address="local-table.$I$1" chart:class="chart:line">
            <chart:data-point chart:repeated="21"/>
          </chart:series>
          <chart:wall chart:style-name="ch18"/>
          <chart:floor chart:style-name="ch1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RK:Rx=33, q=101</text:p>
              </table:table-cell>
              <table:table-cell office:value-type="string">
                <text:p>RK:Rx=95, q=101</text:p>
              </table:table-cell>
              <table:table-cell office:value-type="string">
                <text:p>RK:Rx=96, q=101</text:p>
              </table:table-cell>
              <table:table-cell office:value-type="string">
                <text:p>RK:Rx=96, q=2147483647</text:p>
              </table:table-cell>
              <table:table-cell office:value-type="string">
                <text:p>RK:Rx=95, q=127</text:p>
              </table:table-cell>
              <table:table-cell office:value-type="string">
                <text:p>RK:Rx=95, q=131071</text:p>
              </table:table-cell>
              <table:table-cell office:value-type="string">
                <text:p>RK:Rx=95, q=8191</text:p>
              </table:table-cell>
              <table:table-cell office:value-type="string">
                <text:p>RK:Rx=96, q=127</text:p>
              </table:table-cell>
            </table:table-row>
          </table:table-header-rows>
          <table:table-rows>
            <table:table-row>
              <table:table-cell office:value-type="float" office:value="1024">
                <text:p>1024</text:p>
              </table:table-cell>
              <table:table-cell office:value-type="float" office:value="4895">
                <text:p>4895</text:p>
              </table:table-cell>
              <table:table-cell office:value-type="float" office:value="461">
                <text:p>461</text:p>
              </table:table-cell>
              <table:table-cell office:value-type="float" office:value="457">
                <text:p>457</text:p>
              </table:table-cell>
              <table:table-cell office:value-type="float" office:value="530">
                <text:p>530</text:p>
              </table:table-cell>
              <table:table-cell office:value-type="float" office:value="554">
                <text:p>554</text:p>
              </table:table-cell>
              <table:table-cell office:value-type="float" office:value="520">
                <text:p>520</text:p>
              </table:table-cell>
              <table:table-cell office:value-type="float" office:value="664">
                <text:p>664</text:p>
              </table:table-cell>
              <table:table-cell office:value-type="float" office:value="529">
                <text:p>529</text:p>
              </table:table-cell>
            </table:table-row>
            <table:table-row>
              <table:table-cell office:value-type="float" office:value="2048">
                <text:p>2048</text:p>
              </table:table-cell>
              <table:table-cell office:value-type="float" office:value="1785">
                <text:p>1785</text:p>
              </table:table-cell>
              <table:table-cell office:value-type="float" office:value="4370">
                <text:p>4370</text:p>
              </table:table-cell>
              <table:table-cell office:value-type="float" office:value="694">
                <text:p>694</text:p>
              </table:table-cell>
              <table:table-cell office:value-type="float" office:value="8293">
                <text:p>8293</text:p>
              </table:table-cell>
              <table:table-cell office:value-type="float" office:value="827">
                <text:p>827</text:p>
              </table:table-cell>
              <table:table-cell office:value-type="float" office:value="796">
                <text:p>796</text:p>
              </table:table-cell>
              <table:table-cell office:value-type="float" office:value="787">
                <text:p>787</text:p>
              </table:table-cell>
              <table:table-cell office:value-type="float" office:value="874">
                <text:p>874</text:p>
              </table:table-cell>
            </table:table-row>
            <table:table-row>
              <table:table-cell office:value-type="float" office:value="4096">
                <text:p>4096</text:p>
              </table:table-cell>
              <table:table-cell office:value-type="float" office:value="7788">
                <text:p>7788</text:p>
              </table:table-cell>
              <table:table-cell office:value-type="float" office:value="1163">
                <text:p>1163</text:p>
              </table:table-cell>
              <table:table-cell office:value-type="float" office:value="1196">
                <text:p>1196</text:p>
              </table:table-cell>
              <table:table-cell office:value-type="float" office:value="5285">
                <text:p>5285</text:p>
              </table:table-cell>
              <table:table-cell office:value-type="float" office:value="4422">
                <text:p>4422</text:p>
              </table:table-cell>
              <table:table-cell office:value-type="float" office:value="1307">
                <text:p>1307</text:p>
              </table:table-cell>
              <table:table-cell office:value-type="float" office:value="1695">
                <text:p>1695</text:p>
              </table:table-cell>
              <table:table-cell office:value-type="float" office:value="1371">
                <text:p>1371</text:p>
              </table:table-cell>
            </table:table-row>
            <table:table-row>
              <table:table-cell office:value-type="float" office:value="8192">
                <text:p>8192</text:p>
              </table:table-cell>
              <table:table-cell office:value-type="float" office:value="8379">
                <text:p>8379</text:p>
              </table:table-cell>
              <table:table-cell office:value-type="float" office:value="6146">
                <text:p>6146</text:p>
              </table:table-cell>
              <table:table-cell office:value-type="float" office:value="2902">
                <text:p>2902</text:p>
              </table:table-cell>
              <table:table-cell office:value-type="float" office:value="2626">
                <text:p>2626</text:p>
              </table:table-cell>
              <table:table-cell office:value-type="float" office:value="2890">
                <text:p>2890</text:p>
              </table:table-cell>
              <table:table-cell office:value-type="float" office:value="4982">
                <text:p>4982</text:p>
              </table:table-cell>
              <table:table-cell office:value-type="float" office:value="2372">
                <text:p>2372</text:p>
              </table:table-cell>
              <table:table-cell office:value-type="float" office:value="4574">
                <text:p>4574</text:p>
              </table:table-cell>
            </table:table-row>
            <table:table-row>
              <table:table-cell office:value-type="float" office:value="16384">
                <text:p>16384</text:p>
              </table:table-cell>
              <table:table-cell office:value-type="float" office:value="16922">
                <text:p>16922</text:p>
              </table:table-cell>
              <table:table-cell office:value-type="float" office:value="9479">
                <text:p>9479</text:p>
              </table:table-cell>
              <table:table-cell office:value-type="float" office:value="18716">
                <text:p>18716</text:p>
              </table:table-cell>
              <table:table-cell office:value-type="float" office:value="4391">
                <text:p>4391</text:p>
              </table:table-cell>
              <table:table-cell office:value-type="float" office:value="10605">
                <text:p>10605</text:p>
              </table:table-cell>
              <table:table-cell office:value-type="float" office:value="18134">
                <text:p>18134</text:p>
              </table:table-cell>
              <table:table-cell office:value-type="float" office:value="8960">
                <text:p>8960</text:p>
              </table:table-cell>
              <table:table-cell office:value-type="float" office:value="13417">
                <text:p>13417</text:p>
              </table:table-cell>
            </table:table-row>
            <table:table-row>
              <table:table-cell office:value-type="float" office:value="32768">
                <text:p>32768</text:p>
              </table:table-cell>
              <table:table-cell office:value-type="float" office:value="33200">
                <text:p>33200</text:p>
              </table:table-cell>
              <table:table-cell office:value-type="float" office:value="17285">
                <text:p>17285</text:p>
              </table:table-cell>
              <table:table-cell office:value-type="float" office:value="11156">
                <text:p>11156</text:p>
              </table:table-cell>
              <table:table-cell office:value-type="float" office:value="11995">
                <text:p>11995</text:p>
              </table:table-cell>
              <table:table-cell office:value-type="float" office:value="26486">
                <text:p>26486</text:p>
              </table:table-cell>
              <table:table-cell office:value-type="float" office:value="14743">
                <text:p>14743</text:p>
              </table:table-cell>
              <table:table-cell office:value-type="float" office:value="18462">
                <text:p>18462</text:p>
              </table:table-cell>
              <table:table-cell office:value-type="float" office:value="13763">
                <text:p>13763</text:p>
              </table:table-cell>
            </table:table-row>
            <table:table-row>
              <table:table-cell office:value-type="float" office:value="65536">
                <text:p>65536</text:p>
              </table:table-cell>
              <table:table-cell office:value-type="float" office:value="64216">
                <text:p>64216</text:p>
              </table:table-cell>
              <table:table-cell office:value-type="float" office:value="35928">
                <text:p>35928</text:p>
              </table:table-cell>
              <table:table-cell office:value-type="float" office:value="30409">
                <text:p>30409</text:p>
              </table:table-cell>
              <table:table-cell office:value-type="float" office:value="31563">
                <text:p>31563</text:p>
              </table:table-cell>
              <table:table-cell office:value-type="float" office:value="68135">
                <text:p>68135</text:p>
              </table:table-cell>
              <table:table-cell office:value-type="float" office:value="38857">
                <text:p>38857</text:p>
              </table:table-cell>
              <table:table-cell office:value-type="float" office:value="40857">
                <text:p>40857</text:p>
              </table:table-cell>
              <table:table-cell office:value-type="float" office:value="35578">
                <text:p>35578</text:p>
              </table:table-cell>
            </table:table-row>
            <table:table-row>
              <table:table-cell office:value-type="float" office:value="131072">
                <text:p>131072</text:p>
              </table:table-cell>
              <table:table-cell office:value-type="float" office:value="106766">
                <text:p>106766</text:p>
              </table:table-cell>
              <table:table-cell office:value-type="float" office:value="46359">
                <text:p>46359</text:p>
              </table:table-cell>
              <table:table-cell office:value-type="float" office:value="44727">
                <text:p>44727</text:p>
              </table:table-cell>
              <table:table-cell office:value-type="float" office:value="58084">
                <text:p>58084</text:p>
              </table:table-cell>
              <table:table-cell office:value-type="float" office:value="112601">
                <text:p>112601</text:p>
              </table:table-cell>
              <table:table-cell office:value-type="float" office:value="111691">
                <text:p>111691</text:p>
              </table:table-cell>
              <table:table-cell office:value-type="float" office:value="87111">
                <text:p>87111</text:p>
              </table:table-cell>
              <table:table-cell office:value-type="float" office:value="129243">
                <text:p>129243</text:p>
              </table:table-cell>
            </table:table-row>
            <table:table-row>
              <table:table-cell office:value-type="float" office:value="262144">
                <text:p>262144</text:p>
              </table:table-cell>
              <table:table-cell office:value-type="float" office:value="162240">
                <text:p>162240</text:p>
              </table:table-cell>
              <table:table-cell office:value-type="float" office:value="86975">
                <text:p>86975</text:p>
              </table:table-cell>
              <table:table-cell office:value-type="float" office:value="108019">
                <text:p>108019</text:p>
              </table:table-cell>
              <table:table-cell office:value-type="float" office:value="190523">
                <text:p>190523</text:p>
              </table:table-cell>
              <table:table-cell office:value-type="float" office:value="225253">
                <text:p>225253</text:p>
              </table:table-cell>
              <table:table-cell office:value-type="float" office:value="79227">
                <text:p>79227</text:p>
              </table:table-cell>
              <table:table-cell office:value-type="float" office:value="206881">
                <text:p>206881</text:p>
              </table:table-cell>
              <table:table-cell office:value-type="float" office:value="124207">
                <text:p>124207</text:p>
              </table:table-cell>
            </table:table-row>
            <table:table-row>
              <table:table-cell office:value-type="float" office:value="524288">
                <text:p>524288</text:p>
              </table:table-cell>
              <table:table-cell office:value-type="float" office:value="299298">
                <text:p>299298</text:p>
              </table:table-cell>
              <table:table-cell office:value-type="float" office:value="161796">
                <text:p>161796</text:p>
              </table:table-cell>
              <table:table-cell office:value-type="float" office:value="151146">
                <text:p>151146</text:p>
              </table:table-cell>
              <table:table-cell office:value-type="float" office:value="220975">
                <text:p>220975</text:p>
              </table:table-cell>
              <table:table-cell office:value-type="float" office:value="223815">
                <text:p>223815</text:p>
              </table:table-cell>
              <table:table-cell office:value-type="float" office:value="283480">
                <text:p>283480</text:p>
              </table:table-cell>
              <table:table-cell office:value-type="float" office:value="496910">
                <text:p>496910</text:p>
              </table:table-cell>
              <table:table-cell office:value-type="float" office:value="326651">
                <text:p>326651</text:p>
              </table:table-cell>
            </table:table-row>
            <table:table-row>
              <table:table-cell office:value-type="float" office:value="1048576">
                <text:p>1048576</text:p>
              </table:table-cell>
              <table:table-cell office:value-type="float" office:value="540389">
                <text:p>540389</text:p>
              </table:table-cell>
              <table:table-cell office:value-type="float" office:value="270481">
                <text:p>270481</text:p>
              </table:table-cell>
              <table:table-cell office:value-type="float" office:value="294720">
                <text:p>294720</text:p>
              </table:table-cell>
              <table:table-cell office:value-type="float" office:value="618195">
                <text:p>618195</text:p>
              </table:table-cell>
              <table:table-cell office:value-type="float" office:value="325186">
                <text:p>325186</text:p>
              </table:table-cell>
              <table:table-cell office:value-type="float" office:value="446309">
                <text:p>446309</text:p>
              </table:table-cell>
              <table:table-cell office:value-type="float" office:value="653891">
                <text:p>653891</text:p>
              </table:table-cell>
              <table:table-cell office:value-type="float" office:value="487824">
                <text:p>487824</text:p>
              </table:table-cell>
            </table:table-row>
            <table:table-row>
              <table:table-cell office:value-type="float" office:value="2097152">
                <text:p>2097152</text:p>
              </table:table-cell>
              <table:table-cell office:value-type="float" office:value="1078939">
                <text:p>1078939</text:p>
              </table:table-cell>
              <table:table-cell office:value-type="float" office:value="541465">
                <text:p>541465</text:p>
              </table:table-cell>
              <table:table-cell office:value-type="float" office:value="519231">
                <text:p>519231</text:p>
              </table:table-cell>
              <table:table-cell office:value-type="float" office:value="1003070">
                <text:p>1003070</text:p>
              </table:table-cell>
              <table:table-cell office:value-type="float" office:value="606048">
                <text:p>606048</text:p>
              </table:table-cell>
              <table:table-cell office:value-type="float" office:value="636405">
                <text:p>636405</text:p>
              </table:table-cell>
              <table:table-cell office:value-type="float" office:value="630082">
                <text:p>630082</text:p>
              </table:table-cell>
              <table:table-cell office:value-type="float" office:value="646848">
                <text:p>646848</text:p>
              </table:table-cell>
            </table:table-row>
            <table:table-row>
              <table:table-cell office:value-type="float" office:value="4194304">
                <text:p>4194304</text:p>
              </table:table-cell>
              <table:table-cell office:value-type="float" office:value="2157282">
                <text:p>2157282</text:p>
              </table:table-cell>
              <table:table-cell office:value-type="float" office:value="1038661">
                <text:p>1038661</text:p>
              </table:table-cell>
              <table:table-cell office:value-type="float" office:value="1031636">
                <text:p>1031636</text:p>
              </table:table-cell>
              <table:table-cell office:value-type="float" office:value="1109639">
                <text:p>1109639</text:p>
              </table:table-cell>
              <table:table-cell office:value-type="float" office:value="1189198">
                <text:p>1189198</text:p>
              </table:table-cell>
              <table:table-cell office:value-type="float" office:value="1146720">
                <text:p>1146720</text:p>
              </table:table-cell>
              <table:table-cell office:value-type="float" office:value="1250860">
                <text:p>1250860</text:p>
              </table:table-cell>
              <table:table-cell office:value-type="float" office:value="1239506">
                <text:p>1239506</text:p>
              </table:table-cell>
            </table:table-row>
            <table:table-row>
              <table:table-cell office:value-type="float" office:value="8388608">
                <text:p>8388608</text:p>
              </table:table-cell>
              <table:table-cell office:value-type="float" office:value="4295531">
                <text:p>4295531</text:p>
              </table:table-cell>
              <table:table-cell office:value-type="float" office:value="2112362">
                <text:p>2112362</text:p>
              </table:table-cell>
              <table:table-cell office:value-type="float" office:value="2072045">
                <text:p>2072045</text:p>
              </table:table-cell>
              <table:table-cell office:value-type="float" office:value="2174801">
                <text:p>2174801</text:p>
              </table:table-cell>
              <table:table-cell office:value-type="float" office:value="2443938">
                <text:p>2443938</text:p>
              </table:table-cell>
              <table:table-cell office:value-type="float" office:value="2309737">
                <text:p>2309737</text:p>
              </table:table-cell>
              <table:table-cell office:value-type="float" office:value="2721794">
                <text:p>2721794</text:p>
              </table:table-cell>
              <table:table-cell office:value-type="float" office:value="2402232">
                <text:p>2402232</text:p>
              </table:table-cell>
            </table:table-row>
            <table:table-row>
              <table:table-cell office:value-type="float" office:value="16777216">
                <text:p>16777216</text:p>
              </table:table-cell>
              <table:table-cell office:value-type="float" office:value="8599575">
                <text:p>8599575</text:p>
              </table:table-cell>
              <table:table-cell office:value-type="float" office:value="4152181">
                <text:p>4152181</text:p>
              </table:table-cell>
              <table:table-cell office:value-type="float" office:value="4129456">
                <text:p>4129456</text:p>
              </table:table-cell>
              <table:table-cell office:value-type="float" office:value="4155847">
                <text:p>4155847</text:p>
              </table:table-cell>
              <table:table-cell office:value-type="float" office:value="4820604">
                <text:p>4820604</text:p>
              </table:table-cell>
              <table:table-cell office:value-type="float" office:value="4455766">
                <text:p>4455766</text:p>
              </table:table-cell>
              <table:table-cell office:value-type="float" office:value="4841862">
                <text:p>4841862</text:p>
              </table:table-cell>
              <table:table-cell office:value-type="float" office:value="4994007">
                <text:p>4994007</text:p>
              </table:table-cell>
            </table:table-row>
            <table:table-row>
              <table:table-cell office:value-type="float" office:value="33554432">
                <text:p>33554432</text:p>
              </table:table-cell>
              <table:table-cell office:value-type="float" office:value="17009748">
                <text:p>17009748</text:p>
              </table:table-cell>
              <table:table-cell office:value-type="float" office:value="8574265">
                <text:p>8574265</text:p>
              </table:table-cell>
              <table:table-cell office:value-type="float" office:value="8194157">
                <text:p>8194157</text:p>
              </table:table-cell>
              <table:table-cell office:value-type="float" office:value="8186923">
                <text:p>8186923</text:p>
              </table:table-cell>
              <table:table-cell office:value-type="float" office:value="9119791">
                <text:p>9119791</text:p>
              </table:table-cell>
              <table:table-cell office:value-type="float" office:value="9001951">
                <text:p>9001951</text:p>
              </table:table-cell>
              <table:table-cell office:value-type="float" office:value="10039726">
                <text:p>10039726</text:p>
              </table:table-cell>
              <table:table-cell office:value-type="float" office:value="9412426">
                <text:p>9412426</text:p>
              </table:table-cell>
            </table:table-row>
            <table:table-row>
              <table:table-cell office:value-type="float" office:value="67108864">
                <text:p>67108864</text:p>
              </table:table-cell>
              <table:table-cell office:value-type="float" office:value="34232907">
                <text:p>34232907</text:p>
              </table:table-cell>
              <table:table-cell office:value-type="float" office:value="16566306">
                <text:p>16566306</text:p>
              </table:table-cell>
              <table:table-cell office:value-type="float" office:value="16403666">
                <text:p>16403666</text:p>
              </table:table-cell>
              <table:table-cell office:value-type="float" office:value="16782892">
                <text:p>16782892</text:p>
              </table:table-cell>
              <table:table-cell office:value-type="float" office:value="18752893">
                <text:p>18752893</text:p>
              </table:table-cell>
              <table:table-cell office:value-type="float" office:value="18138993">
                <text:p>18138993</text:p>
              </table:table-cell>
              <table:table-cell office:value-type="float" office:value="20179336">
                <text:p>20179336</text:p>
              </table:table-cell>
              <table:table-cell office:value-type="float" office:value="18788378">
                <text:p>18788378</text:p>
              </table:table-cell>
            </table:table-row>
            <table:table-row>
              <table:table-cell office:value-type="float" office:value="134217728">
                <text:p>134217728</text:p>
              </table:table-cell>
              <table:table-cell office:value-type="float" office:value="68315490">
                <text:p>68315490</text:p>
              </table:table-cell>
              <table:table-cell office:value-type="float" office:value="33023605">
                <text:p>33023605</text:p>
              </table:table-cell>
              <table:table-cell office:value-type="float" office:value="33069693">
                <text:p>33069693</text:p>
              </table:table-cell>
              <table:table-cell office:value-type="float" office:value="33986890">
                <text:p>33986890</text:p>
              </table:table-cell>
              <table:table-cell office:value-type="float" office:value="37066372">
                <text:p>37066372</text:p>
              </table:table-cell>
              <table:table-cell office:value-type="float" office:value="36496997">
                <text:p>36496997</text:p>
              </table:table-cell>
              <table:table-cell office:value-type="float" office:value="40155796">
                <text:p>40155796</text:p>
              </table:table-cell>
              <table:table-cell office:value-type="float" office:value="37752933">
                <text:p>37752933</text:p>
              </table:table-cell>
            </table:table-row>
            <table:table-row>
              <table:table-cell office:value-type="float" office:value="268435456">
                <text:p>268435456</text:p>
              </table:table-cell>
              <table:table-cell office:value-type="float" office:value="137263966">
                <text:p>137263966</text:p>
              </table:table-cell>
              <table:table-cell office:value-type="float" office:value="66396258">
                <text:p>66396258</text:p>
              </table:table-cell>
              <table:table-cell office:value-type="float" office:value="67510956">
                <text:p>67510956</text:p>
              </table:table-cell>
              <table:table-cell office:value-type="float" office:value="65442630">
                <text:p>65442630</text:p>
              </table:table-cell>
              <table:table-cell office:value-type="float" office:value="75782132">
                <text:p>75782132</text:p>
              </table:table-cell>
              <table:table-cell office:value-type="float" office:value="73721597">
                <text:p>73721597</text:p>
              </table:table-cell>
              <table:table-cell office:value-type="float" office:value="78678684">
                <text:p>78678684</text:p>
              </table:table-cell>
              <table:table-cell office:value-type="float" office:value="75665880">
                <text:p>75665880</text:p>
              </table:table-cell>
            </table:table-row>
            <table:table-row>
              <table:table-cell office:value-type="float" office:value="536870912">
                <text:p>536870912</text:p>
              </table:table-cell>
              <table:table-cell office:value-type="float" office:value="275148353">
                <text:p>275148353</text:p>
              </table:table-cell>
              <table:table-cell office:value-type="float" office:value="132322859">
                <text:p>132322859</text:p>
              </table:table-cell>
              <table:table-cell office:value-type="float" office:value="134698868">
                <text:p>134698868</text:p>
              </table:table-cell>
              <table:table-cell office:value-type="float" office:value="129633400">
                <text:p>129633400</text:p>
              </table:table-cell>
              <table:table-cell office:value-type="float" office:value="148825857">
                <text:p>148825857</text:p>
              </table:table-cell>
              <table:table-cell office:value-type="float" office:value="150341922">
                <text:p>150341922</text:p>
              </table:table-cell>
              <table:table-cell office:value-type="float" office:value="150142537">
                <text:p>150142537</text:p>
              </table:table-cell>
              <table:table-cell office:value-type="float" office:value="152325578">
                <text:p>152325578</text:p>
              </table:table-cell>
            </table:table-row>
            <table:table-row>
              <table:table-cell office:value-type="float" office:value="1073741824">
                <text:p>1073741824</text:p>
              </table:table-cell>
              <table:table-cell office:value-type="float" office:value="551609924">
                <text:p>551609924</text:p>
              </table:table-cell>
              <table:table-cell office:value-type="float" office:value="264749619">
                <text:p>264749619</text:p>
              </table:table-cell>
              <table:table-cell office:value-type="float" office:value="268805737">
                <text:p>268805737</text:p>
              </table:table-cell>
              <table:table-cell office:value-type="float" office:value="260962260">
                <text:p>260962260</text:p>
              </table:table-cell>
              <table:table-cell office:value-type="float" office:value="299651442">
                <text:p>299651442</text:p>
              </table:table-cell>
              <table:table-cell office:value-type="float" office:value="300310546">
                <text:p>300310546</text:p>
              </table:table-cell>
              <table:table-cell office:value-type="float" office:value="296995648">
                <text:p>296995648</text:p>
              </table:table-cell>
              <table:table-cell office:value-type="float" office:value="311821505">
                <text:p>31182150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display="block">
  <semantics>
    <mrow>
      <mrow>
        <mn>0</mn>
        <mo stretchy="false">⩽</mo>
        <mi>f</mi>
      </mrow>
      <mrow>
        <mrow>
          <mo fence="true" stretchy="false">(</mo>
          <mrow>
            <mi>n</mi>
          </mrow>
          <mo fence="true" stretchy="false">)</mo>
        </mrow>
        <mo stretchy="false">⩽</mo>
        <mi mathvariant="italic">cg</mi>
      </mrow>
      <mrow>
        <mo fence="true" stretchy="false">(</mo>
        <mrow>
          <mi>n</mi>
        </mrow>
        <mo fence="true" stretchy="false">)</mo>
      </mrow>
    </mrow>
    <annotation encoding="StarMath 5.0">0 leslant f(n) leslant cg(n)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7" table:style-name="ta1">
        <table:table-column table:style-name="co1" table:number-columns-repeated="5" table:default-cell-style-name="Default"/>
        <table:table-row table:style-name="ro1">
          <table:table-cell office:value-type="string" calcext:value-type="string">
            <text:p>Size</text:p>
          </table:table-cell>
          <table:table-cell office:value-type="string" calcext:value-type="string">
            <text:p>CharChar</text:p>
          </table:table-cell>
          <table:table-cell office:value-type="string" calcext:value-type="string">
            <text:p>StrStr</text:p>
          </table:table-cell>
          <table:table-cell office:value-type="string" calcext:value-type="string">
            <text:p>Rabin-Karp</text:p>
          </table:table-cell>
          <table:table-cell office:value-type="string" calcext:value-type="string">
            <text:p>KMP</text:p>
          </table:table-cell>
        </table:table-row>
        <table:table-row table:style-name="ro1">
          <table:table-cell office:value-type="float" office:value="1024" calcext:value-type="float">
            <text:p>1024</text:p>
          </table:table-cell>
          <table:table-cell office:value-type="float" office:value="0.4462890625" calcext:value-type="float">
            <text:p>0.4462890625</text:p>
          </table:table-cell>
          <table:table-cell office:value-type="float" office:value="0.185546875" calcext:value-type="float">
            <text:p>0.185546875</text:p>
          </table:table-cell>
          <table:table-cell office:value-type="float" office:value="0.5166015625" calcext:value-type="float">
            <text:p>0.5166015625</text:p>
          </table:table-cell>
          <table:table-cell office:value-type="float" office:value="0.484375" calcext:value-type="float">
            <text:p>0.484375</text:p>
          </table:table-cell>
        </table:table-row>
        <table:table-row table:style-name="ro1">
          <table:table-cell office:value-type="float" office:value="2048" calcext:value-type="float">
            <text:p>2048</text:p>
          </table:table-cell>
          <table:table-cell office:value-type="float" office:value="0.82666015625" calcext:value-type="float">
            <text:p>0.82666015625</text:p>
          </table:table-cell>
          <table:table-cell office:value-type="float" office:value="0.095703125" calcext:value-type="float">
            <text:p>0.095703125</text:p>
          </table:table-cell>
          <table:table-cell office:value-type="float" office:value="0.4267578125" calcext:value-type="float">
            <text:p>0.4267578125</text:p>
          </table:table-cell>
          <table:table-cell office:value-type="float" office:value="1.78662109375" calcext:value-type="float">
            <text:p>1.78662109375</text:p>
          </table:table-cell>
        </table:table-row>
        <table:table-row table:style-name="ro1">
          <table:table-cell office:value-type="float" office:value="4096" calcext:value-type="float">
            <text:p>4096</text:p>
          </table:table-cell>
          <table:table-cell office:value-type="float" office:value="0.299072265625" calcext:value-type="float">
            <text:p>0.299072265625</text:p>
          </table:table-cell>
          <table:table-cell office:value-type="float" office:value="0.065185546875" calcext:value-type="float">
            <text:p>0.065185546875</text:p>
          </table:table-cell>
          <table:table-cell office:value-type="float" office:value="0.334716796875" calcext:value-type="float">
            <text:p>0.334716796875</text:p>
          </table:table-cell>
          <table:table-cell office:value-type="float" office:value="3.450927734375" calcext:value-type="float">
            <text:p>3.450927734375</text:p>
          </table:table-cell>
        </table:table-row>
        <table:table-row table:style-name="ro1">
          <table:table-cell office:value-type="float" office:value="8192" calcext:value-type="float">
            <text:p>8192</text:p>
          </table:table-cell>
          <table:table-cell office:value-type="float" office:value="0.27978515625" calcext:value-type="float">
            <text:p>0.27978515625</text:p>
          </table:table-cell>
          <table:table-cell office:value-type="float" office:value="0.030517578125" calcext:value-type="float">
            <text:p>0.030517578125</text:p>
          </table:table-cell>
          <table:table-cell office:value-type="float" office:value="0.558349609375" calcext:value-type="float">
            <text:p>0.558349609375</text:p>
          </table:table-cell>
          <table:table-cell office:value-type="float" office:value="0.2110595703125" calcext:value-type="float">
            <text:p>0.2110595703125</text:p>
          </table:table-cell>
        </table:table-row>
        <table:table-row table:style-name="ro1">
          <table:table-cell office:value-type="float" office:value="16384" calcext:value-type="float">
            <text:p>16384</text:p>
          </table:table-cell>
          <table:table-cell office:value-type="float" office:value="0.283935546875" calcext:value-type="float">
            <text:p>0.283935546875</text:p>
          </table:table-cell>
          <table:table-cell office:value-type="float" office:value="0.01947021484375" calcext:value-type="float">
            <text:p>0.01947021484375</text:p>
          </table:table-cell>
          <table:table-cell office:value-type="float" office:value="0.81890869140625" calcext:value-type="float">
            <text:p>0.81890869140625</text:p>
          </table:table-cell>
          <table:table-cell office:value-type="float" office:value="1.01593017578125" calcext:value-type="float">
            <text:p>1.01593017578125</text:p>
          </table:table-cell>
        </table:table-row>
        <table:table-row table:style-name="ro1">
          <table:table-cell office:value-type="float" office:value="32768" calcext:value-type="float">
            <text:p>32768</text:p>
          </table:table-cell>
          <table:table-cell office:value-type="float" office:value="0.38201904296875" calcext:value-type="float">
            <text:p>0.38201904296875</text:p>
          </table:table-cell>
          <table:table-cell office:value-type="float" office:value="0.0140380859375" calcext:value-type="float">
            <text:p>0.0140380859375</text:p>
          </table:table-cell>
          <table:table-cell office:value-type="float" office:value="0.420013427734375" calcext:value-type="float">
            <text:p>0.420013427734375</text:p>
          </table:table-cell>
          <table:table-cell office:value-type="float" office:value="0.648101806640625" calcext:value-type="float">
            <text:p>0.648101806640625</text:p>
          </table:table-cell>
        </table:table-row>
        <table:table-row table:style-name="ro1">
          <table:table-cell office:value-type="float" office:value="65536" calcext:value-type="float">
            <text:p>65536</text:p>
          </table:table-cell>
          <table:table-cell office:value-type="float" office:value="0.29443359375" calcext:value-type="float">
            <text:p>0.29443359375</text:p>
          </table:table-cell>
          <table:table-cell office:value-type="float" office:value="0.0101470947265625" calcext:value-type="float">
            <text:p>0.010147094726563</text:p>
          </table:table-cell>
          <table:table-cell office:value-type="float" office:value="0.542877197265625" calcext:value-type="float">
            <text:p>0.542877197265625</text:p>
          </table:table-cell>
          <table:table-cell office:value-type="float" office:value="0.54864501953125" calcext:value-type="float">
            <text:p>0.54864501953125</text:p>
          </table:table-cell>
        </table:table-row>
        <table:table-row table:style-name="ro1">
          <table:table-cell office:value-type="float" office:value="131072" calcext:value-type="float">
            <text:p>131072</text:p>
          </table:table-cell>
          <table:table-cell office:value-type="float" office:value="0.350173950195312" calcext:value-type="float">
            <text:p>0.350173950195312</text:p>
          </table:table-cell>
          <table:table-cell office:value-type="float" office:value="0.202613830566406" calcext:value-type="float">
            <text:p>0.202613830566406</text:p>
          </table:table-cell>
          <table:table-cell office:value-type="float" office:value="0.986045837402344" calcext:value-type="float">
            <text:p>0.986045837402344</text:p>
          </table:table-cell>
          <table:table-cell office:value-type="float" office:value="0.544158935546875" calcext:value-type="float">
            <text:p>0.544158935546875</text:p>
          </table:table-cell>
        </table:table-row>
        <table:table-row table:style-name="ro1">
          <table:table-cell office:value-type="float" office:value="262144" calcext:value-type="float">
            <text:p>262144</text:p>
          </table:table-cell>
          <table:table-cell office:value-type="float" office:value="0.347248077392578" calcext:value-type="float">
            <text:p>0.347248077392578</text:p>
          </table:table-cell>
          <table:table-cell office:value-type="float" office:value="0.00875473022460938" calcext:value-type="float">
            <text:p>0.008754730224609</text:p>
          </table:table-cell>
          <table:table-cell office:value-type="float" office:value="0.473812103271484" calcext:value-type="float">
            <text:p>0.473812103271484</text:p>
          </table:table-cell>
          <table:table-cell office:value-type="float" office:value="0.390373229980469" calcext:value-type="float">
            <text:p>0.390373229980469</text:p>
          </table:table-cell>
        </table:table-row>
        <table:table-row table:style-name="ro1">
          <table:table-cell office:value-type="float" office:value="524288" calcext:value-type="float">
            <text:p>524288</text:p>
          </table:table-cell>
          <table:table-cell office:value-type="float" office:value="0.492979049682617" calcext:value-type="float">
            <text:p>0.492979049682617</text:p>
          </table:table-cell>
          <table:table-cell office:value-type="float" office:value="0.0307903289794922" calcext:value-type="float">
            <text:p>0.030790328979492</text:p>
          </table:table-cell>
          <table:table-cell office:value-type="float" office:value="0.623037338256836" calcext:value-type="float">
            <text:p>0.623037338256836</text:p>
          </table:table-cell>
          <table:table-cell office:value-type="float" office:value="0.236461639404297" calcext:value-type="float">
            <text:p>0.236461639404297</text:p>
          </table:table-cell>
        </table:table-row>
        <table:table-row table:style-name="ro1">
          <table:table-cell office:value-type="float" office:value="1048576" calcext:value-type="float">
            <text:p>1048576</text:p>
          </table:table-cell>
          <table:table-cell office:value-type="float" office:value="0.358869552612305" calcext:value-type="float">
            <text:p>0.358869552612305</text:p>
          </table:table-cell>
          <table:table-cell office:value-type="float" office:value="0.036376953125" calcext:value-type="float">
            <text:p>0.036376953125</text:p>
          </table:table-cell>
          <table:table-cell office:value-type="float" office:value="0.465225219726563" calcext:value-type="float">
            <text:p>0.465225219726563</text:p>
          </table:table-cell>
          <table:table-cell office:value-type="float" office:value="0.414180755615234" calcext:value-type="float">
            <text:p>0.414180755615234</text:p>
          </table:table-cell>
        </table:table-row>
        <table:table-row table:style-name="ro1">
          <table:table-cell office:value-type="float" office:value="2097152" calcext:value-type="float">
            <text:p>2097152</text:p>
          </table:table-cell>
          <table:table-cell office:value-type="float" office:value="0.278640270233154" calcext:value-type="float">
            <text:p>0.278640270233154</text:p>
          </table:table-cell>
          <table:table-cell office:value-type="float" office:value="0.0259428024291992" calcext:value-type="float">
            <text:p>0.025942802429199</text:p>
          </table:table-cell>
          <table:table-cell office:value-type="float" office:value="0.308441162109375" calcext:value-type="float">
            <text:p>0.308441162109375</text:p>
          </table:table-cell>
          <table:table-cell office:value-type="float" office:value="0.192879199981689" calcext:value-type="float">
            <text:p>0.192879199981689</text:p>
          </table:table-cell>
        </table:table-row>
        <table:table-row table:style-name="ro1">
          <table:table-cell office:value-type="float" office:value="4194304" calcext:value-type="float">
            <text:p>4194304</text:p>
          </table:table-cell>
          <table:table-cell office:value-type="float" office:value="0.266236305236816" calcext:value-type="float">
            <text:p>0.266236305236816</text:p>
          </table:table-cell>
          <table:table-cell office:value-type="float" office:value="0.0213131904602051" calcext:value-type="float">
            <text:p>0.021313190460205</text:p>
          </table:table-cell>
          <table:table-cell office:value-type="float" office:value="0.295521259307861" calcext:value-type="float">
            <text:p>0.295521259307861</text:p>
          </table:table-cell>
          <table:table-cell office:value-type="float" office:value="0.185322761535645" calcext:value-type="float">
            <text:p>0.185322761535645</text:p>
          </table:table-cell>
        </table:table-row>
        <table:table-row table:style-name="ro1">
          <table:table-cell office:value-type="float" office:value="8388608" calcext:value-type="float">
            <text:p>8388608</text:p>
          </table:table-cell>
          <table:table-cell office:value-type="float" office:value="0.263043165206909" calcext:value-type="float">
            <text:p>0.263043165206909</text:p>
          </table:table-cell>
          <table:table-cell office:value-type="float" office:value="0.03077232837677" calcext:value-type="float">
            <text:p>0.03077232837677</text:p>
          </table:table-cell>
          <table:table-cell office:value-type="float" office:value="0.286368370056152" calcext:value-type="float">
            <text:p>0.286368370056152</text:p>
          </table:table-cell>
          <table:table-cell office:value-type="float" office:value="0.180022120475769" calcext:value-type="float">
            <text:p>0.180022120475769</text:p>
          </table:table-cell>
        </table:table-row>
        <table:table-row table:style-name="ro1">
          <table:table-cell office:value-type="float" office:value="16777216" calcext:value-type="float">
            <text:p>16777216</text:p>
          </table:table-cell>
          <table:table-cell office:value-type="float" office:value="0.261119246482849" calcext:value-type="float">
            <text:p>0.261119246482849</text:p>
          </table:table-cell>
          <table:table-cell office:value-type="float" office:value="0.0278816819190979" calcext:value-type="float">
            <text:p>0.027881681919098</text:p>
          </table:table-cell>
          <table:table-cell office:value-type="float" office:value="0.297666013240814" calcext:value-type="float">
            <text:p>0.297666013240814</text:p>
          </table:table-cell>
          <table:table-cell office:value-type="float" office:value="0.185900747776032" calcext:value-type="float">
            <text:p>0.185900747776032</text:p>
          </table:table-cell>
        </table:table-row>
        <table:table-row table:style-name="ro1">
          <table:table-cell office:value-type="float" office:value="33554432" calcext:value-type="float">
            <text:p>33554432</text:p>
          </table:table-cell>
          <table:table-cell office:value-type="float" office:value="0.260137945413589" calcext:value-type="float">
            <text:p>0.260137945413589</text:p>
          </table:table-cell>
          <table:table-cell office:value-type="float" office:value="0.0173363089561462" calcext:value-type="float">
            <text:p>0.017336308956146</text:p>
          </table:table-cell>
          <table:table-cell office:value-type="float" office:value="0.280512154102325" calcext:value-type="float">
            <text:p>0.280512154102325</text:p>
          </table:table-cell>
          <table:table-cell office:value-type="float" office:value="0.168552607297897" calcext:value-type="float">
            <text:p>0.168552607297897</text:p>
          </table:table-cell>
        </table:table-row>
        <table:table-row table:style-name="ro1">
          <table:table-cell office:value-type="float" office:value="67108864" calcext:value-type="float">
            <text:p>67108864</text:p>
          </table:table-cell>
          <table:table-cell office:value-type="float" office:value="0.256310999393463" calcext:value-type="float">
            <text:p>0.256310999393463</text:p>
          </table:table-cell>
          <table:table-cell office:value-type="float" office:value="0.00943617522716522" calcext:value-type="float">
            <text:p>0.009436175227165</text:p>
          </table:table-cell>
          <table:table-cell office:value-type="float" office:value="0.279968649148941" calcext:value-type="float">
            <text:p>0.279968649148941</text:p>
          </table:table-cell>
          <table:table-cell office:value-type="float" office:value="0.175879418849945" calcext:value-type="float">
            <text:p>0.175879418849945</text:p>
          </table:table-cell>
        </table:table-row>
        <table:table-row table:style-name="ro1">
          <table:table-cell office:value-type="float" office:value="134217728" calcext:value-type="float">
            <text:p>134217728</text:p>
          </table:table-cell>
          <table:table-cell office:value-type="float" office:value="0.257585965096951" calcext:value-type="float">
            <text:p>0.257585965096951</text:p>
          </table:table-cell>
          <table:table-cell office:value-type="float" office:value="0.00981134921312332" calcext:value-type="float">
            <text:p>0.009811349213123</text:p>
          </table:table-cell>
          <table:table-cell office:value-type="float" office:value="0.281281270086765" calcext:value-type="float">
            <text:p>0.281281270086765</text:p>
          </table:table-cell>
          <table:table-cell office:value-type="float" office:value="0.168510898947716" calcext:value-type="float">
            <text:p>0.168510898947716</text:p>
          </table:table-cell>
        </table:table-row>
        <table:table-row table:style-name="ro1">
          <table:table-cell office:value-type="float" office:value="268435456" calcext:value-type="float">
            <text:p>268435456</text:p>
          </table:table-cell>
          <table:table-cell office:value-type="float" office:value="0.260254546999931" calcext:value-type="float">
            <text:p>0.260254546999931</text:p>
          </table:table-cell>
          <table:table-cell office:value-type="float" office:value="0.00983535125851631" calcext:value-type="float">
            <text:p>0.009835351258516</text:p>
          </table:table-cell>
          <table:table-cell office:value-type="float" office:value="0.281877368688583" calcext:value-type="float">
            <text:p>0.281877368688583</text:p>
          </table:table-cell>
          <table:table-cell office:value-type="float" office:value="0.173833440989256" calcext:value-type="float">
            <text:p>0.173833440989256</text:p>
          </table:table-cell>
        </table:table-row>
        <table:table-row table:style-name="ro1">
          <table:table-cell office:value-type="float" office:value="536870912" calcext:value-type="float">
            <text:p>536870912</text:p>
          </table:table-cell>
          <table:table-cell office:value-type="float" office:value="0.260496696457267" calcext:value-type="float">
            <text:p>0.260496696457267</text:p>
          </table:table-cell>
          <table:table-cell office:value-type="float" office:value="0.00959388539195061" calcext:value-type="float">
            <text:p>0.009593885391951</text:p>
          </table:table-cell>
          <table:table-cell office:value-type="float" office:value="0.283728498965502" calcext:value-type="float">
            <text:p>0.283728498965502</text:p>
          </table:table-cell>
          <table:table-cell office:value-type="float" office:value="0.209468254819512" calcext:value-type="float">
            <text:p>0.209468254819512</text:p>
          </table:table-cell>
        </table:table-row>
        <table:table-row table:style-name="ro1">
          <table:table-cell office:value-type="float" office:value="1073741824" calcext:value-type="float">
            <text:p>1073741824</text:p>
          </table:table-cell>
          <table:table-cell office:value-type="float" office:value="0.260043069720268" calcext:value-type="float">
            <text:p>0.260043069720268</text:p>
          </table:table-cell>
          <table:table-cell office:value-type="float" office:value="0.00892126560211182" calcext:value-type="float">
            <text:p>0.008921265602112</text:p>
          </table:table-cell>
          <table:table-cell office:value-type="float" office:value="0.290406406857073" calcext:value-type="float">
            <text:p>0.290406406857073</text:p>
          </table:table-cell>
          <table:table-cell office:value-type="float" office:value="0.163917540572584" calcext:value-type="float">
            <text:p>0.163917540572584</text:p>
          </table:table-cell>
        </table:table-row>
        <table:table-row table:style-name="ro1">
          <table:table-cell table:number-columns-repeated="5"/>
        </table:table-row>
        <table:table-row table:style-name="ro1">
          <table:table-cell office:value-type="string" calcext:value-type="string">
            <text:p>Average</text:p>
          </table:table-cell>
          <table:table-cell table:formula="of:=AVERAGE([.B2:.B22])" office:value-type="float" office:value="0.332634936397274" calcext:value-type="float">
            <text:p>0.332634936397274</text:p>
          </table:table-cell>
          <table:table-cell table:formula="of:=AVERAGE([.C2:.C22])" office:value-type="float" office:value="0.041428033439886" calcext:value-type="float">
            <text:p>0.041428033439886</text:p>
          </table:table-cell>
          <table:table-cell table:formula="of:=AVERAGE([.D2:.D22])" office:value-type="float" office:value="0.431053178517946" calcext:value-type="float">
            <text:p>0.431053178517946</text:p>
          </table:table-cell>
          <table:table-cell table:formula="of:=AVERAGE([.E2:.E22])" office:value-type="float" office:value="0.54929152153255" calcext:value-type="float">
            <text:p>0.5492915215325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21:24:48.331829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line" chart:style-name="ch1">
        <chart:title svg:x="5.111cm" svg:y="0.314cm" chart:style-name="ch2">
          <text:p>Growth of Processing Times</text:p>
        </chart:title>
        <chart:subtitle svg:x="7.069cm" svg:y="1.247cm" chart:style-name="ch3">
          <text:p>Time/Size</text:p>
        </chart:subtitle>
        <chart:legend chart:legend-position="end" svg:x="10.607cm" svg:y="2.669cm" style:legend-expansion="high" chart:style-name="ch4"/>
        <chart:plot-area chart:style-name="ch5" chart:data-source-has-labels="both" svg:x="1.278cm" svg:y="2.081cm" svg:width="9.01cm" svg:height="5.81cm">
          <chartooo:coordinate-region svg:x="1.714cm" svg:y="2.081cm" svg:width="8.241cm" svg:height="3.834cm"/>
          <chart:axis chart:dimension="x" chart:name="primary-x" chart:style-name="ch6" chartooo:axis-type="auto">
            <chartooo:date-scale/>
            <chart:title svg:x="5.408cm" svg:y="8.07cm" chart:style-name="ch7">
              <text:p>Size</text:p>
            </chart:title>
            <chart:categories table:cell-range-address="local-table.$A$2:.$A$22"/>
            <chart:grid chart:style-name="ch8" chart:class="major"/>
          </chart:axis>
          <chart:axis chart:dimension="y" chart:name="primary-y" chart:style-name="ch6">
            <chart:title svg:x="0.451cm" svg:y="5.427cm" chart:style-name="ch9">
              <text:p>Ratio</text:p>
            </chart:title>
            <chart:grid chart:style-name="ch8" chart:class="major"/>
          </chart:axis>
          <chart:series chart:style-name="ch10" chart:values-cell-range-address="local-table.$B$2:.$B$22" chart:label-cell-address="local-table.$B$1" chart:class="chart:line">
            <chart:data-point chart:repeated="21"/>
          </chart:series>
          <chart:series chart:style-name="ch11" chart:values-cell-range-address="local-table.$C$2:.$C$22" chart:label-cell-address="local-table.$C$1" chart:class="chart:line">
            <chart:data-point chart:repeated="21"/>
          </chart:series>
          <chart:series chart:style-name="ch12" chart:values-cell-range-address="local-table.$D$2:.$D$22" chart:label-cell-address="local-table.$D$1" chart:class="chart:line">
            <chart:data-point chart:repeated="21"/>
          </chart:series>
          <chart:series chart:style-name="ch13" chart:values-cell-range-address="local-table.$E$2:.$E$22" chart:label-cell-address="local-table.$E$1" chart:class="chart:line">
            <chart:data-point chart:repeated="21"/>
          </chart:series>
          <chart:series chart:style-name="ch14" chart:values-cell-range-address="local-table.$F$2:.$F$22" chart:label-cell-address="local-table.$F$1" chart:class="chart:line">
            <chart:data-point chart:repeated="21"/>
          </chart:series>
          <chart:series chart:style-name="ch15" chart:values-cell-range-address="local-table.$G$2:.$G$22" chart:label-cell-address="local-table.$G$1" chart:class="chart:line">
            <chart:data-point chart:repeated="21"/>
          </chart:series>
          <chart:series chart:style-name="ch16" chart:values-cell-range-address="local-table.$H$2:.$H$22" chart:label-cell-address="local-table.$H$1" chart:class="chart:line">
            <chart:data-point chart:repeated="21"/>
          </chart:series>
          <chart:series chart:style-name="ch17" chart:values-cell-range-address="local-table.$I$2:.$I$22" chart:label-cell-address="local-table.$I$1" chart:class="chart:line">
            <chart:data-point chart:repeated="21"/>
          </chart:series>
          <chart:wall chart:style-name="ch18"/>
          <chart:floor chart:style-name="ch19"/>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RK:Rx=33, q=101</text:p>
              </table:table-cell>
              <table:table-cell office:value-type="string">
                <text:p>RK:Rx=95, q=101</text:p>
              </table:table-cell>
              <table:table-cell office:value-type="string">
                <text:p>RK:Rx=96, q=101</text:p>
              </table:table-cell>
              <table:table-cell office:value-type="string">
                <text:p>RK:Rx=96, q=2147483647</text:p>
              </table:table-cell>
              <table:table-cell office:value-type="string">
                <text:p>RK:Rx=95, q=127</text:p>
              </table:table-cell>
              <table:table-cell office:value-type="string">
                <text:p>RK:Rx=95, q=131071</text:p>
              </table:table-cell>
              <table:table-cell office:value-type="string">
                <text:p>RK:Rx=95, q=8191</text:p>
              </table:table-cell>
              <table:table-cell office:value-type="string">
                <text:p>RK:Rx=96, q=127</text:p>
              </table:table-cell>
            </table:table-row>
          </table:table-header-rows>
          <table:table-rows>
            <table:table-row>
              <table:table-cell office:value-type="float" office:value="1024">
                <text:p>1024</text:p>
              </table:table-cell>
              <table:table-cell office:value-type="float" office:value="4.7802734375">
                <text:p>4.7802734375</text:p>
              </table:table-cell>
              <table:table-cell office:value-type="float" office:value="0.4501953125">
                <text:p>0.4501953125</text:p>
              </table:table-cell>
              <table:table-cell office:value-type="float" office:value="0.4462890625">
                <text:p>0.4462890625</text:p>
              </table:table-cell>
              <table:table-cell office:value-type="float" office:value="0.517578125">
                <text:p>0.517578125</text:p>
              </table:table-cell>
              <table:table-cell office:value-type="float" office:value="0.541015625">
                <text:p>0.541015625</text:p>
              </table:table-cell>
              <table:table-cell office:value-type="float" office:value="0.5078125">
                <text:p>0.5078125</text:p>
              </table:table-cell>
              <table:table-cell office:value-type="float" office:value="0.6484375">
                <text:p>0.6484375</text:p>
              </table:table-cell>
              <table:table-cell office:value-type="float" office:value="0.5166015625">
                <text:p>0.5166015625</text:p>
              </table:table-cell>
            </table:table-row>
            <table:table-row>
              <table:table-cell office:value-type="float" office:value="2048">
                <text:p>2048</text:p>
              </table:table-cell>
              <table:table-cell office:value-type="float" office:value="0.87158203125">
                <text:p>0.87158203125</text:p>
              </table:table-cell>
              <table:table-cell office:value-type="float" office:value="2.1337890625">
                <text:p>2.1337890625</text:p>
              </table:table-cell>
              <table:table-cell office:value-type="float" office:value="0.3388671875">
                <text:p>0.3388671875</text:p>
              </table:table-cell>
              <table:table-cell office:value-type="float" office:value="4.04931640625">
                <text:p>4.04931640625</text:p>
              </table:table-cell>
              <table:table-cell office:value-type="float" office:value="0.40380859375">
                <text:p>0.40380859375</text:p>
              </table:table-cell>
              <table:table-cell office:value-type="float" office:value="0.388671875">
                <text:p>0.388671875</text:p>
              </table:table-cell>
              <table:table-cell office:value-type="float" office:value="0.38427734375">
                <text:p>0.38427734375</text:p>
              </table:table-cell>
              <table:table-cell office:value-type="float" office:value="0.4267578125">
                <text:p>0.4267578125</text:p>
              </table:table-cell>
            </table:table-row>
            <table:table-row>
              <table:table-cell office:value-type="float" office:value="4096">
                <text:p>4096</text:p>
              </table:table-cell>
              <table:table-cell office:value-type="float" office:value="1.9013671875">
                <text:p>1.9013671875</text:p>
              </table:table-cell>
              <table:table-cell office:value-type="float" office:value="0.283935546875">
                <text:p>0.283935546875</text:p>
              </table:table-cell>
              <table:table-cell office:value-type="float" office:value="0.2919921875">
                <text:p>0.2919921875</text:p>
              </table:table-cell>
              <table:table-cell office:value-type="float" office:value="1.290283203125">
                <text:p>1.290283203125</text:p>
              </table:table-cell>
              <table:table-cell office:value-type="float" office:value="1.07958984375">
                <text:p>1.07958984375</text:p>
              </table:table-cell>
              <table:table-cell office:value-type="float" office:value="0.319091796875">
                <text:p>0.319091796875</text:p>
              </table:table-cell>
              <table:table-cell office:value-type="float" office:value="0.413818359375">
                <text:p>0.413818359375</text:p>
              </table:table-cell>
              <table:table-cell office:value-type="float" office:value="0.334716796875">
                <text:p>0.334716796875</text:p>
              </table:table-cell>
            </table:table-row>
            <table:table-row>
              <table:table-cell office:value-type="float" office:value="8192">
                <text:p>8192</text:p>
              </table:table-cell>
              <table:table-cell office:value-type="float" office:value="1.0228271484375">
                <text:p>1.0228271484375</text:p>
              </table:table-cell>
              <table:table-cell office:value-type="float" office:value="0.750244140625">
                <text:p>0.750244140625</text:p>
              </table:table-cell>
              <table:table-cell office:value-type="float" office:value="0.354248046875">
                <text:p>0.354248046875</text:p>
              </table:table-cell>
              <table:table-cell office:value-type="float" office:value="0.320556640625">
                <text:p>0.320556640625</text:p>
              </table:table-cell>
              <table:table-cell office:value-type="float" office:value="0.352783203125">
                <text:p>0.352783203125</text:p>
              </table:table-cell>
              <table:table-cell office:value-type="float" office:value="0.608154296875">
                <text:p>0.608154296875</text:p>
              </table:table-cell>
              <table:table-cell office:value-type="float" office:value="0.28955078125">
                <text:p>0.28955078125</text:p>
              </table:table-cell>
              <table:table-cell office:value-type="float" office:value="0.558349609375">
                <text:p>0.558349609375</text:p>
              </table:table-cell>
            </table:table-row>
            <table:table-row>
              <table:table-cell office:value-type="float" office:value="16384">
                <text:p>16384</text:p>
              </table:table-cell>
              <table:table-cell office:value-type="float" office:value="1.0328369140625">
                <text:p>1.0328369140625</text:p>
              </table:table-cell>
              <table:table-cell office:value-type="float" office:value="0.57855224609375">
                <text:p>0.57855224609375</text:p>
              </table:table-cell>
              <table:table-cell office:value-type="float" office:value="1.142333984375">
                <text:p>1.142333984375</text:p>
              </table:table-cell>
              <table:table-cell office:value-type="float" office:value="0.26800537109375">
                <text:p>0.26800537109375</text:p>
              </table:table-cell>
              <table:table-cell office:value-type="float" office:value="0.64727783203125">
                <text:p>0.64727783203125</text:p>
              </table:table-cell>
              <table:table-cell office:value-type="float" office:value="1.1068115234375">
                <text:p>1.1068115234375</text:p>
              </table:table-cell>
              <table:table-cell office:value-type="float" office:value="0.546875">
                <text:p>0.546875</text:p>
              </table:table-cell>
              <table:table-cell office:value-type="float" office:value="0.81890869140625">
                <text:p>0.81890869140625</text:p>
              </table:table-cell>
            </table:table-row>
            <table:table-row>
              <table:table-cell office:value-type="float" office:value="32768">
                <text:p>32768</text:p>
              </table:table-cell>
              <table:table-cell office:value-type="float" office:value="1.01318359375">
                <text:p>1.01318359375</text:p>
              </table:table-cell>
              <table:table-cell office:value-type="float" office:value="0.527496337890625">
                <text:p>0.527496337890625</text:p>
              </table:table-cell>
              <table:table-cell office:value-type="float" office:value="0.3404541015625">
                <text:p>0.3404541015625</text:p>
              </table:table-cell>
              <table:table-cell office:value-type="float" office:value="0.366058349609375">
                <text:p>0.366058349609375</text:p>
              </table:table-cell>
              <table:table-cell office:value-type="float" office:value="0.80828857421875">
                <text:p>0.80828857421875</text:p>
              </table:table-cell>
              <table:table-cell office:value-type="float" office:value="0.449920654296875">
                <text:p>0.449920654296875</text:p>
              </table:table-cell>
              <table:table-cell office:value-type="float" office:value="0.56341552734375">
                <text:p>0.56341552734375</text:p>
              </table:table-cell>
              <table:table-cell office:value-type="float" office:value="0.420013427734375">
                <text:p>0.420013427734375</text:p>
              </table:table-cell>
            </table:table-row>
            <table:table-row>
              <table:table-cell office:value-type="float" office:value="65536">
                <text:p>65536</text:p>
              </table:table-cell>
              <table:table-cell office:value-type="float" office:value="0.9798583984375">
                <text:p>0.9798583984375</text:p>
              </table:table-cell>
              <table:table-cell office:value-type="float" office:value="0.5482177734375">
                <text:p>0.5482177734375</text:p>
              </table:table-cell>
              <table:table-cell office:value-type="float" office:value="0.464004516601563">
                <text:p>0.464004516601563</text:p>
              </table:table-cell>
              <table:table-cell office:value-type="float" office:value="0.481613159179688">
                <text:p>0.481613159179688</text:p>
              </table:table-cell>
              <table:table-cell office:value-type="float" office:value="1.03965759277344">
                <text:p>1.03965759277344</text:p>
              </table:table-cell>
              <table:table-cell office:value-type="float" office:value="0.592910766601563">
                <text:p>0.592910766601563</text:p>
              </table:table-cell>
              <table:table-cell office:value-type="float" office:value="0.623428344726563">
                <text:p>0.623428344726563</text:p>
              </table:table-cell>
              <table:table-cell office:value-type="float" office:value="0.542877197265625">
                <text:p>0.542877197265625</text:p>
              </table:table-cell>
            </table:table-row>
            <table:table-row>
              <table:table-cell office:value-type="float" office:value="131072">
                <text:p>131072</text:p>
              </table:table-cell>
              <table:table-cell office:value-type="float" office:value="0.814559936523438">
                <text:p>0.814559936523438</text:p>
              </table:table-cell>
              <table:table-cell office:value-type="float" office:value="0.353691101074219">
                <text:p>0.353691101074219</text:p>
              </table:table-cell>
              <table:table-cell office:value-type="float" office:value="0.341239929199219">
                <text:p>0.341239929199219</text:p>
              </table:table-cell>
              <table:table-cell office:value-type="float" office:value="0.443145751953125">
                <text:p>0.443145751953125</text:p>
              </table:table-cell>
              <table:table-cell office:value-type="float" office:value="0.859077453613281">
                <text:p>0.859077453613281</text:p>
              </table:table-cell>
              <table:table-cell office:value-type="float" office:value="0.852134704589844">
                <text:p>0.852134704589844</text:p>
              </table:table-cell>
              <table:table-cell office:value-type="float" office:value="0.664604187011719">
                <text:p>0.664604187011719</text:p>
              </table:table-cell>
              <table:table-cell office:value-type="float" office:value="0.986045837402344">
                <text:p>0.986045837402344</text:p>
              </table:table-cell>
            </table:table-row>
            <table:table-row>
              <table:table-cell office:value-type="float" office:value="262144">
                <text:p>262144</text:p>
              </table:table-cell>
              <table:table-cell office:value-type="float" office:value="0.618896484375">
                <text:p>0.618896484375</text:p>
              </table:table-cell>
              <table:table-cell office:value-type="float" office:value="0.331783294677734">
                <text:p>0.331783294677734</text:p>
              </table:table-cell>
              <table:table-cell office:value-type="float" office:value="0.412059783935547">
                <text:p>0.412059783935547</text:p>
              </table:table-cell>
              <table:table-cell office:value-type="float" office:value="0.726787567138672">
                <text:p>0.726787567138672</text:p>
              </table:table-cell>
              <table:table-cell office:value-type="float" office:value="0.859272003173828">
                <text:p>0.859272003173828</text:p>
              </table:table-cell>
              <table:table-cell office:value-type="float" office:value="0.302227020263672">
                <text:p>0.302227020263672</text:p>
              </table:table-cell>
              <table:table-cell office:value-type="float" office:value="0.789188385009766">
                <text:p>0.789188385009766</text:p>
              </table:table-cell>
              <table:table-cell office:value-type="float" office:value="0.473812103271484">
                <text:p>0.473812103271484</text:p>
              </table:table-cell>
            </table:table-row>
            <table:table-row>
              <table:table-cell office:value-type="float" office:value="524288">
                <text:p>524288</text:p>
              </table:table-cell>
              <table:table-cell office:value-type="float" office:value="0.570865631103516">
                <text:p>0.570865631103516</text:p>
              </table:table-cell>
              <table:table-cell office:value-type="float" office:value="0.308601379394531">
                <text:p>0.308601379394531</text:p>
              </table:table-cell>
              <table:table-cell office:value-type="float" office:value="0.288288116455078">
                <text:p>0.288288116455078</text:p>
              </table:table-cell>
              <table:table-cell office:value-type="float" office:value="0.421476364135742">
                <text:p>0.421476364135742</text:p>
              </table:table-cell>
              <table:table-cell office:value-type="float" office:value="0.42689323425293">
                <text:p>0.42689323425293</text:p>
              </table:table-cell>
              <table:table-cell office:value-type="float" office:value="0.540695190429688">
                <text:p>0.540695190429688</text:p>
              </table:table-cell>
              <table:table-cell office:value-type="float" office:value="0.947780609130859">
                <text:p>0.947780609130859</text:p>
              </table:table-cell>
              <table:table-cell office:value-type="float" office:value="0.623037338256836">
                <text:p>0.623037338256836</text:p>
              </table:table-cell>
            </table:table-row>
            <table:table-row>
              <table:table-cell office:value-type="float" office:value="1048576">
                <text:p>1048576</text:p>
              </table:table-cell>
              <table:table-cell office:value-type="float" office:value="0.515355110168457">
                <text:p>0.515355110168457</text:p>
              </table:table-cell>
              <table:table-cell office:value-type="float" office:value="0.257950782775879">
                <text:p>0.257950782775879</text:p>
              </table:table-cell>
              <table:table-cell office:value-type="float" office:value="0.28106689453125">
                <text:p>0.28106689453125</text:p>
              </table:table-cell>
              <table:table-cell office:value-type="float" office:value="0.589556694030762">
                <text:p>0.589556694030762</text:p>
              </table:table-cell>
              <table:table-cell office:value-type="float" office:value="0.310121536254883">
                <text:p>0.310121536254883</text:p>
              </table:table-cell>
              <table:table-cell office:value-type="float" office:value="0.425633430480957">
                <text:p>0.425633430480957</text:p>
              </table:table-cell>
              <table:table-cell office:value-type="float" office:value="0.623599052429199">
                <text:p>0.623599052429199</text:p>
              </table:table-cell>
              <table:table-cell office:value-type="float" office:value="0.465225219726563">
                <text:p>0.465225219726563</text:p>
              </table:table-cell>
            </table:table-row>
            <table:table-row>
              <table:table-cell office:value-type="float" office:value="2097152">
                <text:p>2097152</text:p>
              </table:table-cell>
              <table:table-cell office:value-type="float" office:value="0.514478206634522">
                <text:p>0.514478206634522</text:p>
              </table:table-cell>
              <table:table-cell office:value-type="float" office:value="0.258190631866455">
                <text:p>0.258190631866455</text:p>
              </table:table-cell>
              <table:table-cell office:value-type="float" office:value="0.247588634490967">
                <text:p>0.247588634490967</text:p>
              </table:table-cell>
              <table:table-cell office:value-type="float" office:value="0.478301048278809">
                <text:p>0.478301048278809</text:p>
              </table:table-cell>
              <table:table-cell office:value-type="float" office:value="0.288986206054687">
                <text:p>0.288986206054687</text:p>
              </table:table-cell>
              <table:table-cell office:value-type="float" office:value="0.30346155166626">
                <text:p>0.30346155166626</text:p>
              </table:table-cell>
              <table:table-cell office:value-type="float" office:value="0.300446510314941">
                <text:p>0.300446510314941</text:p>
              </table:table-cell>
              <table:table-cell office:value-type="float" office:value="0.308441162109375">
                <text:p>0.308441162109375</text:p>
              </table:table-cell>
            </table:table-row>
            <table:table-row>
              <table:table-cell office:value-type="float" office:value="4194304">
                <text:p>4194304</text:p>
              </table:table-cell>
              <table:table-cell office:value-type="float" office:value="0.514336109161377">
                <text:p>0.514336109161377</text:p>
              </table:table-cell>
              <table:table-cell office:value-type="float" office:value="0.247636079788208">
                <text:p>0.247636079788208</text:p>
              </table:table-cell>
              <table:table-cell office:value-type="float" office:value="0.24596118927002">
                <text:p>0.24596118927002</text:p>
              </table:table-cell>
              <table:table-cell office:value-type="float" office:value="0.264558553695679">
                <text:p>0.264558553695679</text:p>
              </table:table-cell>
              <table:table-cell office:value-type="float" office:value="0.28352689743042">
                <text:p>0.28352689743042</text:p>
              </table:table-cell>
              <table:table-cell office:value-type="float" office:value="0.273399353027344">
                <text:p>0.273399353027344</text:p>
              </table:table-cell>
              <table:table-cell office:value-type="float" office:value="0.29822826385498">
                <text:p>0.29822826385498</text:p>
              </table:table-cell>
              <table:table-cell office:value-type="float" office:value="0.295521259307861">
                <text:p>0.295521259307861</text:p>
              </table:table-cell>
            </table:table-row>
            <table:table-row>
              <table:table-cell office:value-type="float" office:value="8388608">
                <text:p>8388608</text:p>
              </table:table-cell>
              <table:table-cell office:value-type="float" office:value="0.512067198753357">
                <text:p>0.512067198753357</text:p>
              </table:table-cell>
              <table:table-cell office:value-type="float" office:value="0.251813173294067">
                <text:p>0.251813173294067</text:p>
              </table:table-cell>
              <table:table-cell office:value-type="float" office:value="0.247007012367249">
                <text:p>0.247007012367249</text:p>
              </table:table-cell>
              <table:table-cell office:value-type="float" office:value="0.259256482124329">
                <text:p>0.259256482124329</text:p>
              </table:table-cell>
              <table:table-cell office:value-type="float" office:value="0.291340112686157">
                <text:p>0.291340112686157</text:p>
              </table:table-cell>
              <table:table-cell office:value-type="float" office:value="0.275342106819153">
                <text:p>0.275342106819153</text:p>
              </table:table-cell>
              <table:table-cell office:value-type="float" office:value="0.324463129043579">
                <text:p>0.324463129043579</text:p>
              </table:table-cell>
              <table:table-cell office:value-type="float" office:value="0.286368370056152">
                <text:p>0.286368370056152</text:p>
              </table:table-cell>
            </table:table-row>
            <table:table-row>
              <table:table-cell office:value-type="float" office:value="16777216">
                <text:p>16777216</text:p>
              </table:table-cell>
              <table:table-cell office:value-type="float" office:value="0.51257461309433">
                <text:p>0.51257461309433</text:p>
              </table:table-cell>
              <table:table-cell office:value-type="float" office:value="0.247489273548126">
                <text:p>0.247489273548126</text:p>
              </table:table-cell>
              <table:table-cell office:value-type="float" office:value="0.246134757995605">
                <text:p>0.246134757995605</text:p>
              </table:table-cell>
              <table:table-cell office:value-type="float" office:value="0.247707784175873">
                <text:p>0.247707784175873</text:p>
              </table:table-cell>
              <table:table-cell office:value-type="float" office:value="0.287330389022827">
                <text:p>0.287330389022827</text:p>
              </table:table-cell>
              <table:table-cell office:value-type="float" office:value="0.265584349632263">
                <text:p>0.265584349632263</text:p>
              </table:table-cell>
              <table:table-cell office:value-type="float" office:value="0.288597464561462">
                <text:p>0.288597464561462</text:p>
              </table:table-cell>
              <table:table-cell office:value-type="float" office:value="0.297666013240814">
                <text:p>0.297666013240814</text:p>
              </table:table-cell>
            </table:table-row>
            <table:table-row>
              <table:table-cell office:value-type="float" office:value="33554432">
                <text:p>33554432</text:p>
              </table:table-cell>
              <table:table-cell office:value-type="float" office:value="0.506929993629456">
                <text:p>0.506929993629456</text:p>
              </table:table-cell>
              <table:table-cell office:value-type="float" office:value="0.255533009767532">
                <text:p>0.255533009767532</text:p>
              </table:table-cell>
              <table:table-cell office:value-type="float" office:value="0.24420490860939">
                <text:p>0.24420490860939</text:p>
              </table:table-cell>
              <table:table-cell office:value-type="float" office:value="0.243989318609238">
                <text:p>0.243989318609238</text:p>
              </table:table-cell>
              <table:table-cell office:value-type="float" office:value="0.271790951490402">
                <text:p>0.271790951490402</text:p>
              </table:table-cell>
              <table:table-cell office:value-type="float" office:value="0.268279045820236">
                <text:p>0.268279045820236</text:p>
              </table:table-cell>
              <table:table-cell office:value-type="float" office:value="0.299207150936127">
                <text:p>0.299207150936127</text:p>
              </table:table-cell>
              <table:table-cell office:value-type="float" office:value="0.280512154102325">
                <text:p>0.280512154102325</text:p>
              </table:table-cell>
            </table:table-row>
            <table:table-row>
              <table:table-cell office:value-type="float" office:value="67108864">
                <text:p>67108864</text:p>
              </table:table-cell>
              <table:table-cell office:value-type="float" office:value="0.510110065340996">
                <text:p>0.510110065340996</text:p>
              </table:table-cell>
              <table:table-cell office:value-type="float" office:value="0.246857196092606">
                <text:p>0.246857196092606</text:p>
              </table:table-cell>
              <table:table-cell office:value-type="float" office:value="0.244433671236038">
                <text:p>0.244433671236038</text:p>
              </table:table-cell>
              <table:table-cell office:value-type="float" office:value="0.250084578990936">
                <text:p>0.250084578990936</text:p>
              </table:table-cell>
              <table:table-cell office:value-type="float" office:value="0.279439881443977">
                <text:p>0.279439881443977</text:p>
              </table:table-cell>
              <table:table-cell office:value-type="float" office:value="0.270292058587074">
                <text:p>0.270292058587074</text:p>
              </table:table-cell>
              <table:table-cell office:value-type="float" office:value="0.300695538520813">
                <text:p>0.300695538520813</text:p>
              </table:table-cell>
              <table:table-cell office:value-type="float" office:value="0.279968649148941">
                <text:p>0.279968649148941</text:p>
              </table:table-cell>
            </table:table-row>
            <table:table-row>
              <table:table-cell office:value-type="float" office:value="134217728">
                <text:p>134217728</text:p>
              </table:table-cell>
              <table:table-cell office:value-type="float" office:value="0.508990064263344">
                <text:p>0.508990064263344</text:p>
              </table:table-cell>
              <table:table-cell office:value-type="float" office:value="0.246045030653477">
                <text:p>0.246045030653477</text:p>
              </table:table-cell>
              <table:table-cell office:value-type="float" office:value="0.246388413012028">
                <text:p>0.246388413012028</text:p>
              </table:table-cell>
              <table:table-cell office:value-type="float" office:value="0.253222063183784">
                <text:p>0.253222063183784</text:p>
              </table:table-cell>
              <table:table-cell office:value-type="float" office:value="0.276165992021561">
                <text:p>0.276165992021561</text:p>
              </table:table-cell>
              <table:table-cell office:value-type="float" office:value="0.271923817694187">
                <text:p>0.271923817694187</text:p>
              </table:table-cell>
              <table:table-cell office:value-type="float" office:value="0.299183994531631">
                <text:p>0.299183994531631</text:p>
              </table:table-cell>
              <table:table-cell office:value-type="float" office:value="0.281281270086765">
                <text:p>0.281281270086765</text:p>
              </table:table-cell>
            </table:table-row>
            <table:table-row>
              <table:table-cell office:value-type="float" office:value="268435456">
                <text:p>268435456</text:p>
              </table:table-cell>
              <table:table-cell office:value-type="float" office:value="0.511348120868206">
                <text:p>0.511348120868206</text:p>
              </table:table-cell>
              <table:table-cell office:value-type="float" office:value="0.247345335781574">
                <text:p>0.247345335781574</text:p>
              </table:table-cell>
              <table:table-cell office:value-type="float" office:value="0.251497909426689">
                <text:p>0.251497909426689</text:p>
              </table:table-cell>
              <table:table-cell office:value-type="float" office:value="0.243792794644833">
                <text:p>0.243792794644833</text:p>
              </table:table-cell>
              <table:table-cell office:value-type="float" office:value="0.28231044113636">
                <text:p>0.28231044113636</text:p>
              </table:table-cell>
              <table:table-cell office:value-type="float" office:value="0.274634350091219">
                <text:p>0.274634350091219</text:p>
              </table:table-cell>
              <table:table-cell office:value-type="float" office:value="0.293100938200951">
                <text:p>0.293100938200951</text:p>
              </table:table-cell>
              <table:table-cell office:value-type="float" office:value="0.281877368688583">
                <text:p>0.281877368688583</text:p>
              </table:table-cell>
            </table:table-row>
            <table:table-row>
              <table:table-cell office:value-type="float" office:value="536870912">
                <text:p>536870912</text:p>
              </table:table-cell>
              <table:table-cell office:value-type="float" office:value="0.512503745034337">
                <text:p>0.512503745034337</text:p>
              </table:table-cell>
              <table:table-cell office:value-type="float" office:value="0.246470531448722">
                <text:p>0.246470531448722</text:p>
              </table:table-cell>
              <table:table-cell office:value-type="float" office:value="0.250896193087101">
                <text:p>0.250896193087101</text:p>
              </table:table-cell>
              <table:table-cell office:value-type="float" office:value="0.241461023688316">
                <text:p>0.241461023688316</text:p>
              </table:table-cell>
              <table:table-cell office:value-type="float" office:value="0.27720976062119">
                <text:p>0.27720976062119</text:p>
              </table:table-cell>
              <table:table-cell office:value-type="float" office:value="0.280033651739359">
                <text:p>0.280033651739359</text:p>
              </table:table-cell>
              <table:table-cell office:value-type="float" office:value="0.279662268236279">
                <text:p>0.279662268236279</text:p>
              </table:table-cell>
              <table:table-cell office:value-type="float" office:value="0.283728498965502">
                <text:p>0.283728498965502</text:p>
              </table:table-cell>
            </table:table-row>
            <table:table-row>
              <table:table-cell office:value-type="float" office:value="1073741824">
                <text:p>1073741824</text:p>
              </table:table-cell>
              <table:table-cell office:value-type="float" office:value="0.513726774603128">
                <text:p>0.513726774603128</text:p>
              </table:table-cell>
              <table:table-cell office:value-type="float" office:value="0.246567296795547">
                <text:p>0.246567296795547</text:p>
              </table:table-cell>
              <table:table-cell office:value-type="float" office:value="0.250344851054251">
                <text:p>0.250344851054251</text:p>
              </table:table-cell>
              <table:table-cell office:value-type="float" office:value="0.243040043860674">
                <text:p>0.243040043860674</text:p>
              </table:table-cell>
              <table:table-cell office:value-type="float" office:value="0.279072152450681">
                <text:p>0.279072152450681</text:p>
              </table:table-cell>
              <table:table-cell office:value-type="float" office:value="0.2796859908849">
                <text:p>0.2796859908849</text:p>
              </table:table-cell>
              <table:table-cell office:value-type="float" office:value="0.276598751544952">
                <text:p>0.276598751544952</text:p>
              </table:table-cell>
              <table:table-cell office:value-type="float" office:value="0.290406406857073">
                <text:p>0.29040640685707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0.3$Linux_X86_64 LibreOffice_project/3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